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ela1" style:family="table">
      <style:table-properties style:width="14.448cm" table:align="center" style:shadow="none"/>
    </style:style>
    <style:style style:name="Tabela1.A" style:family="table-column">
      <style:table-column-properties style:column-width="2.018cm"/>
    </style:style>
    <style:style style:name="Tabela1.B" style:family="table-column">
      <style:table-column-properties style:column-width="1.736cm"/>
    </style:style>
    <style:style style:name="Tabela1.C" style:family="table-column">
      <style:table-column-properties style:column-width="10.694cm"/>
    </style:style>
    <style:style style:name="Tabela1.A1" style:family="table-cell">
      <style:table-cell-properties fo:padding="0.097cm" fo:border-left="none" fo:border-right="none" fo:border-top="0.05pt solid #000000" fo:border-bottom="0.05pt solid #000000"/>
    </style:style>
    <style:style style:name="Tabela1.A2" style:family="table-cell">
      <style:table-cell-properties fo:padding="0.097cm" fo:border="none"/>
    </style:style>
    <style:style style:name="Tabela1.A9" style:family="table-cell">
      <style:table-cell-properties fo:padding="0.097cm" fo:border-left="none" fo:border-right="none" fo:border-top="none" fo:border-bottom="0.05pt solid #000000"/>
    </style:style>
    <style:style style:name="Tabela2" style:family="table">
      <style:table-properties style:width="12.002cm" fo:margin-left="2.2cm" table:align="left" style:shadow="none"/>
    </style:style>
    <style:style style:name="Tabela2.A" style:family="table-column">
      <style:table-column-properties style:column-width="2.852cm"/>
    </style:style>
    <style:style style:name="Tabela2.B" style:family="table-column">
      <style:table-column-properties style:column-width="1.665cm"/>
    </style:style>
    <style:style style:name="Tabela2.C" style:family="table-column">
      <style:table-column-properties style:column-width="3.089cm"/>
    </style:style>
    <style:style style:name="Tabela2.D" style:family="table-column">
      <style:table-column-properties style:column-width="4.396cm"/>
    </style:style>
    <style:style style:name="Tabela2.A1" style:family="table-cell">
      <style:table-cell-properties fo:padding="0.097cm" fo:border-left="none" fo:border-right="none" fo:border-top="0.05pt solid #000000" fo:border-bottom="0.05pt solid #000000"/>
    </style:style>
    <style:style style:name="Tabela2.A2" style:family="table-cell">
      <style:table-cell-properties style:vertical-align="middle" fo:padding="0.097cm" fo:border-left="none" fo:border-right="none" fo:border-top="none" fo:border-bottom="0.05pt solid #000000"/>
    </style:style>
    <style:style style:name="Tabela2.B2" style:family="table-cell">
      <style:table-cell-properties fo:padding="0.097cm" fo:border="none"/>
    </style:style>
    <style:style style:name="Tabela2.C2" style:family="table-cell">
      <style:table-cell-properties fo:padding="0.097cm" fo:border="none"/>
    </style:style>
    <style:style style:name="Tabela2.D2" style:family="table-cell">
      <style:table-cell-properties fo:padding="0.097cm" fo:border="none"/>
    </style:style>
    <style:style style:name="Tabela2.A3" style:family="table-cell">
      <style:table-cell-properties style:vertical-align="middle" fo:padding="0.097cm" fo:border="none"/>
    </style:style>
    <style:style style:name="Tabela2.B3" style:family="table-cell">
      <style:table-cell-properties fo:padding="0.097cm" fo:border="none"/>
    </style:style>
    <style:style style:name="Tabela2.C3" style:family="table-cell">
      <style:table-cell-properties fo:padding="0.097cm" fo:border="none"/>
    </style:style>
    <style:style style:name="Tabela2.D3" style:family="table-cell">
      <style:table-cell-properties fo:padding="0.097cm" fo:border="none"/>
    </style:style>
    <style:style style:name="Tabela2.B4" style:family="table-cell">
      <style:table-cell-properties fo:padding="0.097cm" fo:border="none"/>
    </style:style>
    <style:style style:name="Tabela2.C4" style:family="table-cell">
      <style:table-cell-properties fo:padding="0.097cm" fo:border="none"/>
    </style:style>
    <style:style style:name="Tabela2.D4" style:family="table-cell">
      <style:table-cell-properties fo:padding="0.097cm" fo:border="none"/>
    </style:style>
    <style:style style:name="Tabela2.B5" style:family="table-cell">
      <style:table-cell-properties fo:padding="0.097cm" fo:border="none"/>
    </style:style>
    <style:style style:name="Tabela2.C5" style:family="table-cell">
      <style:table-cell-properties fo:padding="0.097cm" fo:border="none"/>
    </style:style>
    <style:style style:name="Tabela2.D5" style:family="table-cell">
      <style:table-cell-properties fo:padding="0.097cm" fo:border="none"/>
    </style:style>
    <style:style style:name="Tabela2.B6" style:family="table-cell">
      <style:table-cell-properties fo:padding="0.097cm" fo:border="none"/>
    </style:style>
    <style:style style:name="Tabela2.C6" style:family="table-cell">
      <style:table-cell-properties fo:padding="0.097cm" fo:border="none"/>
    </style:style>
    <style:style style:name="Tabela2.D6" style:family="table-cell">
      <style:table-cell-properties fo:padding="0.097cm" fo:border="none"/>
    </style:style>
    <style:style style:name="Tabela2.B7" style:family="table-cell">
      <style:table-cell-properties fo:padding="0.097cm" fo:border-left="none" fo:border-right="none" fo:border-top="none" fo:border-bottom="0.05pt solid #000000"/>
    </style:style>
    <style:style style:name="Tabela2.C7" style:family="table-cell">
      <style:table-cell-properties fo:padding="0.097cm" fo:border-left="none" fo:border-right="none" fo:border-top="none" fo:border-bottom="0.05pt solid #000000"/>
    </style:style>
    <style:style style:name="Tabela2.D7" style:family="table-cell">
      <style:table-cell-properties fo:padding="0.097cm" fo:border-left="none" fo:border-right="none" fo:border-top="none" fo:border-bottom="0.05pt solid #000000"/>
    </style:style>
    <style:style style:name="Tabela3" style:family="table">
      <style:table-properties style:width="14.402cm" table:align="center" style:shadow="none"/>
    </style:style>
    <style:style style:name="Tabela3.A" style:family="table-column">
      <style:table-column-properties style:column-width="1.909cm"/>
    </style:style>
    <style:style style:name="Tabela3.B" style:family="table-column">
      <style:table-column-properties style:column-width="2.193cm"/>
    </style:style>
    <style:style style:name="Tabela3.C" style:family="table-column">
      <style:table-column-properties style:column-width="5.103cm"/>
    </style:style>
    <style:style style:name="Tabela3.D" style:family="table-column">
      <style:table-column-properties style:column-width="5.198cm"/>
    </style:style>
    <style:style style:name="Tabela3.A1" style:family="table-cell">
      <style:table-cell-properties style:vertical-align="middle" fo:padding="0.097cm" fo:border-left="none" fo:border-right="none" fo:border-top="0.05pt solid #000000" fo:border-bottom="0.05pt solid #000000"/>
    </style:style>
    <style:style style:name="Tabela3.A2" style:family="table-cell">
      <style:table-cell-properties style:vertical-align="middle" fo:padding="0.097cm" fo:border-left="none" fo:border-right="none" fo:border-top="none" fo:border-bottom="0.05pt solid #000000"/>
    </style:style>
    <style:style style:name="Tabela3.B2" style:family="table-cell">
      <style:table-cell-properties style:vertical-align="middle" fo:padding="0.097cm" fo:border="none"/>
    </style:style>
    <style:style style:name="Tabela4" style:family="table">
      <style:table-properties style:width="13.03cm" table:align="center" style:shadow="none"/>
    </style:style>
    <style:style style:name="Tabela4.A" style:family="table-column">
      <style:table-column-properties style:column-width="2.621cm"/>
    </style:style>
    <style:style style:name="Tabela4.B" style:family="table-column">
      <style:table-column-properties style:column-width="1.408cm"/>
    </style:style>
    <style:style style:name="Tabela4.C" style:family="table-column">
      <style:table-column-properties style:column-width="9.001cm"/>
    </style:style>
    <style:style style:name="Tabela4.A1" style:family="table-cell">
      <style:table-cell-properties fo:padding="0.097cm" fo:border-left="none" fo:border-right="none" fo:border-top="0.05pt solid #000000" fo:border-bottom="0.05pt solid #000000"/>
    </style:style>
    <style:style style:name="Tabela4.A2" style:family="table-cell">
      <style:table-cell-properties style:vertical-align="middle" fo:padding="0.097cm" fo:border-left="none" fo:border-right="none" fo:border-top="none" fo:border-bottom="0.05pt solid #000000"/>
    </style:style>
    <style:style style:name="Tabela4.B2" style:family="table-cell">
      <style:table-cell-properties fo:padding="0.097cm" fo:border="none"/>
    </style:style>
    <style:style style:name="Tabela4.C2" style:family="table-cell">
      <style:table-cell-properties fo:padding="0.097cm" fo:border="none"/>
    </style:style>
    <style:style style:name="Tabela4.A3" style:family="table-cell">
      <style:table-cell-properties style:vertical-align="middle" fo:padding="0.097cm" fo:border="none"/>
    </style:style>
    <style:style style:name="Tabela4.B3" style:family="table-cell">
      <style:table-cell-properties fo:padding="0.097cm" fo:border="none"/>
    </style:style>
    <style:style style:name="Tabela4.C3" style:family="table-cell">
      <style:table-cell-properties fo:padding="0.097cm" fo:border="none"/>
    </style:style>
    <style:style style:name="Tabela4.B4" style:family="table-cell">
      <style:table-cell-properties fo:padding="0.097cm" fo:border="none"/>
    </style:style>
    <style:style style:name="Tabela4.C4" style:family="table-cell">
      <style:table-cell-properties fo:padding="0.097cm" fo:border="none"/>
    </style:style>
    <style:style style:name="Tabela4.B5" style:family="table-cell">
      <style:table-cell-properties fo:padding="0.097cm" fo:border-left="none" fo:border-right="none" fo:border-top="none" fo:border-bottom="0.05pt solid #000000"/>
    </style:style>
    <style:style style:name="Tabela4.C5" style:family="table-cell">
      <style:table-cell-properties fo:padding="0.097cm" fo:border-left="none" fo:border-right="none" fo:border-top="none" fo:border-bottom="0.05pt solid #000000"/>
    </style:style>
    <style:style style:name="Tabela5" style:family="table">
      <style:table-properties style:width="9.26cm" fo:margin-left="3.104cm" table:align="left" style:shadow="none" fo:keep-with-next="always"/>
    </style:style>
    <style:style style:name="Tabela5.A" style:family="table-column">
      <style:table-column-properties style:column-width="2.967cm"/>
    </style:style>
    <style:style style:name="Tabela5.B" style:family="table-column">
      <style:table-column-properties style:column-width="1.418cm"/>
    </style:style>
    <style:style style:name="Tabela5.C" style:family="table-column">
      <style:table-column-properties style:column-width="4.875cm"/>
    </style:style>
    <style:style style:name="Tabela5.A1" style:family="table-cell">
      <style:table-cell-properties fo:padding="0.097cm" fo:border-left="none" fo:border-right="none" fo:border-top="0.05pt solid #000000" fo:border-bottom="0.05pt solid #000000"/>
    </style:style>
    <style:style style:name="Tabela5.A2" style:family="table-cell">
      <style:table-cell-properties style:vertical-align="middle" fo:padding="0.097cm" fo:border-left="none" fo:border-right="none" fo:border-top="none" fo:border-bottom="0.05pt solid #000000"/>
    </style:style>
    <style:style style:name="Tabela5.B2" style:family="table-cell">
      <style:table-cell-properties fo:padding="0.097cm" fo:border="none"/>
    </style:style>
    <style:style style:name="Tabela5.C2" style:family="table-cell">
      <style:table-cell-properties fo:padding="0.097cm" fo:border="none"/>
    </style:style>
    <style:style style:name="Tabela5.A3" style:family="table-cell">
      <style:table-cell-properties style:vertical-align="middle" fo:padding="0.097cm" fo:border="none"/>
    </style:style>
    <style:style style:name="Tabela5.B3" style:family="table-cell">
      <style:table-cell-properties fo:padding="0.097cm" fo:border="none"/>
    </style:style>
    <style:style style:name="Tabela5.C3" style:family="table-cell">
      <style:table-cell-properties fo:padding="0.097cm" fo:border="none"/>
    </style:style>
    <style:style style:name="Tabela5.B4" style:family="table-cell">
      <style:table-cell-properties fo:padding="0.097cm" fo:border="none"/>
    </style:style>
    <style:style style:name="Tabela5.C4" style:family="table-cell">
      <style:table-cell-properties fo:padding="0.097cm" fo:border="none"/>
    </style:style>
    <style:style style:name="Tabela5.B5" style:family="table-cell">
      <style:table-cell-properties fo:padding="0.097cm" fo:border-left="none" fo:border-right="none" fo:border-top="none" fo:border-bottom="0.05pt solid #000000"/>
    </style:style>
    <style:style style:name="Tabela5.C5" style:family="table-cell">
      <style:table-cell-properties fo:padding="0.097cm" fo:border-left="none" fo:border-right="none" fo:border-top="none" fo:border-bottom="0.05pt solid #000000"/>
    </style:style>
    <style:style style:name="P1" style:family="paragraph" style:parent-style-name="Footnote">
      <style:text-properties officeooo:rsid="000bf190" officeooo:paragraph-rsid="000bf190"/>
    </style:style>
    <style:style style:name="P2" style:family="paragraph" style:parent-style-name="Footnote">
      <style:text-properties style:font-name="Courier 10 Pitch1" officeooo:rsid="00362732" officeooo:paragraph-rsid="00362732"/>
    </style:style>
    <style:style style:name="P3" style:family="paragraph" style:parent-style-name="Footnote">
      <style:text-properties style:font-name="Courier 10 Pitch1" fo:font-size="8pt" officeooo:rsid="006929bf" officeooo:paragraph-rsid="006929bf" style:font-size-asian="8pt" style:font-size-complex="8pt"/>
    </style:style>
    <style:style style:name="P4" style:family="paragraph" style:parent-style-name="Footnote">
      <style:text-properties style:font-name="Courier 10 Pitch1" fo:font-size="8pt" officeooo:rsid="007214fe" officeooo:paragraph-rsid="007214fe" style:font-size-asian="8pt" style:font-size-complex="8pt"/>
    </style:style>
    <style:style style:name="P5" style:family="paragraph" style:parent-style-name="Footnote">
      <style:text-properties officeooo:rsid="00a2d0ec" officeooo:paragraph-rsid="00a2d0ec"/>
    </style:style>
    <style:style style:name="P6" style:family="paragraph" style:parent-style-name="Text_20_body">
      <style:text-properties officeooo:paragraph-rsid="008a29a9"/>
    </style:style>
    <style:style style:name="P7" style:family="paragraph" style:parent-style-name="Text_20_body">
      <style:text-properties officeooo:paragraph-rsid="00920140"/>
    </style:style>
    <style:style style:name="P8" style:family="paragraph" style:parent-style-name="Text_20_body">
      <style:text-properties officeooo:paragraph-rsid="0098cd31"/>
    </style:style>
    <style:style style:name="P9" style:family="paragraph" style:parent-style-name="Text_20_body">
      <style:text-properties officeooo:rsid="009c9b0e" officeooo:paragraph-rsid="009c9b0e"/>
    </style:style>
    <style:style style:name="P10" style:family="paragraph" style:parent-style-name="Text_20_body">
      <style:text-properties officeooo:rsid="009e7053" officeooo:paragraph-rsid="009e7053"/>
    </style:style>
    <style:style style:name="P11" style:family="paragraph" style:parent-style-name="Text_20_body">
      <style:text-properties officeooo:rsid="00a377ef" officeooo:paragraph-rsid="00a377ef"/>
    </style:style>
    <style:style style:name="P12" style:family="paragraph" style:parent-style-name="Text_20_body">
      <style:text-properties officeooo:rsid="00a56dc2" officeooo:paragraph-rsid="00a56dc2"/>
    </style:style>
    <style:style style:name="P13" style:family="paragraph" style:parent-style-name="Text_20_body">
      <style:text-properties officeooo:paragraph-rsid="00a56dc2"/>
    </style:style>
    <style:style style:name="P14" style:family="paragraph" style:parent-style-name="Text_20_body">
      <style:text-properties officeooo:rsid="00a595d9" officeooo:paragraph-rsid="00a595d9"/>
    </style:style>
    <style:style style:name="P15" style:family="paragraph" style:parent-style-name="Text_20_body">
      <style:text-properties officeooo:rsid="00a85c7b" officeooo:paragraph-rsid="00a85c7b"/>
    </style:style>
    <style:style style:name="P16" style:family="paragraph" style:parent-style-name="Text_20_body">
      <style:text-properties officeooo:rsid="00a85c7b" officeooo:paragraph-rsid="00a95746"/>
    </style:style>
    <style:style style:name="P17" style:family="paragraph" style:parent-style-name="Text_20_body">
      <style:text-properties officeooo:rsid="00a95746" officeooo:paragraph-rsid="00a95746"/>
    </style:style>
    <style:style style:name="P18" style:family="paragraph" style:parent-style-name="Text_20_body">
      <style:text-properties officeooo:rsid="00ab6e2d" officeooo:paragraph-rsid="00ab6e2d"/>
    </style:style>
    <style:style style:name="P19" style:family="paragraph" style:parent-style-name="Text_20_body">
      <style:paragraph-properties style:writing-mode="lr-tb"/>
    </style:style>
    <style:style style:name="P20" style:family="paragraph" style:parent-style-name="Text_20_body">
      <style:paragraph-properties fo:margin-left="0cm" fo:margin-right="0cm" fo:text-indent="0cm" style:auto-text-indent="false"/>
      <style:text-properties officeooo:rsid="00ab6e2d" officeooo:paragraph-rsid="00abb753"/>
    </style:style>
    <style:style style:name="P21" style:family="paragraph" style:parent-style-name="Text_20_body">
      <style:paragraph-properties fo:margin-left="0cm" fo:margin-right="0cm" fo:text-indent="0cm" style:auto-text-indent="false"/>
      <style:text-properties officeooo:paragraph-rsid="00abb753"/>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Comando">
      <style:text-properties officeooo:paragraph-rsid="008a29a9"/>
    </style:style>
    <style:style style:name="P24" style:family="paragraph" style:parent-style-name="Comando">
      <style:text-properties officeooo:paragraph-rsid="008b9837"/>
    </style:style>
    <style:style style:name="P25" style:family="paragraph" style:parent-style-name="Comando">
      <style:text-properties officeooo:paragraph-rsid="008c2610"/>
    </style:style>
    <style:style style:name="P26" style:family="paragraph" style:parent-style-name="Comando">
      <style:text-properties officeooo:paragraph-rsid="00967c09"/>
    </style:style>
    <style:style style:name="P27" style:family="paragraph" style:parent-style-name="Comando">
      <style:text-properties officeooo:paragraph-rsid="0096b007"/>
    </style:style>
    <style:style style:name="P28" style:family="paragraph" style:parent-style-name="Comando">
      <style:text-properties officeooo:paragraph-rsid="0098cd31"/>
    </style:style>
    <style:style style:name="P29" style:family="paragraph" style:parent-style-name="Comando">
      <style:text-properties officeooo:rsid="00a595d9" officeooo:paragraph-rsid="00a595d9"/>
    </style:style>
    <style:style style:name="P30" style:family="paragraph" style:parent-style-name="Título_20_Exemplo">
      <style:text-properties officeooo:paragraph-rsid="0098cd31"/>
    </style:style>
    <style:style style:name="P31" style:family="paragraph" style:parent-style-name="Standard" style:list-style-name="L1"/>
    <style:style style:name="P32" style:family="paragraph" style:parent-style-name="Standard">
      <style:paragraph-properties fo:text-align="center" style:justify-single-word="false"/>
    </style:style>
    <style:style style:name="P33" style:family="paragraph" style:parent-style-name="Text_20_body" style:list-style-name="L5">
      <style:text-properties officeooo:paragraph-rsid="008eb92c"/>
    </style:style>
    <style:style style:name="P34" style:family="paragraph" style:parent-style-name="Text_20_body">
      <style:text-properties officeooo:rsid="00a56dc2" officeooo:paragraph-rsid="00a56dc2"/>
    </style:style>
    <style:style style:name="P35" style:family="paragraph" style:parent-style-name="Text_20_body">
      <style:text-properties officeooo:rsid="009be22e"/>
    </style:style>
    <style:style style:name="P36" style:family="paragraph" style:parent-style-name="Text_20_body">
      <style:text-properties officeooo:paragraph-rsid="00b42c83"/>
    </style:style>
    <style:style style:name="P37" style:family="paragraph" style:parent-style-name="Text_20_body">
      <style:text-properties officeooo:rsid="00a377ef" officeooo:paragraph-rsid="00a377ef"/>
    </style:style>
    <style:style style:name="P38" style:family="paragraph" style:parent-style-name="Text_20_body">
      <style:text-properties officeooo:paragraph-rsid="00b5a946"/>
    </style:style>
    <style:style style:name="P39" style:family="paragraph" style:parent-style-name="Text_20_body">
      <style:text-properties officeooo:rsid="00a85c7b" officeooo:paragraph-rsid="00a85c7b"/>
    </style:style>
    <style:style style:name="P40" style:family="paragraph" style:parent-style-name="Text_20_body" style:list-style-name="L3"/>
    <style:style style:name="P41" style:family="paragraph" style:parent-style-name="Text_20_body" style:list-style-name="L2"/>
    <style:style style:name="P42" style:family="paragraph" style:parent-style-name="Text_20_body" style:list-style-name="L4"/>
    <style:style style:name="P43" style:family="paragraph" style:parent-style-name="Text_20_body">
      <style:text-properties officeooo:paragraph-rsid="00c5889f"/>
    </style:style>
    <style:style style:name="P44" style:family="paragraph" style:parent-style-name="Text_20_body">
      <style:text-properties officeooo:paragraph-rsid="00c6d11b"/>
    </style:style>
    <style:style style:name="P45" style:family="paragraph" style:parent-style-name="Text_20_body">
      <style:text-properties officeooo:paragraph-rsid="00cf283d"/>
    </style:style>
    <style:style style:name="P46" style:family="paragraph" style:parent-style-name="Text_20_body">
      <style:text-properties officeooo:paragraph-rsid="00d125d6"/>
    </style:style>
    <style:style style:name="P47" style:family="paragraph" style:parent-style-name="Text_20_body">
      <style:text-properties officeooo:rsid="009e7053" officeooo:paragraph-rsid="00d2af0d"/>
    </style:style>
    <style:style style:name="P48" style:family="paragraph" style:parent-style-name="Text_20_body">
      <style:paragraph-properties fo:margin-left="0cm" fo:margin-right="0cm" fo:text-indent="0cm" style:auto-text-indent="false"/>
      <style:text-properties officeooo:rsid="00ab6e2d" officeooo:paragraph-rsid="00abb753"/>
    </style:style>
    <style:style style:name="P49" style:family="paragraph" style:parent-style-name="Text_20_body">
      <style:paragraph-properties fo:margin-left="0cm" fo:margin-right="0cm" fo:text-indent="0cm" style:auto-text-indent="false"/>
      <style:text-properties officeooo:rsid="00ab6e2d" officeooo:paragraph-rsid="00b5ee91"/>
    </style:style>
    <style:style style:name="P50" style:family="paragraph" style:parent-style-name="Text_20_body">
      <style:paragraph-properties fo:margin-left="0cm" fo:margin-right="0cm" fo:text-indent="0cm" style:auto-text-indent="false"/>
      <style:text-properties officeooo:paragraph-rsid="00b19a91"/>
    </style:style>
    <style:style style:name="P51" style:family="paragraph" style:parent-style-name="Text_20_body">
      <style:paragraph-properties fo:margin-left="0cm" fo:margin-right="0cm" fo:text-indent="0cm" style:auto-text-indent="false"/>
      <style:text-properties officeooo:rsid="00abb753" officeooo:paragraph-rsid="00abb753"/>
    </style:style>
    <style:style style:name="P52" style:family="paragraph" style:parent-style-name="Text_20_body">
      <style:paragraph-properties fo:margin-left="0cm" fo:margin-right="0cm" fo:text-indent="0cm" style:auto-text-indent="false"/>
      <style:text-properties officeooo:rsid="00b5ee91" officeooo:paragraph-rsid="00b5ee91"/>
    </style:style>
    <style:style style:name="P53" style:family="paragraph" style:parent-style-name="Text_20_body">
      <style:paragraph-properties fo:margin-left="0cm" fo:margin-right="0cm" fo:text-indent="0cm" style:auto-text-indent="false"/>
      <style:text-properties officeooo:paragraph-rsid="00abb753"/>
    </style:style>
    <style:style style:name="P54" style:family="paragraph" style:parent-style-name="Text_20_body">
      <style:paragraph-properties fo:margin-left="0cm" fo:margin-right="0cm" fo:text-indent="0cm" style:auto-text-indent="false" style:writing-mode="lr-tb"/>
      <style:text-properties officeooo:rsid="0089fdcd" officeooo:paragraph-rsid="0089fdcd"/>
    </style:style>
    <style:style style:name="P55" style:family="paragraph" style:parent-style-name="Text_20_body">
      <style:paragraph-properties style:writing-mode="lr-tb"/>
    </style:style>
    <style:style style:name="P56" style:family="paragraph" style:parent-style-name="Header">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officeooo:paragraph-rsid="00b19a91"/>
    </style:style>
    <style:style style:name="P59" style:family="paragraph" style:parent-style-name="Table_20_Contents">
      <style:paragraph-properties fo:text-align="center" style:justify-single-word="false"/>
      <style:text-properties officeooo:paragraph-rsid="00b38bad"/>
    </style:style>
    <style:style style:name="P60" style:family="paragraph" style:parent-style-name="Table_20_Contents">
      <style:paragraph-properties fo:text-align="center" style:justify-single-word="false"/>
      <style:text-properties officeooo:paragraph-rsid="00b42c83"/>
    </style:style>
    <style:style style:name="P61" style:family="paragraph" style:parent-style-name="Table_20_Contents">
      <style:text-properties officeooo:paragraph-rsid="00b38bad"/>
    </style:style>
    <style:style style:name="P62" style:family="paragraph" style:parent-style-name="Table_20_Contents">
      <style:paragraph-properties fo:text-align="center" style:justify-single-word="false"/>
      <style:text-properties fo:font-style="italic" style:font-style-asian="italic" style:font-style-complex="italic"/>
    </style:style>
    <style:style style:name="P63" style:family="paragraph" style:parent-style-name="Título_20_1_20_-_20_ABNT" style:list-style-name="">
      <style:paragraph-properties fo:line-height="150%" fo:text-align="justify" style:justify-single-word="false">
        <style:tab-stops/>
      </style:paragraph-properties>
    </style:style>
    <style:style style:name="P64" style:family="paragraph" style:parent-style-name="Título_20_1_20_-_20_ABNT" style:list-style-name="">
      <style:paragraph-properties fo:line-height="150%" fo:text-align="justify" style:justify-single-word="false">
        <style:tab-stops/>
      </style:paragraph-properties>
      <style:text-properties officeooo:paragraph-rsid="00ace190"/>
    </style:style>
    <style:style style:name="P65" style:family="paragraph" style:parent-style-name="Título_20_1_20_-_20_ABNT">
      <style:paragraph-properties fo:break-before="page"/>
    </style:style>
    <style:style style:name="P66" style:family="paragraph" style:parent-style-name="Título_20_1_20_-_20_ABNT">
      <style:paragraph-properties fo:break-before="page"/>
      <style:text-properties officeooo:rsid="00cc7660" officeooo:paragraph-rsid="00cc7660"/>
    </style:style>
    <style:style style:name="P67" style:family="paragraph" style:parent-style-name="Título_20_1_20_-_20_ABNT" style:master-page-name="">
      <style:paragraph-properties style:page-number="auto" fo:break-before="page"/>
    </style:style>
    <style:style style:name="P68" style:family="paragraph" style:parent-style-name="Título_20_2_20_-_20_ABNT">
      <style:text-properties officeooo:paragraph-rsid="0098cd31"/>
    </style:style>
    <style:style style:name="P69" style:family="paragraph" style:parent-style-name="Contents_20_3">
      <style:paragraph-properties>
        <style:tab-stops>
          <style:tab-stop style:position="15.002cm" style:type="right" style:leader-style="dotted" style:leader-text="."/>
        </style:tab-stops>
      </style:paragraph-properties>
    </style:style>
    <style:style style:name="P70" style:family="paragraph" style:parent-style-name="Table">
      <style:paragraph-properties fo:keep-with-next="always"/>
    </style:style>
    <style:style style:name="P71" style:family="paragraph" style:parent-style-name="Contents_20_1">
      <style:paragraph-properties>
        <style:tab-stops>
          <style:tab-stop style:position="16cm" style:type="right" style:leader-style="dotted" style:leader-text="."/>
        </style:tab-stops>
      </style:paragraph-properties>
    </style:style>
    <style:style style:name="P72" style:family="paragraph" style:parent-style-name="Contents_20_2">
      <style:paragraph-properties>
        <style:tab-stops>
          <style:tab-stop style:position="15.50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89fdcd"/>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officeooo:rsid="00920140"/>
    </style:style>
    <style:style style:name="T7" style:family="text">
      <style:text-properties officeooo:rsid="0093ac06"/>
    </style:style>
    <style:style style:name="T8" style:family="text">
      <style:text-properties officeooo:rsid="00959a27"/>
    </style:style>
    <style:style style:name="T9" style:family="text">
      <style:text-properties officeooo:rsid="00967c09"/>
    </style:style>
    <style:style style:name="T10" style:family="text">
      <style:text-properties officeooo:rsid="0098cd31"/>
    </style:style>
    <style:style style:name="T11" style:family="text">
      <style:text-properties officeooo:rsid="009be22e"/>
    </style:style>
    <style:style style:name="T12" style:family="text">
      <style:text-properties officeooo:rsid="009d44e6"/>
    </style:style>
    <style:style style:name="T13" style:family="text">
      <style:text-properties officeooo:rsid="00a182e8"/>
    </style:style>
    <style:style style:name="T14" style:family="text">
      <style:text-properties officeooo:rsid="00a2d0ec"/>
    </style:style>
    <style:style style:name="T15" style:family="text">
      <style:text-properties officeooo:rsid="00a56dc2"/>
    </style:style>
    <style:style style:name="T16" style:family="text">
      <style:text-properties officeooo:rsid="00a595d9"/>
    </style:style>
    <style:style style:name="T17" style:family="text">
      <style:text-properties officeooo:rsid="00a75a3c"/>
    </style:style>
    <style:style style:name="T18" style:family="text">
      <style:text-properties officeooo:rsid="00a95746"/>
    </style:style>
    <style:style style:name="T19" style:family="text">
      <style:text-properties officeooo:rsid="00ab6e2d"/>
    </style:style>
    <style:style style:name="T20" style:family="text">
      <style:text-properties officeooo:rsid="00abb753"/>
    </style:style>
    <style:style style:name="T21" style:family="text">
      <style:text-properties officeooo:rsid="00b19a91"/>
    </style:style>
    <style:style style:name="T22" style:family="text">
      <style:text-properties officeooo:rsid="00b42c83"/>
    </style:style>
    <style:style style:name="T23" style:family="text">
      <style:text-properties officeooo:rsid="00b5a946"/>
    </style:style>
    <style:style style:name="T24" style:family="text">
      <style:text-properties fo:font-style="italic" style:font-style-asian="italic" style:font-style-complex="italic"/>
    </style:style>
    <style:style style:name="T25" style:family="text">
      <style:text-properties fo:font-style="italic" officeooo:rsid="00bab1c1" style:font-style-asian="italic" style:font-style-complex="italic"/>
    </style:style>
    <style:style style:name="T26" style:family="text">
      <style:text-properties fo:font-style="italic" officeooo:rsid="00d2af0d" style:font-style-asian="italic" style:font-style-complex="italic"/>
    </style:style>
    <style:style style:name="T27" style:family="text">
      <style:text-properties fo:font-style="italic" fo:font-weight="normal"/>
    </style:style>
    <style:style style:name="T28" style:family="text">
      <style:text-properties fo:font-style="italic" fo:font-weight="normal" style:font-style-asian="italic" style:font-style-complex="italic"/>
    </style:style>
    <style:style style:name="T29" style:family="text">
      <style:text-properties fo:font-style="italic" fo:font-weight="normal" officeooo:rsid="00a56dc2"/>
    </style:style>
    <style:style style:name="T30" style:family="text">
      <style:text-properties fo:font-style="italic" fo:font-weight="normal" officeooo:rsid="00a595d9"/>
    </style:style>
    <style:style style:name="T31" style:family="text">
      <style:text-properties fo:font-style="italic" fo:font-weight="normal" officeooo:rsid="00a95746"/>
    </style:style>
    <style:style style:name="T32" style:family="text">
      <style:text-properties fo:font-style="italic" fo:font-weight="normal" officeooo:rsid="00b5a946"/>
    </style:style>
    <style:style style:name="T33" style:family="text">
      <style:text-properties officeooo:rsid="00b91a7d"/>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style-complex="normal"/>
    </style:style>
    <style:style style:name="T36" style:family="text">
      <style:text-properties officeooo:rsid="00bf3cbd"/>
    </style:style>
    <style:style style:name="T37" style:family="text">
      <style:text-properties officeooo:rsid="00c400fc"/>
    </style:style>
    <style:style style:name="T38" style:family="text">
      <style:text-properties officeooo:rsid="00c5889f"/>
    </style:style>
    <style:style style:name="T39" style:family="text">
      <style:text-properties officeooo:rsid="00c6d11b"/>
    </style:style>
    <style:style style:name="T40" style:family="text">
      <style:text-properties officeooo:rsid="00cca57e"/>
    </style:style>
    <style:style style:name="T41" style:family="text">
      <style:text-properties officeooo:rsid="00cd98a0"/>
    </style:style>
    <style:style style:name="T42" style:family="text">
      <style:text-properties officeooo:rsid="00d2af0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71"><text:a xlink:type="simple" xlink:href="#__RefHeading___Toc3309_635801979" text:style-name="Index_20_Link" text:visited-style-name="Index_20_Link">1 INTRODUÇÃO<text:tab/>2</text:a></text:p>
          <text:p text:style-name="P71"><text:a xlink:type="simple" xlink:href="#__RefHeading___Toc2612_394315213" text:style-name="Index_20_Link" text:visited-style-name="Index_20_Link">2 Conceitos Básicos<text:tab/>3</text:a></text:p>
          <text:p text:style-name="P72"><text:a xlink:type="simple" xlink:href="#__RefHeading___Toc2614_394315213" text:style-name="Index_20_Link" text:visited-style-name="Index_20_Link">2.1 O que é um script?<text:tab/>3</text:a></text:p>
          <text:p text:style-name="P72"><text:a xlink:type="simple" xlink:href="#__RefHeading___Toc2616_394315213" text:style-name="Index_20_Link" text:visited-style-name="Index_20_Link">2.2 O que é um Shell?<text:tab/>3</text:a></text:p>
          <text:p text:style-name="P72"><text:a xlink:type="simple" xlink:href="#__RefHeading___Toc2618_394315213" text:style-name="Index_20_Link" text:visited-style-name="Index_20_Link">2.3 Variáveis<text:tab/>4</text:a></text:p>
          <text:p text:style-name="P72"><text:a xlink:type="simple" xlink:href="#__RefHeading___Toc2620_394315213" text:style-name="Index_20_Link" text:visited-style-name="Index_20_Link">2.4 Substituição de comando<text:tab/>6</text:a></text:p>
          <text:p text:style-name="P72"><text:a xlink:type="simple" xlink:href="#__RefHeading___Toc2622_394315213" text:style-name="Index_20_Link" text:visited-style-name="Index_20_Link">2.5 Quoting<text:tab/>6</text:a></text:p>
          <text:p text:style-name="P72"><text:a xlink:type="simple" xlink:href="#__RefHeading___Toc2624_394315213" text:style-name="Index_20_Link" text:visited-style-name="Index_20_Link">2.6 Comandos EM LISTA<text:tab/>7</text:a></text:p>
          <text:p text:style-name="P72"><text:a xlink:type="simple" xlink:href="#__RefHeading___Toc2626_394315213" text:style-name="Index_20_Link" text:visited-style-name="Index_20_Link">2.7 Redirecionadores e Pipeline<text:tab/>8</text:a></text:p>
          <text:p text:style-name="P71"><text:a xlink:type="simple" xlink:href="#__RefHeading___Toc2628_394315213" text:style-name="Index_20_Link" text:visited-style-name="Index_20_Link">3 Construindo um shell script<text:tab/>11</text:a></text:p>
          <text:p text:style-name="P72"><text:a xlink:type="simple" xlink:href="#__RefHeading___Toc2630_394315213" text:style-name="Index_20_Link" text:visited-style-name="Index_20_Link">3.1 PRIMEIROS PASSOS<text:tab/>11</text:a></text:p>
          <text:p text:style-name="P72"><text:a xlink:type="simple" xlink:href="#__RefHeading___Toc2632_394315213" text:style-name="Index_20_Link" text:visited-style-name="Index_20_Link">3.2 Documentando o código<text:tab/>12</text:a></text:p>
          <text:p text:style-name="P72"><text:a xlink:type="simple" xlink:href="#__RefHeading___Toc2634_394315213" text:style-name="Index_20_Link" text:visited-style-name="Index_20_Link">3.3 Passagem de Parâmetros Posicionais<text:tab/>12</text:a></text:p>
          <text:p text:style-name="P72"><text:a xlink:type="simple" xlink:href="#__RefHeading___Toc2636_394315213" text:style-name="Index_20_Link" text:visited-style-name="Index_20_Link">3.4 Solicitando dados do usuário<text:tab/>13</text:a></text:p>
          <text:p text:style-name="P72"><text:a xlink:type="simple" xlink:href="#__RefHeading___Toc2638_394315213" text:style-name="Index_20_Link" text:visited-style-name="Index_20_Link">3.5 Escrevendo funções<text:tab/>14</text:a></text:p>
          <text:p text:style-name="P72"><text:a xlink:type="simple" xlink:href="#__RefHeading___Toc2640_394315213" text:style-name="Index_20_Link" text:visited-style-name="Index_20_Link">3.6 identificando o código de retorno<text:tab/>16</text:a></text:p>
          <text:p text:style-name="P72"><text:a xlink:type="simple" xlink:href="#__RefHeading___Toc2642_394315213" text:style-name="Index_20_Link" text:visited-style-name="Index_20_Link">3.7 Gerando seus próprios códigos de retorno<text:tab/>17</text:a></text:p>
          <text:p text:style-name="P72"><text:a xlink:type="simple" xlink:href="#__RefHeading___Toc2644_394315213" text:style-name="Index_20_Link" text:visited-style-name="Index_20_Link">3.8 Avaliando expressões<text:tab/>18</text:a></text:p>
          <text:p text:style-name="P72"><text:a xlink:type="simple" xlink:href="#__RefHeading___Toc2646_394315213" text:style-name="Index_20_Link" text:visited-style-name="Index_20_Link">3.9 Desvio condicional<text:tab/>21</text:a></text:p>
          <text:p text:style-name="P72"><text:a xlink:type="simple" xlink:href="#__RefHeading___Toc2648_394315213" text:style-name="Index_20_Link" text:visited-style-name="Index_20_Link">3.10 Estruturas de repetição<text:tab/>23</text:a></text:p>
          <text:p text:style-name="P69"><text:a xlink:type="simple" xlink:href="#__RefHeading___Toc2650_394315213" text:style-name="Index_20_Link" text:visited-style-name="Index_20_Link">3.10.1 Estrutura de repetição while (enquanto)<text:tab/>23</text:a></text:p>
          <text:p text:style-name="P69"><text:a xlink:type="simple" xlink:href="#__RefHeading___Toc2652_394315213" text:style-name="Index_20_Link" text:visited-style-name="Index_20_Link">3.10.2 Estrutura de repetição until (até)<text:tab/>24</text:a></text:p>
          <text:p text:style-name="P69"><text:a xlink:type="simple" xlink:href="#__RefHeading___Toc2654_394315213" text:style-name="Index_20_Link" text:visited-style-name="Index_20_Link">3.10.3 Estrutura de repetição for (para)<text:tab/>25</text:a></text:p>
          <text:p text:style-name="P71"><text:a xlink:type="simple" xlink:href="#__RefHeading___Toc2656_394315213" text:style-name="Index_20_Link" text:visited-style-name="Index_20_Link">4 OPERAÇÕES COM DADOS E MUNDO EXTERNO<text:tab/>26</text:a></text:p>
          <text:p text:style-name="P72"><text:a xlink:type="simple" xlink:href="#__RefHeading___Toc2658_394315213" text:style-name="Index_20_Link" text:visited-style-name="Index_20_Link">4.1 Manipulando arquivos de dados<text:tab/>26</text:a></text:p>
          <text:p text:style-name="P72"><text:a xlink:type="simple" xlink:href="#__RefHeading___Toc2660_394315213" text:style-name="Index_20_Link" text:visited-style-name="Index_20_Link">4.2 BUSCANDO informações NA INTERNET<text:tab/>28</text:a></text:p>
          <text:p text:style-name="P71"><text:a xlink:type="simple" xlink:href="#__RefHeading___Toc3311_635801979" text:style-name="Index_20_Link" text:visited-style-name="Index_20_Link">5 Conclusão<text:tab/>30</text:a></text:p>
          <text:p text:style-name="P71"><text:a xlink:type="simple" xlink:href="#__RefHeading___Toc2664_394315213" text:style-name="Index_20_Link" text:visited-style-name="Index_20_Link">6 Referencias Bibliográficas<text:tab/>31</text:a></text:p>
        </text:index-body>
      </text:table-of-content>
      <text:h text:style-name="Título_20_1_20_-_20_ABNT" text:outline-level="1" text:is-list-header="true"/>
      <text:h text:style-name="P63" text:outline-level="1"/>
      <text:h text:style-name="P67" text:outline-level="1"><text:bookmark-start text:name="__RefHeading___Toc3309_635801979"/>INTRODUÇÃO<text:bookmark-end text:name="__RefHeading___Toc3309_635801979"/></text:h>
      <text:p text:style-name="P50"/>
      <text:p text:style-name="Text_20_body">Muitas vezes no dia a dia das atividades técnicas de informática, o técnico de suporte e administradores de redes tem a necessidade de automatizar tarefas repetitivas ou ainda tarefas complexas que necessitam uma sequência, previsível, mas numerosa ou precisa de passos para que seja realizada alguma ação.</text:p>
      <text:p text:style-name="P19">Neste contexto se inserem os <text:span text:style-name="T28">scripts</text:span>, que são um de roteiro, uma sequência de comandos, similar a uma programação que auxiliará a rotina de administração dos sistemas computacionais.</text:p>
      <text:p text:style-name="P19">Ao longo desta capacitação mostraremos a utilização da linguagem de <text:span text:style-name="T28">script</text:span> na administração de um Sistema <text:span text:style-name="T33">GNU/L</text:span>inux.</text:p>
      <text:p text:style-name="P19"/>
      <text:h text:style-name="P63" text:outline-level="1"/>
      <text:h text:style-name="P65" text:outline-level="1"><text:bookmark-start text:name="__RefHeading___Toc2612_394315213"/>Conceitos Básicos<text:bookmark-end text:name="__RefHeading___Toc2612_394315213"/></text:h>
      <text:p text:style-name="P54"/>
      <text:h text:style-name="Título_20_2_20_-_20_ABNT" text:outline-level="2"><text:bookmark-start text:name="__RefHeading___Toc2614_394315213"/>O que é um script?<text:bookmark-end text:name="__RefHeading___Toc2614_394315213"/></text:h>
      <text:p text:style-name="P19"/>
      <text:p text:style-name="P19">Como dito antes, um <text:span text:style-name="T28">script</text:span> é uma sequência de passos lógicos que desenvolvem uma atividade ampla ou complexa, muito maior que apenas cada um dos passos em separado. São ferramentas muito úteis na administração de sistemas onde para se atingir certos resultados é necessário combinar vários comandos, realizar filtros e gerar resultados de forma rápida e automática. Os <text:span text:style-name="T27">scripts</text:span> são escritos baseados em comandos de uma linguagem de programação como os <text:span text:style-name="T27">scripts</text:span> python<text:note text:id="ftn1" text:note-class="footnote"><text:note-citation>1</text:note-citation><text:note-body><text:p text:style-name="P1">Python: https://www.python.org/</text:p></text:note-body></text:note> ou perl<text:note text:id="ftn2" text:note-class="footnote"><text:note-citation>2</text:note-citation><text:note-body><text:p text:style-name="P1">Perl: https://www.perl.org/</text:p></text:note-body></text:note>, ou utilizando os comandos dos <text:span text:style-name="T27">shell</text:span>s dos sistemas operacionais, como o bash<text:note text:id="ftn3" text:note-class="footnote"><text:note-citation>3</text:note-citation><text:note-body><text:p text:style-name="P1">Bash: https://www.gnu.org/software/bash/</text:p></text:note-body></text:note> para sistemas unix e ms-dos ou <text:span text:style-name="T34">power</text:span><text:span text:style-name="T35">shell</text:span><text:note text:id="ftn4" text:note-class="footnote"><text:note-citation>4</text:note-citation><text:note-body><text:p text:style-name="P1">PowerShell: https://msdn.microsoft.com/en-us/power<text:span text:style-name="T27">shell</text:span>/</text:p></text:note-body></text:note> para sistemas baseados na plataforma MS Windows.</text:p>
      <text:p text:style-name="P19">Neste curso vamos aprender a criar <text:span text:style-name="T27">shell</text:span> <text:span text:style-name="T27">scripts</text:span> (<text:span text:style-name="T24">scrip</text:span><text:span text:style-name="T25">t</text:span><text:span text:style-name="T24">s</text:span> de <text:span text:style-name="T27">shell</text:span>) utilizando o <text:span text:style-name="T27">shell</text:span> bash num sistema GNU/Linux Debian 8, para isto temos que ter os seguintes requisitos:</text:p>
      <text:list xml:id="list3780856001506516261" text:style-name="L1">
        <text:list-item>
          <text:p text:style-name="P31">VirtualBox (pode ser obtido em https://www.virtualbox.org/) </text:p>
        </text:list-item>
        <text:list-item>
          <text:p text:style-name="P31">Máquina virtual com sistema operacional GNU/Linux (Debian, Fedora, Ubuntu, Mint etc);</text:p>
        </text:list-item>
      </text:list>
      <text:p text:style-name="P19"/>
      <text:h text:style-name="Título_20_2_20_-_20_ABNT" text:outline-level="2"><text:bookmark-start text:name="__RefHeading___Toc2616_394315213"/>O que é um Shell?<text:bookmark-end text:name="__RefHeading___Toc2616_394315213"/></text:h>
      <text:p text:style-name="P19"/>
      <text:p text:style-name="P19"><text:span text:style-name="T24">Shell</text:span> é <text:span text:style-name="T3">o</text:span> interpretador de comandos através do qual um operador de sistemas comunica ao hardware as ações que deseja que ele realize. O <text:span text:style-name="T27">shell</text:span> pode ser gráfico como o <text:s/>MS Windows, KDE ou Gnome, com suas janelas, ponteiro de mouse, <text:span text:style-name="T3">ícones</text:span> etc, nas quais o usuário realiza ações como cópia <text:span text:style-name="T3">e</text:span> leitura de arquivos, criação de pastas, acesso à Internet ou execução de programas, apenas clicando nos objetos e digitando informações solicitadas; ou o <text:span text:style-name="T27">shell</text:span> pode ser em formato de texto, interativo, onde o usuário se relaciona com o sistema digitando comandos posicionais e respondendo perguntas, necessitando uma habilidade de conhecimento muito maior do sistema do qual está operando.</text:p>
      <text:p text:style-name="P19">O bash é um exemplo, dentre muitos, que podem ser dados como um interpretador de linha de comandos. O bash (Bourne-Again Shell) é o interpretador mais utilizado nos sistemas GNU/Linux e um dos mais completos e poderosos, ele possui uma enorme quantidade de comandos <text:span text:style-name="T24">built-in</text:span> (intrínsecos) além de estruturas condicionais, laços de repetição, macro-<text:soft-page-break/>substituição, utilização de variáveis etc, e tem a capacidade interagir com comandos externos do unix. Há outros <text:span text:style-name="T27">shell</text:span>s distribuídos com o GNU/Linux como o sh, ash, csh, ksk etc.</text:p>
      <text:p text:style-name="P19">Vamos ao nosso ambiente de trabalho e verifiquemos o <text:span text:style-name="T27">shell</text:span> em uso pelo nosso usuário e posteriormente qual a versão deste <text:span text:style-name="T27">shell</text:span> por meio dos comandos:</text:p>
      <text:p text:style-name="P19"/>
      <text:p text:style-name="Título_20_Exemplo">Exemplo</text:p>
      <text:p text:style-name="Comando"><text:span text:style-name="T1">aluno@curso:~$ </text:span><text:span text:style-name="T2">echo $SHELL</text:span></text:p>
      <text:p text:style-name="Comando">/bin/bash</text:p>
      <text:p text:style-name="Comando"><text:span text:style-name="T1">aluno@curso:~$ </text:span><text:span text:style-name="T2">bash --version</text:span></text:p>
      <text:p text:style-name="Comando">GNU bash, versão 4.3.46(1)-release (i686-pc-linux-gnu)</text:p>
      <text:p text:style-name="Comando">Copyright (C) 2013 Free Software Foundation, Inc.</text:p>
      <text:p text:style-name="Comando">Licença GPLv3+: GNU GPL versão 3 ou posterior &lt;http://gnu.org/licenses/gpl.html&gt;</text:p>
      <text:p text:style-name="Comando"/>
      <text:p text:style-name="P23">This is free software; you are free to change and redistribute it.</text:p>
      <text:p text:style-name="P23">There is NO WARRANTY, to the extent permitted by law.</text:p>
      <text:p text:style-name="Text_20_body"/>
      <text:h text:style-name="Título_20_2_20_-_20_ABNT" text:outline-level="2"><text:bookmark-start text:name="__RefHeading___Toc2618_394315213"/>Variáveis<text:bookmark-end text:name="__RefHeading___Toc2618_394315213"/></text:h>
      <text:p text:style-name="P19"/>
      <text:p text:style-name="P19">Toda vez que fazemos login no sistema, executamos um programa ou <text:span text:style-name="T27">script</text:span>, ou iniciamos um terminal, estamos abrindo uma nova seção, ou seja, o sistema operacional cria um ambiente novo e independente para que os comandos possam interagir com o sistema. Esta seção ao ser iniciada já possui muitas variáveis que auxiliam o <text:span text:style-name="T27">shell</text:span> a identificar ou indicar comportamentos adotados pelos programas a ser executados. O exemplo de uma variável de ambiente é a variável <text:span text:style-name="Estilo_20_comando">SHELL</text:span>, vista acima, esta variável guarda o nome do <text:span text:style-name="T27">shell</text:span> que foi configurado como padrão para o usuário aluno.</text:p>
      <text:p text:style-name="Estilo_20_comando">Note que para poder exibir o conteúdo armazenado pela variável <text:span text:style-name="Estilo_20_comando">SHELL</text:span>, foi necessário preceder a variável com o símbolo <text:span text:style-name="Estilo_20_comando">$</text:span> (dólar), que fará uma substituição da variável por seu conteúdo permitindo que o comando <text:span text:style-name="Estilo_20_comando">echo</text:span> o exiba na saída padrão, o terminal.</text:p>
      <text:p text:style-name="P19">Teste exibir o conteúdo de outras variáveis como <text:span text:style-name="Estilo_20_comando">TERM</text:span>, <text:span text:style-name="Estilo_20_comando">PATH</text:span>, <text:span text:style-name="Estilo_20_comando">HOME</text:span>, <text:span text:style-name="Estilo_20_comando">LOGNAME</text:span>.</text:p>
      <text:p text:style-name="P19"/>
      <text:p text:style-name="Título_20_Exemplo">Exemplo</text:p>
      <text:p text:style-name="Comando">aluno@curso:~$ <text:span text:style-name="T2">echo $TERM</text:span></text:p>
      <text:p text:style-name="Comando">xterm</text:p>
      <text:p text:style-name="Comando">aluno@curso:~$ <text:span text:style-name="T2">echo $PATH</text:span></text:p>
      <text:p text:style-name="Comando">/home/aluno/bin:/home/aluno/.local/bin:/usr/local/sbin:/usr/local/bin:/usr/sbin:/usr/bin:/sbin :/bin:/usr/games:/usr/local/games:/snap/bin</text:p>
      <text:p text:style-name="Comando">aluno@curso:~$ <text:span text:style-name="T2">echo $HOME</text:span></text:p>
      <text:p text:style-name="Comando">/home/aluno</text:p>
      <text:p text:style-name="P23">aluno@curso:~$ <text:span text:style-name="T2">echo $LOGNAME</text:span></text:p>
      <text:p text:style-name="P23">aluno</text:p>
      <text:p text:style-name="Text_20_body"/>
      <text:p text:style-name="Text_20_body">O usuário também pode criar suas próprias variáveis, o bash possui algumas regrinhas para manter variáveis de ambiente, as principais são:</text:p>
      <text:list xml:id="list1499374872744433309" text:style-name="L2">
        <text:list-item>
          <text:p text:style-name="P41"><text:soft-page-break/>O nome das variáveis deve iniciar com caracteres alfa, sendo permitido o uso nas demais posições de números.</text:p>
        </text:list-item>
        <text:list-item>
          <text:p text:style-name="P41">O nome das variáveis é case sensitive, ou seja, diferencia maiúsculo de minúsculo. Uma variável <text:span text:style-name="Estilo_20_comando">ALUNO</text:span>, por exemplo, é diferente das seguintes variáveis <text:span text:style-name="Estilo_20_comando">aluno</text:span>, <text:span text:style-name="Estilo_20_comando">Aluno</text:span> ou <text:span text:style-name="Estilo_20_comando">aLuNo</text:span> etc.</text:p>
        </text:list-item>
      </text:list>
      <text:p text:style-name="Text_20_body">No <text:span text:style-name="T27">shell</text:span> trabalhamos com dois escopos de variáveis:</text:p>
      <text:list xml:id="list8442147874915947911" text:style-name="L3">
        <text:list-item>
          <text:p text:style-name="P40"><text:span text:style-name="T4">Variáveis locais</text:span><text:span text:style-name="T5"> </text:span>– disponível apenas para o <text:span text:style-name="T27">shell</text:span> corrente, não sendo acessada por outros processos;</text:p>
        </text:list-item>
        <text:list-item>
          <text:p text:style-name="P40"><text:span text:style-name="T4">Variável de ambiente ou global</text:span> – disponível tanto para o <text:span text:style-name="T27">shell</text:span> corrente como em subprocessos;</text:p>
          <text:p text:style-name="P40"/>
        </text:list-item>
      </text:list>
      <text:p text:style-name="Text_20_body">A princípio, toda variável nasce local, para torná-la global usamos o comando <text:span text:style-name="Estilo_20_comando">export</text:span>. Para visualizar as variáveis locais utilizamos o comando <text:span text:style-name="Estilo_20_comando">set</text:span>, e para visualizarmos as variáveis globais utilizamos o comando <text:span text:style-name="Estilo_20_comando">env</text:span>. Outra coisa importante a se dizer é que as variáveis não são persistentes, ou seja, elas são perdidas quando a sessão nas quais foram criadas é extinta.</text:p>
      <text:p text:style-name="Text_20_body">Crie a variável local <text:span text:style-name="Estilo_20_comando">NOTA</text:span> e atribua o valor 10, depois crie duas variáveis globais uma <text:span text:style-name="Estilo_20_comando">ESTADO</text:span> e outra <text:span text:style-name="Estilo_20_comando">CIDADE</text:span> e atribua-lhes os valores <text:span text:style-name="Estilo_20_comando">Roraima</text:span> e <text:span text:style-name="Estilo_20_comando">Boa Vista</text:span>, respectivamente, depois identifique dentre o conjunto de variáveis locais e globais as variáveis criadas. </text:p>
      <text:p text:style-name="Text_20_body"/>
      <text:p text:style-name="Título_20_Exemplo">Exemplo</text:p>
      <text:p text:style-name="Comando">aluno@curso:~$ <text:span text:style-name="T2">NOTA=10</text:span></text:p>
      <text:p text:style-name="Comando">aluno@curso:~$ <text:span text:style-name="T2">export ESTADO=Roraima</text:span></text:p>
      <text:p text:style-name="Comando">aluno@curso:~$ <text:span text:style-name="T2">export CIDADE="Boa Vista"</text:span></text:p>
      <text:p text:style-name="Comando">aluno@curso:~$ <text:span text:style-name="T2">set | head -n 5</text:span></text:p>
      <text:p text:style-name="Comando">BASH=/bin/bash</text:p>
      <text:p text:style-name="Comando">BASHOPTS=checkwinsize:cmdhist:complete_fullquote:expand_aliases:extglob:extquote:force_fignore:histappend:interactive_comments:progcomp:promptvars:sourcepath</text:p>
      <text:p text:style-name="Comando">BASH_ALIASES=()</text:p>
      <text:p text:style-name="Comando">BASH_ARGC=()</text:p>
      <text:p text:style-name="Comando">BASH_ARGV=()</text:p>
      <text:p text:style-name="Comando">bash: set: erro de escrita: Pipe quebrado</text:p>
      <text:p text:style-name="Comando">aluno@curso:~$ <text:span text:style-name="T2">env | head -n 5</text:span></text:p>
      <text:p text:style-name="Comando">LC_PAPER=pt_BR.UTF-8</text:p>
      <text:p text:style-name="Comando">XDG_VTNR=7</text:p>
      <text:p text:style-name="Comando">XDG_SESSION_ID=c1</text:p>
      <text:p text:style-name="Comando">LC_ADDRESS=pt_BR.UTF-8</text:p>
      <text:p text:style-name="Comando">CLUTTER_IM_MODULE=xim</text:p>
      <text:p text:style-name="Text_20_body"/>
      <text:p text:style-name="Text_20_body">A atribuição de valores é feita através do operador de atribuição <text:span text:style-name="Estilo_20_comando">=</text:span> (igualdade), não pode haver separação entre o nome da variável o operador de atribuição e o valor da variável, bem como em valores compostos atribuídos a variáveis devem ser utilizados o sinal de aspas simples (') ou dupla (") para que os caracteres de espaço e tabulação sejam entendidos como <text:soft-page-break/>parte do valor e não como separadores de parâmetros.</text:p>
      <text:p text:style-name="Text_20_body"/>
      <text:h text:style-name="Título_20_2_20_-_20_ABNT" text:outline-level="2"><text:bookmark-start text:name="__RefHeading___Toc2620_394315213"/>Substituição de comando<text:bookmark-end text:name="__RefHeading___Toc2620_394315213"/></text:h>
      <text:p text:style-name="Text_20_body"/>
      <text:p text:style-name="Text_20_body">A substituição de comandos ocorre quando dentro de uma mesma linha de comando se deseja inserir um parâmetro cujo valor seja o resultado da execução de um outro comando. Para isto utilizamos a seguinte sintaxe: <text:span text:style-name="Estilo_20_comando">$(comando)</text:span> ou <text:span text:style-name="Estilo_20_comando">`comando`</text:span>.</text:p>
      <text:p text:style-name="Text_20_body">Por exemplo, vamos exibir uma mensagem que saudará o usuário corrente e o informará quantos de espaço tem disponível na partição raiz. Para isto usaremos um conjunto de comandos aninhados para obter o resultado.</text:p>
      <text:p text:style-name="Text_20_body"/>
      <text:p text:style-name="Título_20_Exemplo">Exemplo</text:p>
      <text:p text:style-name="P23">aluno@curso:~$ <text:span text:style-name="T2">df -h --output='avail' /</text:span></text:p>
      <text:p text:style-name="Comando">Disp.</text:p>
      <text:p text:style-name="Comando"><text:s/>3,0G</text:p>
      <text:p text:style-name="Comando">aluno@curso:~$ <text:span text:style-name="T2">df -h --output='avail' / | tail -n 1</text:span></text:p>
      <text:p text:style-name="Comando"><text:s/>3,0G</text:p>
      <text:p text:style-name="Comando">aluno@curso:~$ <text:span text:style-name="T2">echo Olá $LOGNAME, seu espaço disponível na partição raiz é de $(df -h --output='avail' / | tail -n 1)</text:span></text:p>
      <text:p text:style-name="P23">Olá aluno, seu espaço disponível na partição raiz é de 3,0G</text:p>
      <text:p text:style-name="P23">aluno@curso:~$ </text:p>
      <text:p text:style-name="Text_20_body"/>
      <text:p text:style-name="Text_20_body">Observe que o espaço disponível numa partição pode ser obtido pelo comando <text:span text:style-name="Estilo_20_comando">df</text:span>, porém para poder concatená-lo numa frase foi necessário executá-lo como um comando aninhado a outro, e para isso utilizamos o operador <text:span text:style-name="Estilo_20_comando">$(comando)</text:span>. Do mesmo modo <text:span text:style-name="T36">poderíamos</text:span> ter armazenado o valor requerido numa variável e depois tê-la utilizado para compor a mensagem.</text:p>
      <text:p text:style-name="Text_20_body"/>
      <text:p text:style-name="Título_20_Exemplo">Exemplo</text:p>
      <text:p text:style-name="Comando">aluno@curso:~$ <text:span text:style-name="T2">ESPACODISP=$(df -h --output='avail' / | tail -n 1)</text:span></text:p>
      <text:p text:style-name="Comando">aluno@curso:~$ <text:span text:style-name="T2">echo Olá $LOGNAME, seu espaço disponível na partição raiz é de $ESPACODISP</text:span></text:p>
      <text:p text:style-name="P23">Olá aluno, seu espaço disponível na partição raiz é de 3,0G</text:p>
      <text:p text:style-name="P23">aluno@curso:~$ </text:p>
      <text:p text:style-name="Text_20_body"/>
      <text:h text:style-name="Título_20_2_20_-_20_ABNT" text:outline-level="2"><text:bookmark-start text:name="__RefHeading___Toc2622_394315213"/>Quoting<text:bookmark-end text:name="__RefHeading___Toc2622_394315213"/></text:h>
      <text:p text:style-name="P6"/>
      <text:p text:style-name="Text_20_body">Para o <text:span text:style-name="T27">shell</text:span> há caracteres e palavras que tem significado especial, ou seja, sua presença não representa seu significado literal, por exemplo, deparar-se com um espaço em branco, significa a separação entre parâmetros de um comando, já o símbolo dólar significa a substituição de uma variável por seu valor etc. </text:p>
      <text:p text:style-name="Text_20_body"><text:span text:style-name="T24">Quoting</text:span> é justamente utilizado para remover, ou desabilitar momentaneamente o <text:soft-page-break/>significado especial destes caracteres e palavras e dar-lhes o tratamento literal. Para realizar mos o <text:span text:style-name="T24">quoting</text:span> utilizamos os caracteres: Barra invertida (\), Aspas simples (') e Aspas duplas ("). No manual<text:note text:id="ftn5" text:note-class="footnote"><text:note-citation>5</text:note-citation><text:note-body><text:p text:style-name="P2">man bash</text:p></text:note-body></text:note> do bash, na seção <text:span text:style-name="T24">Quoting</text:span> você pode verificar quais caracteres e palavras o bash considera especiais. Ao utilizarmos a barra invertida (\), está faz o <text:span text:style-name="T24">quoting</text:span> para o caracter<text:span text:style-name="T36">e</text:span> seguinte, já as aspas simples (') e duplas (") realiza o <text:span text:style-name="T24">quoting</text:span> de todos os caracteres e palavras situados entre si, a exceção é o símbolo dólar (<text:span text:style-name="Estilo_20_comando">$</text:span>) quando entre as aspas duplas.</text:p>
      <text:p text:style-name="Text_20_body"/>
      <text:p text:style-name="Título_20_Exemplo">Exemplo</text:p>
      <text:p text:style-name="P23">aluno@curso:~$ <text:span text:style-name="T2">echo a \\ omite o significado especial do próximo caracteres</text:span></text:p>
      <text:p text:style-name="Comando">a \ omite o significado especial do próximo caracteres</text:p>
      <text:p text:style-name="Comando">aluno@curso:~$ <text:span text:style-name="T2">cores=verde,\ amarelo,\ azul\ e\ branco</text:span></text:p>
      <text:p text:style-name="Comando">aluno@curso:~$ <text:span text:style-name="T2">echo as cores da bandeira brasileira são $cores</text:span></text:p>
      <text:p text:style-name="Comando">as cores da bandeira brasileira são verde, amarelo, azul e branco</text:p>
      <text:p text:style-name="Comando">aluno@curso:~$ <text:span text:style-name="T2">capital="Las Vegas"</text:span></text:p>
      <text:p text:style-name="Comando">aluno@curso:~$ <text:span text:style-name="T2">echo a capital do estado americano de Nevada é <text:s text:c="8"/>$capital</text:span></text:p>
      <text:p text:style-name="Comando">a capital do estado americano de Nevada é Las Vegas</text:p>
      <text:p text:style-name="Comando">aluno@curso:~$ <text:span text:style-name="T2">echo 'a capital do estado americano de Nevada é <text:s text:c="8"/>$capital'</text:span></text:p>
      <text:p text:style-name="Comando">a capital do estado americano de Nevada é <text:s text:c="8"/>$capital</text:p>
      <text:p text:style-name="Comando">aluno@curso:~$ <text:span text:style-name="T2">echo "a capital do estado americano de Nevada é <text:s text:c="8"/>$capital"</text:span></text:p>
      <text:p text:style-name="Comando">a capital do estado americano de Nevada é <text:s text:c="8"/>Las Vegas</text:p>
      <text:p text:style-name="Comando">aluno@curso:~$ <text:span text:style-name="T2">echo "a variável \$capital, guarda o nome da capital do estado americano de Nevada é $capital"</text:span></text:p>
      <text:p text:style-name="Comando">a variável $capital, guarda o nome da capital do estado americano de Nevada é Las Vegas</text:p>
      <text:p text:style-name="Comando">aluno@curso:~$ </text:p>
      <text:p text:style-name="Text_20_body"/>
      <text:h text:style-name="Título_20_2_20_-_20_ABNT" text:outline-level="2"><text:bookmark-start text:name="__RefHeading___Toc2624_394315213"/>Comandos <text:span text:style-name="T7">EM LISTA</text:span><text:bookmark-end text:name="__RefHeading___Toc2624_394315213"/></text:h>
      <text:p text:style-name="Text_20_body"/>
      <text:p text:style-name="P6">No bash é possível realizar comandos em sequência, ou seja, um comando em seguida de outro, de forma quase que independente. Para isto utilizamos os operadores ponto e vírgula (;), <text:span text:style-name="T24">ampersand</text:span> ou “e” comercial simples ou duplo (&amp;) e o duplo <text:span text:style-name="T24">pipe</text:span> (||). <text:s/></text:p>
      <text:p text:style-name="Text_20_body">O papel do ponto e vírgula (;) é separar os comandos: <text:span text:style-name="Estilo_20_comando">comando1; comando2; … ; comandoN</text:span>. Neste modo sequencial o comando seguinte só será executado após a conclusão da execução do comando anterior, no caso de um dos comando<text:span text:style-name="T36">s</text:span> provocar erro, isto não interrompe a execução dos comandos seguintes, se houverem, até o último.</text:p>
      <text:p text:style-name="Text_20_body"/>
      <text:p text:style-name="Título_20_Exemplo">Exemplo</text:p>
      <text:p text:style-name="Comando">aluno@curso:~$ <text:span text:style-name="T2">date; df; ls</text:span></text:p>
      <text:p text:style-name="Comando">Dom Nov <text:s/>6 10:20:09 VET 2016</text:p>
      <text:p text:style-name="Comando">Sist. Arq. <text:s text:c="4"/>1K-blocos <text:s text:c="4"/>Usado Disponível Uso% Montado em</text:p>
      <text:p text:style-name="Comando">udev <text:s text:c="13"/>735436 <text:s text:c="8"/>0 <text:s text:c="4"/>735436 <text:s text:c="2"/>0% /dev</text:p>
      <text:p text:style-name="Comando">tmpfs <text:s text:c="12"/>150640 <text:s text:c="5"/>4864 <text:s text:c="4"/>145776 <text:s text:c="2"/>4% /run</text:p>
      <text:p text:style-name="Comando">/dev/sda1 <text:s text:c="7"/>7350760 <text:s text:c="2"/>3961432 <text:s text:c="3"/>2992888 <text:s/>57% /</text:p>
      <text:p text:style-name="Comando">tmpfs <text:s text:c="12"/>753196 <text:s text:c="6"/>168 <text:s text:c="4"/>753028 <text:s text:c="2"/>1% /dev/shm</text:p>
      <text:p text:style-name="Comando">tmpfs <text:s text:c="14"/>5120 <text:s text:c="8"/>4 <text:s text:c="6"/>5116 <text:s text:c="2"/>1% /run/lock</text:p>
      <text:p text:style-name="Comando">tmpfs <text:s text:c="12"/>753196 <text:s text:c="8"/>0 <text:s text:c="4"/>753196 <text:s text:c="2"/>0% /sys/fs/cgroup</text:p>
      <text:p text:style-name="Comando">tmpfs <text:s text:c="12"/>150640 <text:s text:c="7"/>36 <text:s text:c="4"/>150604 <text:s text:c="2"/>1% /run/user/1000</text:p>
      <text:p text:style-name="Comando">Área de Trabalho <text:s/>Downloads <text:s/>Modelos <text:s/>Público</text:p>
      <text:p text:style-name="Comando">Documentos <text:s text:c="7"/>Imagens <text:s text:c="3"/>Música <text:s text:c="2"/>Vídeos</text:p>
      <text:p text:style-name="Comando">aluno@curso:~$ </text:p>
      <text:p text:style-name="Text_20_body"><text:soft-page-break/>O operador <text:span text:style-name="T24">ampersand</text:span> (&amp;) executa o comando <text:span text:style-name="T36">que o precedeu</text:span> em segundo plano, liberando o <text:span text:style-name="T27">shell</text:span> para a execução do comando seguinte: <text:span text:style-name="Estilo_20_comando">comando1 &amp; comando2</text:span>. O comando em segundo plano é executado em paralelo com os demais comandos.</text:p>
      <text:p text:style-name="Text_20_body"/>
      <text:p text:style-name="Título_20_Exemplo">Exemplo</text:p>
      <text:p text:style-name="Comando">aluno@curso:~$ <text:span text:style-name="T2">du -sh / 2&gt;/dev/null ; echo execução do segundo comando somente após a conclusão do primeiro</text:span></text:p>
      <text:p text:style-name="Comando">3,8G<text:tab/>/</text:p>
      <text:p text:style-name="Comando">execução do segundo comando somente após a conclusão do primeiro</text:p>
      <text:p text:style-name="Comando">aluno@curso:~$ <text:span text:style-name="T2">du -sh / 2&gt;/dev/null &amp; echo execução do segundo comando somente após a conclusão do primeiro</text:span></text:p>
      <text:p text:style-name="Comando">[1] 28460</text:p>
      <text:p text:style-name="Comando">execução do segundo comando somente após a conclusão do primeiro</text:p>
      <text:p text:style-name="Comando">aluno@curso:~$ 3,8G<text:tab/>/</text:p>
      <text:p text:style-name="Comando"/>
      <text:p text:style-name="Comando">[1]+ <text:s/>Fim da execução com status 1 <text:s text:c="5"/>du -sh / 2&gt; /dev/null</text:p>
      <text:p text:style-name="Comando">aluno@curso:~$ </text:p>
      <text:p text:style-name="Text_20_body"/>
      <text:p text:style-name="Text_20_body">Os operadores duplo <text:span text:style-name="T24">ampersand</text:span> (&amp;&amp;) e duplo <text:span text:style-name="T24">pipe</text:span> (||) funcionam como operadores condicionais AND e OR. Ao se utilizar o duplo <text:span text:style-name="T24">ampersand</text:span> (&amp;&amp;) o comando seguinte é executado somente se o código de <text:span text:style-name="T36">retorno</text:span> do comando anterior for igual à 0 (zero). Já com o duplo <text:span text:style-name="T24">pipe</text:span>, o comando seguinte somente é executado quando o código de <text:span text:style-name="T36">retorno</text:span> do comando anterior é diferente de zero. De modo prático quando um comando gera código de <text:span text:style-name="T36">retorno</text:span> 0 (zero) se interpreta que sua execução foi bem-sucedida, caso contrário, o código de <text:span text:style-name="T36">retorno</text:span> é distinto de zero.</text:p>
      <text:p text:style-name="Text_20_body"/>
      <text:p text:style-name="Título_20_Exemplo">Exemplo</text:p>
      <text:p text:style-name="Comando">aluno@curso:~$ <text:span text:style-name="T2">ls / &amp;&amp; echo comando anterior bem sucedido</text:span></text:p>
      <text:p text:style-name="Comando">bin <text:s text:c="3"/>dev <text:s text:c="2"/>initrd.img <text:s text:c="5"/>lost+found <text:s/>opt <text:s text:c="2"/>run <text:s text:c="2"/>srv <text:s/>usr <text:s text:c="5"/>vmlinuz.old</text:p>
      <text:p text:style-name="Comando">boot <text:s text:c="2"/>etc <text:s text:c="2"/>initrd.img.old <text:s/>media <text:s text:c="6"/>proc <text:s/>sbin <text:s/>sys <text:s/>var</text:p>
      <text:p text:style-name="Comando">cdrom <text:s/>home <text:s/>lib <text:s text:c="12"/>mnt <text:s text:c="8"/>root <text:s/>snap <text:s/>tmp <text:s/>vmlinuz</text:p>
      <text:p text:style-name="Comando">comando anterior bem sucedido</text:p>
      <text:p text:style-name="Comando">aluno@curso:~$ <text:span text:style-name="T2">ls /teste &amp;&amp; echo comando anterior bem sucedido</text:span></text:p>
      <text:p text:style-name="Comando">ls: não é possível acessar '/teste': Arquivo ou diretório não encontrado</text:p>
      <text:p text:style-name="Comando">aluno@curso:~$ <text:span text:style-name="T2">ls / || echo comando anterior mal sucedido</text:span></text:p>
      <text:p text:style-name="Comando">bin <text:s text:c="3"/>dev <text:s text:c="2"/>initrd.img <text:s text:c="5"/>lost+found <text:s/>opt <text:s text:c="2"/>run <text:s text:c="2"/>srv <text:s/>usr <text:s text:c="5"/>vmlinuz.old</text:p>
      <text:p text:style-name="Comando">boot <text:s text:c="2"/>etc <text:s text:c="2"/>initrd.img.old <text:s/>media <text:s text:c="6"/>proc <text:s/>sbin <text:s/>sys <text:s/>var</text:p>
      <text:p text:style-name="Comando">cdrom <text:s/>home <text:s/>lib <text:s text:c="12"/>mnt <text:s text:c="8"/>root <text:s/>snap <text:s/>tmp <text:s/>vmlinuz</text:p>
      <text:p text:style-name="Comando">aluno@curso:~$ <text:span text:style-name="T2">ls /teste || echo comando anterior mal sucedido</text:span></text:p>
      <text:p text:style-name="Comando">ls: não é possível acessar '/teste': Arquivo ou diretório não encontrado</text:p>
      <text:p text:style-name="Comando">comando anterior mal sucedido</text:p>
      <text:p text:style-name="Comando">aluno@curso:~$ </text:p>
      <text:p text:style-name="Text_20_body"/>
      <text:h text:style-name="Título_20_2_20_-_20_ABNT" text:outline-level="2"><text:bookmark-start text:name="__RefHeading___Toc2626_394315213"/>Redirecionadores e Pipeline<text:bookmark-end text:name="__RefHeading___Toc2626_394315213"/></text:h>
      <text:p text:style-name="Text_20_body"/>
      <text:p text:style-name="Text_20_body">Há um conceito muito importante que é o de saída padrão (<text:span text:style-name="Estilo_20_comando">stdout</text:span>), saída de erro padrão (<text:span text:style-name="Estilo_20_comando">stderr</text:span>) e entrada padrão (<text:span text:style-name="Estilo_20_comando">stdin</text:span>). </text:p>
      <text:list xml:id="list1989581734243682989" text:style-name="L4">
        <text:list-item>
          <text:p text:style-name="P42"><text:span text:style-name="T4">Saída padrão (</text:span><text:span text:style-name="Estilo_20_comando"><text:span text:style-name="T4">stdout</text:span></text:span><text:span text:style-name="T4">)</text:span>: Ao executar um comando que retorne alguma informação num terminal, ele está gerando a informação na saída padrão, no caso <text:s/>a saída padrão é o <text:soft-page-break/>próprio terminal.</text:p>
        </text:list-item>
        <text:list-item>
          <text:p text:style-name="P42"><text:span text:style-name="T4">Saída padrão de erro (</text:span><text:span text:style-name="Estilo_20_comando"><text:span text:style-name="T4">stderr</text:span></text:span><text:span text:style-name="T4">)</text:span>: De modo similar à saída padrão, a saída padrão de erro é o terminal onde o comando é executado, para ela são direcionadas todas as mensagens de erro na execução de um comando, porém é possível tratar esta saída de modo distinto da saída padrão.</text:p>
        </text:list-item>
        <text:list-item>
          <text:p text:style-name="P42"><text:span text:style-name="T4">Entrada padrão (</text:span><text:span text:style-name="Estilo_20_comando"><text:span text:style-name="T4">stdin</text:span></text:span><text:span text:style-name="T4">)</text:span>: Um comando pode solicitar informações do usuário para poder realizar sua função, por exemplo, numa troca de senha, é necessário que o usuário entre com a nova senha. A entrada padrão dos comandos é o teclado ou o mouse, porém através do uso de redirecionadores e pipeline podemos mudar a entrada padrão. </text:p>
        </text:list-item>
      </text:list>
      <text:p text:style-name="Text_20_body">Muitas vezes desejamos que uma informação fornecida por um comando seja capturada, avaliada, armazenada ou transformada, é aí que entram em ação os operadores de redirecionamento e pipeline. É possível não só mudar a saída padrão, como a entrada padrão.</text:p>
      <text:p text:style-name="Text_20_body"/>
      <text:p text:style-name="P70">Tabela <text:sequence text:ref-name="refTable0" text:name="Table" text:formula="ooow:Table+1" style:num-format="1">1</text:sequence>: Redirecionadores</text:p>
      <table:table table:name="Tabela1" table:style-name="Tabela1">
        <table:table-column table:style-name="Tabela1.A"/>
        <table:table-column table:style-name="Tabela1.B"/>
        <table:table-column table:style-name="Tabela1.C"/>
        <table:table-row>
          <table:table-cell table:style-name="Tabela1.A1" office:value-type="string">
            <text:p text:style-name="P22">Operador</text:p>
          </table:table-cell>
          <table:table-cell table:style-name="Tabela1.A1" office:value-type="string">
            <text:p text:style-name="P22">Atuação</text:p>
          </table:table-cell>
          <table:table-cell table:style-name="Tabela1.A1" office:value-type="string">
            <text:p text:style-name="P22">Ação</text:p>
          </table:table-cell>
        </table:table-row>
        <table:table-row>
          <table:table-cell table:style-name="Tabela1.A2" office:value-type="string">
            <text:p text:style-name="P57"><text:span text:style-name="Estilo_20_comando">&gt;</text:span></text:p>
          </table:table-cell>
          <table:table-cell table:style-name="Tabela1.A2" office:value-type="string">
            <text:p text:style-name="P57"><text:span text:style-name="Estilo_20_comando">stdout</text:span></text:p>
          </table:table-cell>
          <table:table-cell table:style-name="Tabela1.A2" office:value-type="string">
            <text:p text:style-name="P61">Redireciona a saída padrão para um arquivo. </text:p>
            <text:p text:style-name="P61">Sobrescreve o conteúdo de arquivos preexistentes.</text:p>
          </table:table-cell>
        </table:table-row>
        <table:table-row>
          <table:table-cell table:style-name="Tabela1.A2" office:value-type="string">
            <text:p text:style-name="P57"><text:span text:style-name="Estilo_20_comando">&gt;&gt;</text:span></text:p>
          </table:table-cell>
          <table:table-cell table:style-name="Tabela1.A2" office:value-type="string">
            <text:p text:style-name="P57"><text:span text:style-name="Estilo_20_comando">stdout</text:span></text:p>
          </table:table-cell>
          <table:table-cell table:style-name="Tabela1.A2" office:value-type="string">
            <text:p text:style-name="P61">Redireciona a saída padrão para um arquivo. </text:p>
            <text:p text:style-name="P61">Acrescenta o conteúdo no final e arquivos preexistentes.</text:p>
          </table:table-cell>
        </table:table-row>
        <table:table-row>
          <table:table-cell table:style-name="Tabela1.A2" office:value-type="string">
            <text:p text:style-name="P57"><text:span text:style-name="Estilo_20_comando">2&gt;</text:span></text:p>
          </table:table-cell>
          <table:table-cell table:style-name="Tabela1.A2" office:value-type="string">
            <text:p text:style-name="P57"><text:span text:style-name="Estilo_20_comando">stderr</text:span></text:p>
          </table:table-cell>
          <table:table-cell table:style-name="Tabela1.A2" office:value-type="string">
            <text:p text:style-name="Table_20_Contents">Redireciona a saída padrão de erro para um arquivo. Sobrescreve o conteúdo de arquivos preexistentes.</text:p>
          </table:table-cell>
        </table:table-row>
        <table:table-row>
          <table:table-cell table:style-name="Tabela1.A2" office:value-type="string">
            <text:p text:style-name="P57"><text:span text:style-name="Estilo_20_comando">2&gt;&gt;</text:span></text:p>
          </table:table-cell>
          <table:table-cell table:style-name="Tabela1.A2" office:value-type="string">
            <text:p text:style-name="P57"><text:span text:style-name="Estilo_20_comando">stderr</text:span></text:p>
          </table:table-cell>
          <table:table-cell table:style-name="Tabela1.A2" office:value-type="string">
            <text:p text:style-name="Table_20_Contents">Redireciona a saída padrão de erro para um arquivo. Acrescenta o conteúdo no final e arquivos preexistentes.</text:p>
          </table:table-cell>
        </table:table-row>
        <table:table-row>
          <table:table-cell table:style-name="Tabela1.A2" office:value-type="string">
            <text:p text:style-name="P58"><text:span text:style-name="Estilo_20_comando">&amp;&gt; </text:span></text:p>
            <text:p text:style-name="P58"><text:span text:style-name="Estilo_20_comando">ou &gt;&amp;</text:span></text:p>
          </table:table-cell>
          <table:table-cell table:style-name="Tabela1.A2" office:value-type="string">
            <text:p text:style-name="P57"><text:span text:style-name="Estilo_20_comando">stdout e stdin</text:span></text:p>
          </table:table-cell>
          <table:table-cell table:style-name="Tabela1.A2" office:value-type="string">
            <text:p text:style-name="Table_20_Contents">Redireciona as saídas padrão e padrão de erro para o mesmo arquivo.</text:p>
          </table:table-cell>
        </table:table-row>
        <table:table-row>
          <table:table-cell table:style-name="Tabela1.A2" office:value-type="string">
            <text:p text:style-name="P57"><text:span text:style-name="Estilo_20_comando">&lt;</text:span></text:p>
          </table:table-cell>
          <table:table-cell table:style-name="Tabela1.A2" office:value-type="string">
            <text:p text:style-name="P57"><text:span text:style-name="Estilo_20_comando">stdin</text:span></text:p>
          </table:table-cell>
          <table:table-cell table:style-name="Tabela1.A2" office:value-type="string">
            <text:p text:style-name="Table_20_Contents">Redireciona o conteúdo de um arquivo para a entrada padrão.</text:p>
          </table:table-cell>
        </table:table-row>
        <table:table-row>
          <table:table-cell table:style-name="Tabela1.A2" office:value-type="string">
            <text:p text:style-name="P57"><text:span text:style-name="Estilo_20_comando">&lt;&lt;</text:span></text:p>
          </table:table-cell>
          <table:table-cell table:style-name="Tabela1.A2" office:value-type="string">
            <text:p text:style-name="P57"><text:span text:style-name="Estilo_20_comando">stdin</text:span></text:p>
          </table:table-cell>
          <table:table-cell table:style-name="Tabela1.A2" office:value-type="string">
            <text:p text:style-name="Table_20_Contents">Lê a entrada padrão até que seja informada uma nova linha com o delimitador.</text:p>
          </table:table-cell>
        </table:table-row>
        <table:table-row>
          <table:table-cell table:style-name="Tabela1.A9" office:value-type="string">
            <text:p text:style-name="P57"><text:span text:style-name="Estilo_20_comando">|</text:span></text:p>
          </table:table-cell>
          <table:table-cell table:style-name="Tabela1.A9" office:value-type="string">
            <text:p text:style-name="P57"><text:span text:style-name="Estilo_20_comando">stdout e stdin</text:span></text:p>
          </table:table-cell>
          <table:table-cell table:style-name="Tabela1.A9" office:value-type="string">
            <text:p text:style-name="Table_20_Contents">Redireciona a saída padrão de uma comando para a entrada padrão do comando seguinte.</text:p>
          </table:table-cell>
        </table:table-row>
      </table:table>
      <text:p text:style-name="Text_20_body"/>
      <text:p text:style-name="Título_20_Exemplo">Exemplo – Redirecionadores &gt; , &gt;&gt;</text:p>
      <text:p text:style-name="Comando">aluno@curso:~$ <text:span text:style-name="T2">echo Bom dia, estamos testando redirecionadores</text:span></text:p>
      <text:p text:style-name="Comando">Bom dia, estamos testando redirecionadores</text:p>
      <text:p text:style-name="Comando">aluno@curso:~$ <text:span text:style-name="T2">echo Bom dia, estamos testando redirecionadores &gt; arq1.txt</text:span></text:p>
      <text:p text:style-name="Comando">aluno@curso:~$ <text:span text:style-name="T2">cat arq1.txt </text:span></text:p>
      <text:p text:style-name="Comando">Bom dia, estamos testando redirecionadores</text:p>
      <text:p text:style-name="Comando">aluno@curso:~$ <text:span text:style-name="T2">echo Usando o redirecionador \&gt; vamos sobrescrever o conteudo do arquivo arq1.txt &gt; arq1.txt</text:span></text:p>
      <text:p text:style-name="Comando">aluno@curso:~$ <text:span text:style-name="T2">cat arq1.txt </text:span></text:p>
      <text:p text:style-name="Comando"><text:soft-page-break/>Usando o redirecionador &gt; vamos sobrescrever o conteudo do arquivo arq1.txt</text:p>
      <text:p text:style-name="P24">aluno@curso:~$ <text:span text:style-name="T2">echo Usando o redirecionador \&gt;\&gt; ao inves de sobrescrever o arquivo, vamos apenas acrescentar um novo conteudo no final do arquivo &gt;&gt; arq1.txt</text:span></text:p>
      <text:p text:style-name="P24">aluno@curso:~$ <text:span text:style-name="T2">cat arq1.txt </text:span></text:p>
      <text:p text:style-name="Comando">Usando o redirecionador &gt; vamos sobrescrever o conteudo do arquivo arq1.txt</text:p>
      <text:p text:style-name="Comando">Usando o redirecionador &gt;&gt; ao inves de sobrescrever o arquivo, vamos apenas acrescentar um novo conteudo no final do arquivo</text:p>
      <text:p text:style-name="P24">aluno@curso:~$</text:p>
      <text:p text:style-name="Text_20_body"/>
      <text:p text:style-name="Título_20_Exemplo">Exemplo – Redirecionadores 2&gt; , &amp;&gt;</text:p>
      <text:p text:style-name="Comando">aluno@curso:~$ <text:span text:style-name="T2">ls -d /a* /b*</text:span></text:p>
      <text:p text:style-name="Comando">ls: não é possível acessar '/a*': Arquivo ou diretório não encontrado</text:p>
      <text:p text:style-name="Comando">/bin <text:s/>/boot</text:p>
      <text:p text:style-name="Comando">aluno@curso:~$ <text:span text:style-name="T2">ls -d /a* /b* &gt; arq2.txt</text:span></text:p>
      <text:p text:style-name="Comando">ls: não é possível acessar '/a*': Arquivo ou diretório não encontrado</text:p>
      <text:p text:style-name="Comando">aluno@curso:~$ <text:span text:style-name="T2">cat arq2.txt </text:span></text:p>
      <text:p text:style-name="Comando">/bin</text:p>
      <text:p text:style-name="Comando">/boot</text:p>
      <text:p text:style-name="Comando">aluno@curso:~$ <text:span text:style-name="T2">ls -d /a* /b* 2&gt; arq2.txt</text:span></text:p>
      <text:p text:style-name="Comando">/bin <text:s/>/boot</text:p>
      <text:p text:style-name="Comando">aluno@curso:~$ <text:span text:style-name="T2">cat arq2.txt </text:span></text:p>
      <text:p text:style-name="Comando">ls: não é possível acessar '/a*': Arquivo ou diretório não encontrado</text:p>
      <text:p text:style-name="Comando">aluno@curso:~$ <text:span text:style-name="T2">ls -d /a* /b* &amp;&gt; arq2.txt</text:span></text:p>
      <text:p text:style-name="Comando">aluno@curso:~$ <text:span text:style-name="T2">cat arq2.txt </text:span></text:p>
      <text:p text:style-name="Comando">ls: não é possível acessar '/a*': Arquivo ou diretório não encontrado</text:p>
      <text:p text:style-name="Comando">/bin</text:p>
      <text:p text:style-name="Comando">/boot</text:p>
      <text:p text:style-name="P25">aluno@curso:~$ </text:p>
      <text:p text:style-name="Text_20_body"/>
      <text:p text:style-name="Título_20_Exemplo">Exemplo – Redirecionadores &lt;&lt; , &lt;</text:p>
      <text:p text:style-name="Comando">aluno@curso:~$ <text:span text:style-name="T2">cat &lt;&lt;EOF &gt; calculo.txt</text:span></text:p>
      <text:p text:style-name="Comando">&gt; 2+3</text:p>
      <text:p text:style-name="Comando">&gt; 10/2</text:p>
      <text:p text:style-name="Comando">&gt; 5*3+2-4</text:p>
      <text:p text:style-name="Comando">&gt; EOF</text:p>
      <text:p text:style-name="Comando">aluno@curso:~$ <text:span text:style-name="T2">cat calculo.txt </text:span></text:p>
      <text:p text:style-name="Comando">2+3</text:p>
      <text:p text:style-name="Comando">10/2</text:p>
      <text:p text:style-name="Comando">5*3+2-4</text:p>
      <text:p text:style-name="Comando">aluno@curso:~$ <text:span text:style-name="T2">bc &lt; calculo.txt </text:span></text:p>
      <text:p text:style-name="Comando">5</text:p>
      <text:p text:style-name="Comando">5</text:p>
      <text:p text:style-name="Comando">13</text:p>
      <text:p text:style-name="Comando">aluno@curso:~$ </text:p>
      <text:p text:style-name="Text_20_body"/>
      <text:p text:style-name="Título_20_Exemplo">Exemplo – Redirecionador |</text:p>
      <text:p text:style-name="Comando">aluno@curso:~$ <text:span text:style-name="T2">cat &lt;&lt;FIM &gt; arq3.txt</text:span></text:p>
      <text:p text:style-name="Comando">este texto esta escrio em letras minusculas</text:p>
      <text:p text:style-name="Comando">ele vai ser processado pelo | e sera exibido em maiusculo</text:p>
      <text:p text:style-name="Comando">FIM</text:p>
      <text:p text:style-name="Comando"/>
      <text:p text:style-name="Comando">aluno@curso:~$ <text:span text:style-name="T2">cat arq3.txt | tr [:lower:] [:upper:]</text:span></text:p>
      <text:p text:style-name="Comando">ESTE TEXTO ESTA ESCRIO EM LETRAS MINUSCULAS</text:p>
      <text:p text:style-name="Comando">ELE VAI SER PROCESSADO PELO | E SERA EXIBIDO EM MAIUSCULO</text:p>
      <text:p text:style-name="Comando">aluno@curso:~$ </text:p>
      <text:p text:style-name="Text_20_body"/>
      <text:p text:style-name="Text_20_body"/>
      <text:h text:style-name="P65" text:outline-level="1"><text:bookmark-start text:name="__RefHeading___Toc2628_394315213"/>Construindo um shell script<text:bookmark-end text:name="__RefHeading___Toc2628_394315213"/></text:h>
      <text:p text:style-name="Text_20_body"/>
      <text:p text:style-name="Text_20_body">Neste ponto encerramos uma parte de conhecimentos importantes para construção de <text:span text:style-name="T27">shell</text:span> <text:span text:style-name="T27">scripts</text:span>, isto não significa que outros conceitos novas informações não possam ser exploradas, mas agora de fato já temos elementos dos quais podemos adentrar na construção de um programa de <text:span text:style-name="T27">shell</text:span>.</text:p>
      <text:p text:style-name="Text_20_body">Bem, <text:span text:style-name="T6">com dito anteriormente,</text:span> um <text:span text:style-name="T27">shell</text:span> <text:span text:style-name="T27">script</text:span> não passa de um programa, um roteiro organizado em ações sequenciais de onde se pretende chegar a um resultado que pelo uso de programas, comandos internos e externos ao <text:span text:style-name="T27">shell</text:span>, normalmente não são alcançados. Daí o administrador de sistema lança mão de uma programação rápida, e cria um <text:span text:style-name="T27">shell</text:span> <text:span text:style-name="T27">script</text:span> para isto.</text:p>
      <text:p text:style-name="P7">Um <text:span text:style-name="T27">shell</text:span> <text:span text:style-name="T27">script</text:span> é escrito em modo texto e <text:span text:style-name="T6">é</text:span> interpretado pelo <text:span text:style-name="T27">shell</text:span> para o qual foi escrito. No GNU/Linux e Unixs de modo geral, temos uma grande variedade de <text:span text:style-name="T27">shell</text:span>s e ainda podemos criar <text:span text:style-name="T27">scripts</text:span> utilizando linguagens de programação tradicionais como python e perl.</text:p>
      <text:p text:style-name="P7"/>
      <text:h text:style-name="Título_20_2_20_-_20_ABNT" text:outline-level="2"><text:bookmark-start text:name="__RefHeading___Toc2630_394315213"/>PRIMEIROS PASSOS<text:bookmark-end text:name="__RefHeading___Toc2630_394315213"/></text:h>
      <text:p text:style-name="P7"/>
      <text:p text:style-name="Text_20_body">Neste curso estamos focados em escrever <text:span text:style-name="T27">scripts</text:span> para o <text:span text:style-name="T27">shell</text:span> bash, para isso necessitamos:</text:p>
      <text:list xml:id="list2806712071684254888" text:style-name="L5">
        <text:list-item>
          <text:p text:style-name="P33"><text:span text:style-name="T2">editor de textos:</text:span> qualquer editor pode ser utilizado, pois os <text:span text:style-name="T27">scripts</text:span> são textos não formatados (texto puro). Portanto podemos utilizar o <text:span text:style-name="Estilo_20_comando">vi</text:span>, <text:span text:style-name="Estilo_20_comando">vim</text:span>, <text:span text:style-name="Estilo_20_comando">nano</text:span>, <text:span text:style-name="Estilo_20_comando">pico</text:span>, <text:span text:style-name="Estilo_20_comando">emacs</text:span>, <text:span text:style-name="Estilo_20_comando">gedit</text:span>, <text:span text:style-name="Estilo_20_comando">pluma</text:span>, <text:span text:style-name="Estilo_20_comando">Writer</text:span> do LibreOffice etc, escolha aquele que você tiver mais afinidade. Para aqueles que não tem um preferido sugiro o nano, ele acompanha a maior parte das distribuições GNU/Linux modernas e é muito fácil de usar.</text:p>
        </text:list-item>
        <text:list-item>
          <text:p text:style-name="P33"><text:span text:style-name="T2">extensão utilizada:</text:span> no mundo Unix, a execução de arquivos não está ligada à sua extensão, podendo ser utilizada qualquer uma ou nenhuma, porém por questões de organização vamos utilizar o padrão <text:span text:style-name="Estilo_20_comando">.sh</text:span> para diferenciar visualmente os arquivos de <text:span text:style-name="T27">shell</text:span> <text:span text:style-name="T27">script</text:span> de outros arquivos.</text:p>
        </text:list-item>
        <text:list-item>
          <text:p text:style-name="P33"><text:span text:style-name="T2">permissões:</text:span> um <text:span text:style-name="T27">shell</text:span> <text:span text:style-name="T27">script</text:span> necessita de duas permissões para ser executado: leitura e execução.</text:p>
        </text:list-item>
        <text:list-item>
          <text:p text:style-name="P33"><text:span text:style-name="T2">localização:</text:span> o <text:span text:style-name="T27">script</text:span> pode ser instalado em qualquer lugar da árvore de diretórios, desde que seus usuários tenham acesso a ele.</text:p>
        </text:list-item>
      </text:list>
      <text:p text:style-name="Text_20_body">Abra o editor de textos de sua preferência, digite o seguinte texto e salve-o com o nome <text:span text:style-name="Estilo_20_comando">hello.sh</text:span>.</text:p>
      <text:p text:style-name="Título_20_Exemplo"><text:soft-page-break/>Script – hello.sh</text:p>
      <text:p text:style-name="Comando">#!/bin/bash</text:p>
      <text:p text:style-name="Comando">#------------------------</text:p>
      <text:p text:style-name="Comando"># Script: hello.sh</text:p>
      <text:p text:style-name="Comando"># Exibe uma mensagem</text:p>
      <text:p text:style-name="Comando">#------------------------</text:p>
      <text:p text:style-name="Comando">echo Alô mundo! </text:p>
      <text:p text:style-name="Text_20_body"/>
      <text:p text:style-name="Text_20_body">Observe que na primeira linha, e sempre tem que ser na primeira linha, informamos ao <text:span text:style-name="T27">shell</text:span> corrente (que pode ser diferente do bash) qual o <text:span text:style-name="T27">shell</text:span> no qual nosso <text:span text:style-name="T27">script</text:span> deve ser interpretado/executado, damos o nome <text:span text:style-name="T24">hashbang</text:span> ou <text:span text:style-name="T24">shebang</text:span> aos caracteres iniciais da linha <text:span text:style-name="Estilo_20_comando">#!</text:span>. Agora é mudar as permissões do <text:span text:style-name="T27">script</text:span> e executá-lo.</text:p>
      <text:p text:style-name="Text_20_body"/>
      <text:p text:style-name="Título_20_Exemplo">Exemplo</text:p>
      <text:p text:style-name="Comando">aluno@curso:~$ <text:span text:style-name="T2">ls -l hello.sh </text:span><text:line-break/>-rw-rw-r--. 1 aluno aluno 61 Nov <text:s/>8 09:42 hello.sh<text:line-break/>aluno@curso:~$ <text:span text:style-name="T2">chmod u+x hello.sh </text:span><text:line-break/>aluno@curso:~$ <text:span text:style-name="T2">ls -l hello.sh </text:span><text:line-break/>-rwxrw-r--. 1 aluno aluno 61 Nov <text:s/>8 09:42 hello.sh<text:line-break/>aluno@curso:~$ <text:span text:style-name="T2">./hello.sh </text:span><text:line-break/>Alô mundo!<text:line-break/>aluno@curso:~$ </text:p>
      <text:p text:style-name="Text_20_body"><text:tab/></text:p>
      <text:p text:style-name="Text_20_body">Simples não? Bastante!</text:p>
      <text:p text:style-name="Text_20_body"/>
      <text:h text:style-name="Título_20_2_20_-_20_ABNT" text:outline-level="2"><text:bookmark-start text:name="__RefHeading___Toc2632_394315213"/>Documentando o código<text:bookmark-end text:name="__RefHeading___Toc2632_394315213"/></text:h>
      <text:p text:style-name="Text_20_body"/>
      <text:p text:style-name="Text_20_body">Documentação é o calcanhar de Aquiles de todos os técnicos de informática, mas num <text:span text:style-name="T27">script</text:span>, por mais simples que seja, é muito interessante que façamos comentários no código para facilitar o entendimento de outros (equipe), o nosso próprio entendimento durante a construção do <text:span text:style-name="T27">script</text:span>, e até mesmo a nossa lembrança no futuro, portanto comentar o código é necessário e utilizados o caractere <text:span text:style-name="T24">hash</text:span> (<text:span text:style-name="T24">#</text:span>) para fazer esta atividade, ele pode ser inserido em qualquer ponto do <text:span text:style-name="T27">script</text:span> e qualquer símbolo, palavra ou frase após sua inserção, é ignorada até o final da linha que se encontra.</text:p>
      <text:p text:style-name="Text_20_body"/>
      <text:h text:style-name="Título_20_2_20_-_20_ABNT" text:outline-level="2"><text:bookmark-start text:name="__RefHeading___Toc2634_394315213"/>Passagem de Parâmetros Posicionais<text:bookmark-end text:name="__RefHeading___Toc2634_394315213"/></text:h>
      <text:p text:style-name="Text_20_body"/>
      <text:p text:style-name="Text_20_body">A passagem de parâmetros para o <text:span text:style-name="T27">script</text:span> é algo bastante utilizado. Uma vez que os <text:span text:style-name="T27">scripts</text:span> são bastante utilizados para auxiliar aos administradores de sistemas, construir um <text:span text:style-name="T27">script</text:span> onde a todo momento o administrador deve editá-lo para “personalizar” sua execução é p<text:span text:style-name="T37">o</text:span>uco produtivo além de se correr riscos de alterar partes indesejáveis do código, sem se perceber.</text:p>
      <text:p text:style-name="Text_20_body"><text:soft-page-break/>A passagem de argumentos é tratada dentro do <text:span text:style-name="T27">script</text:span> como sendo variáveis especiais <text:s/>que se referencia de modo posicional, onde cada argumento está relacionado a sua posição na lista de argumentos no momento em que o <text:span text:style-name="T27">script</text:span> é chamado para execução. O primeiro parâmetro dentro do <text:span text:style-name="T27">script</text:span> é <text:span text:style-name="Estilo_20_comando">$1</text:span>, o segundo <text:span text:style-name="Estilo_20_comando">$2</text:span>, o terceiro <text:span text:style-name="Estilo_20_comando">$3</text:span> e assim sucessivamente, após o nono parâmetro eles devem ser referenciados utilizando chaves, para que o <text:span text:style-name="T27">shell</text:span> interprete corretamente a posição requerida <text:span text:style-name="Estilo_20_comando">${10}</text:span>, <text:span text:style-name="Estilo_20_comando">${11}</text:span> …. Há ainda alguns especiais que são <text:span text:style-name="Estilo_20_comando">$0</text:span> que armazena o nome do programa que o chamou, <text:span text:style-name="Estilo_20_comando">$#</text:span> que informa a quantidade parâmetros passados para o <text:span text:style-name="T27">script</text:span>, e <text:span text:style-name="Estilo_20_comando">$*</text:span> que expande todos os parâmetros de uma vez.</text:p>
      <text:p text:style-name="Text_20_body"/>
      <text:p text:style-name="Título_20_Exemplo">Script - lista-parametros.sh </text:p>
      <text:p text:style-name="Comando">#!/bin/bash</text:p>
      <text:p text:style-name="Comando">#------------------</text:p>
      <text:p text:style-name="Comando"># Script: parametros.sh</text:p>
      <text:p text:style-name="Comando"># Exerimenta o uso de parametros num <text:span text:style-name="T27">script</text:span></text:p>
      <text:p text:style-name="Comando">#------------------</text:p>
      <text:p text:style-name="Comando">#!/bin/bash</text:p>
      <text:p text:style-name="Comando">#------------------</text:p>
      <text:p text:style-name="Comando"># Script: parametros.sh</text:p>
      <text:p text:style-name="Comando"># Exerimenta o uso de parametros num <text:span text:style-name="T27">script</text:span></text:p>
      <text:p text:style-name="Comando">#------------------</text:p>
      <text:p text:style-name="Comando">echo o nome deste <text:span text:style-name="T27">script</text:span> e: $0</text:p>
      <text:p text:style-name="Comando">echo o terceiro parametro informado foi: $3</text:p>
      <text:p text:style-name="Comando">echo o primeiro parametro informado foi: $1</text:p>
      <text:p text:style-name="Comando">echo o segundo <text:s/>parametro informado foi: $2</text:p>
      <text:p text:style-name="Comando">echo os parametros informados foram: $*</text:p>
      <text:p text:style-name="Comando">echo a quantidade de parametros informado foi $#</text:p>
      <text:p text:style-name="Text_20_body"/>
      <text:p text:style-name="Título_20_Exemplo">Exemplo</text:p>
      <text:p text:style-name="Comando">aluno@curso:~$ <text:span text:style-name="T2">chmod u+x lista-parametros.sh </text:span></text:p>
      <text:p text:style-name="Comando">aluno@curso:~$ <text:span text:style-name="T2">./lista-parametros.sh abacaxi 10 uva morango</text:span></text:p>
      <text:p text:style-name="Comando">o nome deste <text:span text:style-name="T27">script</text:span> e: ./lista-parametros.sh</text:p>
      <text:p text:style-name="Comando">o terceiro parametro informado foi: uva</text:p>
      <text:p text:style-name="Comando">o primeiro parametro informado foi: abacaxi</text:p>
      <text:p text:style-name="Comando">o segundo parametro informado foi: 10</text:p>
      <text:p text:style-name="Comando">os parametros informados foram: abacaxi 10 uva morango</text:p>
      <text:p text:style-name="Comando">a quantidade de parametros informado foi 4</text:p>
      <text:p text:style-name="Comando">aluno@curso:~$ </text:p>
      <text:p text:style-name="Text_20_body"/>
      <text:h text:style-name="Título_20_2_20_-_20_ABNT" text:outline-level="2"><text:bookmark-start text:name="__RefHeading___Toc2636_394315213"/>Solicitando dados do usuário<text:bookmark-end text:name="__RefHeading___Toc2636_394315213"/></text:h>
      <text:p text:style-name="Text_20_body"/>
      <text:p text:style-name="Text_20_body">A passagem de parâmetros não é a única forma do usuário comunicar-se com o <text:span text:style-name="T27">script</text:span>, também é possível, a partir do <text:span text:style-name="T27">script</text:span> já em execução, que o usuário entre com informações para serem processadas, faremos isso com o comando intrínseco (<text:span text:style-name="T24">built-in</text:span>) read. </text:p>
      <text:p text:style-name="Text_20_body"/>
      <text:p text:style-name="Título_20_Exemplo">Script – lendo-dados.sh </text:p>
      <text:p text:style-name="Comando">#!/bin/bash</text:p>
      <text:p text:style-name="Comando">#------------------</text:p>
      <text:p text:style-name="Comando"># Script: lendo-dados.sh</text:p>
      <text:p text:style-name="Comando"># Le dados do usuario e realiza calculos</text:p>
      <text:p text:style-name="Comando">#------------------</text:p>
      <text:p text:style-name="Comando"/>
      <text:p text:style-name="Comando">echo -n Informe seu nome: ; read NOME</text:p>
      <text:p text:style-name="Comando"><text:soft-page-break/>read -p "Informe o dia do seu nascimento: " DIA</text:p>
      <text:p text:style-name="Comando">read -p "Informe o mes do seu nascimento: " MES</text:p>
      <text:p text:style-name="Comando">read -p "Informe o ano do seu nascimento: " ANO</text:p>
      <text:p text:style-name="Comando"/>
      <text:p text:style-name="Comando">#calcula a quantidades de segundos que um ano possui</text:p>
      <text:p text:style-name="Comando">SEGUNDOSANO=$((365*24*60*60))</text:p>
      <text:p text:style-name="Comando"/>
      <text:p text:style-name="Comando">#calcula o TIMESTAMP da data de nascimento informada</text:p>
      <text:p text:style-name="Comando">SEGUNDOSNASC=$(date -u --date="$ANO/$MES/$DIA" +%s)</text:p>
      <text:p text:style-name="Comando"/>
      <text:p text:style-name="Comando">#calcula o TIMESTAMP da data atual</text:p>
      <text:p text:style-name="Comando">SEGUNDOSATUAL=$(date -u +%s)</text:p>
      <text:p text:style-name="Comando"/>
      <text:p text:style-name="Comando">#calcula a idade do usuario</text:p>
      <text:p text:style-name="Comando">IDADE=$((($SEGUNDOSATUAL-$SEGUNDOSNASC)/$SEGUNDOSANO))</text:p>
      <text:p text:style-name="Comando"/>
      <text:p text:style-name="Comando">echo $NOME, voce tem $IDADE anos e nasceu numa $(date -u --date "$ANO/$MES/$DIA" +%A).</text:p>
      <text:p text:style-name="Text_20_body"/>
      <text:p text:style-name="Text_20_body">Observemos que o comando <text:span text:style-name="Estilo_20_comando">read</text:span> foi utilizado de dois modos diferentes. Na linha, <text:span text:style-name="Estilo_20_comando">read</text:span> <text:span text:style-name="Estilo_20_comando">NOME</text:span>, apenas solicitamos a obtenção de dados do usuário e atribuímos esta informação a uma variável <text:span text:style-name="Estilo_20_comando">NOME</text:span>, o <text:span text:style-name="T24">prompt</text:span> da pergunta ficou por conta do comando <text:span text:style-name="Estilo_20_comando">echo</text:span>, já nas linhas seguintes utilizamos a sintaxe <text:span text:style-name="Estilo_20_comando">read -p “mensagem” VARIAVEL</text:span>, que une as ações realizadas em duas chamadas num único comando.</text:p>
      <text:p text:style-name="Text_20_body"/>
      <text:p text:style-name="Título_20_Exemplo">Exemplo</text:p>
      <text:p text:style-name="Comando">aluno@curso:~$ <text:span text:style-name="T2">chmod u+x lendo-dados.sh </text:span></text:p>
      <text:p text:style-name="Comando">aluno@curso:~$ <text:span text:style-name="T2">./lendo-dados.sh </text:span></text:p>
      <text:p text:style-name="Comando">Informe seu nome:Arnaldo</text:p>
      <text:p text:style-name="Comando">Informe o dia do seu nascimento: 29</text:p>
      <text:p text:style-name="Comando">Informe o mes do seu nascimento: 7</text:p>
      <text:p text:style-name="Comando">Informe o ano do seu nascimento: 1974</text:p>
      <text:p text:style-name="Comando">Arnaldo, voce tem 42 anos e nasceu numa segunda.</text:p>
      <text:p text:style-name="Comando">aluno@curso:~$ </text:p>
      <text:p text:style-name="Text_20_body"/>
      <text:p text:style-name="Text_20_body">Em nosso <text:span text:style-name="T27">script</text:span> utilizamos a substituição de comandos <text:span text:style-name="Estilo_20_comando">$()</text:span>, e ainda introduzimos a <text:s/>substituição aritmética <text:span text:style-name="T8">com</text:span> <text:span text:style-name="Estilo_20_comando">$((expressão matemática))</text:span>, onde é possível fazer o <text:span text:style-name="T27">shell</text:span> realizar cálculos matemáticos e retornar o resultado, no manual do bash você encontrará outros comandos como <text:span text:style-name="Estilo_20_comando">let</text:span> e <text:span text:style-name="Estilo_20_comando">expr</text:span>, que tem função similar.</text:p>
      <text:p text:style-name="Text_20_body"/>
      <text:h text:style-name="Título_20_2_20_-_20_ABNT" text:outline-level="2"><text:bookmark-start text:name="__RefHeading___Toc2638_394315213"/>Escrevendo funções<text:bookmark-end text:name="__RefHeading___Toc2638_394315213"/></text:h>
      <text:p text:style-name="Text_20_body"/>
      <text:p text:style-name="P43">Sempre que precisamos repetir em vários pontos do nosso <text:span text:style-name="T27">script</text:span> a mesma ação podemos realizar de duas formas, a primeira é repetir o código, porém esta abordagem fica cansativa e pode ocasionar em erros de digitação que levarão a erros na execução do <text:span text:style-name="T27">script</text:span>, além de que, numa futura modificação desta ação, você deverá percorrer todo o código <text:span text:style-name="T38">a fim de</text:span> modificar ação e ter cuidado triplicado para que todas as alterações sejam realizadas corretamente; ou criar uma função, que centraliza trechos de código que necessitam ser <text:soft-page-break/>consumidos em várias partes do nosso <text:span text:style-name="T27">script</text:span>, <text:span text:style-name="T38">p</text:span>ense numa função como um apelido para um conjunto de ações. <text:span text:style-name="T38">A</text:span>pós escrever a função, precisamos apenas realizar a chamada dest<text:span text:style-name="T38">a, no código,</text:span> para que aquele conjunto de ações seja executado novamente, isto facilita a programação, tornado-a mais clara e limpa, evitando erros de digitação de código. </text:p>
      <text:p text:style-name="P43">Existem duas sintaxes para utilização de funções:</text:p>
      <text:p text:style-name="Text_20_body"/>
      <text:p text:style-name="Título_20_Exemplo">Sintaxe 1</text:p>
      <text:p text:style-name="Comando">function nome_da_função <text:span text:style-name="T38">()</text:span></text:p>
      <text:p text:style-name="Comando">{</text:p>
      <text:p text:style-name="Comando"><text:tab/>instrução 1</text:p>
      <text:p text:style-name="Comando"><text:tab/>instrução 2</text:p>
      <text:p text:style-name="Comando"><text:tab/>…</text:p>
      <text:p text:style-name="Comando"><text:tab/>instrução n</text:p>
      <text:p text:style-name="Comando">}</text:p>
      <text:p text:style-name="Text_20_body"/>
      <text:p text:style-name="Título_20_Exemplo">Sintaxe 2</text:p>
      <text:p text:style-name="Comando">nome_da_função ()</text:p>
      <text:p text:style-name="Comando">{</text:p>
      <text:p text:style-name="Comando"><text:tab/>instrução 1</text:p>
      <text:p text:style-name="Comando"><text:tab/>instrução 2</text:p>
      <text:p text:style-name="Comando"><text:tab/>…</text:p>
      <text:p text:style-name="Comando"><text:tab/>instrução n</text:p>
      <text:p text:style-name="Comando">}</text:p>
      <text:p text:style-name="Text_20_body"/>
      <text:p text:style-name="P44">Ambas são equivalentes, ficando o programador do <text:span text:style-name="T27">script</text:span> livre para usar qual das formas quiser. Dentro das funções a utilização de parâmetros é a mesma utilizada no <text:span text:style-name="T27">script</text:span>. As funções devem ser definidas no início do <text:span text:style-name="T27">script</text:span>, antes da execução da rotina principal. Não se esqueça de comentar seu código!</text:p>
      <text:p text:style-name="Text_20_body"/>
      <text:p text:style-name="Título_20_Exemplo">Script – funcao1.sh</text:p>
      <text:p text:style-name="Comando">#!/bin/bash</text:p>
      <text:p text:style-name="Comando">#------------------</text:p>
      <text:p text:style-name="Comando"># Script: parametros.sh</text:p>
      <text:p text:style-name="Comando"># Criar três arquivos no diretorio /tmp</text:p>
      <text:p text:style-name="Comando">#------------------</text:p>
      <text:p text:style-name="Comando"/>
      <text:p text:style-name="Comando"># cria um arquivo com o nome informado pelo usuario</text:p>
      <text:p text:style-name="Comando"># no primeiro parametro passamos o nome do arquivo</text:p>
      <text:p text:style-name="Comando"># no segundo parametro passamos o tamanho que este arquivo deve ter em MB, conforme </text:p>
      <text:p text:style-name="Comando"># comando dd</text:p>
      <text:p text:style-name="Comando">criar_arquivo()</text:p>
      <text:p text:style-name="Comando">{</text:p>
      <text:p text:style-name="Comando"><text:s text:c="3"/>NOVOARQUIVO=$1</text:p>
      <text:p text:style-name="Comando"><text:s text:c="3"/>TAMANHO=$2</text:p>
      <text:p text:style-name="Comando"><text:s text:c="3"/>dd if=/dev/zero of="$NOVOARQUIVO" bs=${TAMANHO}MB count=1 &amp;&gt; /dev/null</text:p>
      <text:p text:style-name="Comando"><text:s text:c="3"/>echo -e "Arquivo $NOVOARQUIVO criado:\n\t\t$(ls -lh $NOVOARQUIVO)"</text:p>
      <text:p text:style-name="Comando">}</text:p>
      <text:p text:style-name="Comando"/>
      <text:p text:style-name="Comando"># codigo principal</text:p>
      <text:p text:style-name="Comando">criar_arquivo primeiro.dat 10</text:p>
      <text:p text:style-name="Comando">criar_arquivo segundo.dat 5</text:p>
      <text:p text:style-name="Comando">criar_arquivo terceiro.dat 3</text:p>
      <text:p text:style-name="Text_20_body"/>
      <text:p text:style-name="Text_20_body">Neste <text:span text:style-name="T27">script</text:span> criamos a função <text:span text:style-name="Estilo_20_comando">criar_arquivo()</text:span> que criará um arquivo cujo nome e <text:soft-page-break/>tamanho foram informados via passagem de parâmetros na chamada da função. Fizemos o redirecionamento de todas mensagens geradas pelo comando <text:span text:style-name="Estilo_20_comando">dd</text:span><text:span text:style-name="Estilo_20_comando"><text:note text:id="ftn6" text:note-class="footnote"><text:note-citation>6</text:note-citation><text:note-body><text:p text:style-name="P3">man dd</text:p></text:note-body></text:note></text:span> para o dispositivo <text:span text:style-name="Estilo_20_comando">/dev/null</text:span><text:note text:id="ftn7" text:note-class="footnote"><text:note-citation>7</text:note-citation><text:note-body><text:p text:style-name="P3">man null</text:p></text:note-body></text:note>, que é um dispositivo nulo, um arquivo especial que descarta qualquer informação enviada para ele.</text:p>
      <text:p text:style-name="Text_20_body"/>
      <text:p text:style-name="Título_20_Exemplo">Exemplo</text:p>
      <text:p text:style-name="Comando">aluno@curso:~$ <text:span text:style-name="T2">chmod u+x <text:s/>funcao1.sh </text:span></text:p>
      <text:p text:style-name="Comando">aluno@curso:~$ <text:span text:style-name="T2">./funcao1.sh </text:span></text:p>
      <text:p text:style-name="Comando">Arquivo primeiro.dat criado:</text:p>
      <text:p text:style-name="Comando"><text:tab/><text:tab/>-rw-rw-r--. 1 aluno aluno 9,6M Nov <text:s/>9 10:36 primeiro.dat</text:p>
      <text:p text:style-name="Comando">Arquivo segundo.dat criado:</text:p>
      <text:p text:style-name="Comando"><text:tab/><text:tab/>-rw-rw-r--. 1 aluno aluno 4,8M Nov <text:s/>9 10:36 segundo.dat</text:p>
      <text:p text:style-name="Comando">Arquivo terceiro.dat criado:</text:p>
      <text:p text:style-name="Comando"><text:tab/><text:tab/>-rw-rw-r--. 1 aluno aluno 2,9M Nov <text:s/>9 10:36 terceiro.dat</text:p>
      <text:p text:style-name="Comando">aluno@curso:~$ </text:p>
      <text:p text:style-name="Text_20_body"/>
      <text:h text:style-name="P68" text:outline-level="2"><text:bookmark-start text:name="__RefHeading___Toc2640_394315213"/><text:span text:style-name="T10">identificando o código de retorno</text:span><text:bookmark-end text:name="__RefHeading___Toc2640_394315213"/></text:h>
      <text:p text:style-name="Text_20_body"/>
      <text:p text:style-name="Text_20_body">Todos os comandos após sua execução geram um código de retorno, este código de retorno é utilizado para saber se a execução foi bem-sucedida ou se encontrou algum erro. Em caso de sucesso, normalmente, o código de retorno é 0 (zero), caso contrário é um valor diferente de zero, este conceito serve pra todo comando executado no <text:span text:style-name="T27">shell</text:span> e para as funções dentro dos <text:span text:style-name="T27">scripts</text:span>. O <text:span text:style-name="T27">shell</text:span> tem uma variável especial que guarda este código de retorno, trata-se de <text:span text:style-name="Estilo_20_comando">$?</text:span>. </text:p>
      <text:p text:style-name="Text_20_body"/>
      <text:p text:style-name="Título_20_Exemplo">Exemplo</text:p>
      <text:p text:style-name="Comando">aluno@curso:~$ <text:span text:style-name="T2">ls</text:span></text:p>
      <text:p text:style-name="Comando">Área de trabalho <text:s/>funcao1.sh <text:s/>lendo-dados.sh <text:s text:c="6"/>Música <text:s text:c="7"/>segundo.dat</text:p>
      <text:p text:style-name="Comando">Documentos <text:s text:c="7"/>hello.sh <text:s text:c="3"/>lista-parametros.sh <text:s/>primeiro.dat <text:s/>terceiro.dat</text:p>
      <text:p text:style-name="Comando">Downloads <text:s text:c="8"/>Imagens <text:s text:c="4"/>Modelos <text:s text:c="13"/>Público <text:s text:c="6"/>Vídeos</text:p>
      <text:p text:style-name="Comando">aluno@curso:~$ <text:span text:style-name="T2">echo $?</text:span></text:p>
      <text:p text:style-name="Comando">0</text:p>
      <text:p text:style-name="Comando">aluno@curso:~$ <text:span text:style-name="T2">ls falha.txt</text:span></text:p>
      <text:p text:style-name="Comando">ls: não é possível acessar falha.txt: Arquivo ou diretório não encontrado</text:p>
      <text:p text:style-name="Comando">aluno@curso:~$ echo $?</text:p>
      <text:p text:style-name="Comando">2</text:p>
      <text:p text:style-name="Comando">aluno@curso:~$ <text:span text:style-name="T2">./hello.sh </text:span></text:p>
      <text:p text:style-name="Comando">Alo Mundo!</text:p>
      <text:p text:style-name="Comando">aluno@curso:~$ <text:span text:style-name="T2">echo $?</text:span></text:p>
      <text:p text:style-name="Comando">0</text:p>
      <text:p text:style-name="Comando">aluno@curso:~$ <text:span text:style-name="T2">./lendo-dados.sh</text:span> </text:p>
      <text:p text:style-name="Comando">Informe seu nome:^C</text:p>
      <text:p text:style-name="Comando">aluno@curso:~$ echo $?</text:p>
      <text:p text:style-name="Comando">130</text:p>
      <text:p text:style-name="Comando">aluno@curso:~$ <text:span text:style-name="T2">./lendo-dados.sh </text:span></text:p>
      <text:p text:style-name="Comando">Informe seu nome:Kleber</text:p>
      <text:p text:style-name="Comando">Informe o dia do seu nascimento: 29</text:p>
      <text:p text:style-name="Comando">Informe o mes do seu nascimento: 7</text:p>
      <text:p text:style-name="Comando">Informe o ano do seu nascimento: 1974</text:p>
      <text:p text:style-name="Comando">Kleber, voce tem 42 anos e nasceu numa segunda.</text:p>
      <text:p text:style-name="Comando">aluno@curso:~$ <text:span text:style-name="T2">echo $?</text:span></text:p>
      <text:p text:style-name="Comando">0</text:p>
      <text:p text:style-name="Comando"><text:soft-page-break/>aluno@curso:~$ </text:p>
      <text:p text:style-name="Text_20_body"/>
      <text:p text:style-name="Text_20_body">Observe que nos comandos digitados acima, independente se são <text:span text:style-name="T27">scripts</text:span> ou comandos do Sistema Operacional, todos possuem código de retorno. Naqueles que a execução ocorreu sem erros, falhas ou interrupção, o código retornado foi 0 (zero), nas outras situações retornaram os mais diversos códigos, isto varia de comando para comando e pode ser verificado no manual do comando, se houver. O importante aqui é compreender o conceito de código de retorno para que seja utilizado como ponto de tomada de decisão dentro do nosso <text:span text:style-name="T27">script</text:span>.</text:p>
      <text:p text:style-name="Text_20_body"/>
      <text:h text:style-name="P68" text:outline-level="2"><text:bookmark-start text:name="__RefHeading___Toc2642_394315213"/>Gerando <text:span text:style-name="T21">seus próprios </text:span>códigos de retorno<text:bookmark-end text:name="__RefHeading___Toc2642_394315213"/></text:h>
      <text:p text:style-name="P8"/>
      <text:p text:style-name="P8">Numa dada situação pode ser necessário que seu <text:span text:style-name="T27">script</text:span> gere códigos de retorno ao <text:span text:style-name="T27">shell</text:span>, podemos fazer isto através do comando <text:span text:style-name="Estilo_20_comando">exit</text:span>. Este comando ao ser invocado encerra imediatamente o scri<text:span text:style-name="T39">p</text:span>t no pon<text:span text:style-name="T39">t</text:span>o de onde for chamado e gera um código de retorno. Caso nenhum parâmetro seja acrescentado ao comando <text:span text:style-name="Estilo_20_comando"><text:span text:style-name="T39">exit</text:span></text:span>, o código gerado será 0, porém o próprio programador pode definir códigos distintos de acordo com sua conveniência. Do mesmo modo com o comando <text:span text:style-name="Estilo_20_comando">return</text:span> um código de retorno pode ser gerado por uma função, a diferença é que o <text:span text:style-name="Estilo_20_comando">return</text:span> interrompe a execução da função somente, continuando o <text:span text:style-name="T27">script</text:span> a partir da linha consecutiva a chamada da função.</text:p>
      <text:p text:style-name="P8"/>
      <text:p text:style-name="P30">Script – retorno.sh</text:p>
      <text:p text:style-name="P28">#!/bin/bash</text:p>
      <text:p text:style-name="P28">#------------------</text:p>
      <text:p text:style-name="P28"># Script: retorno.sh</text:p>
      <text:p text:style-name="P28"># Simula codigos de retorno de funcao e do <text:span text:style-name="T27">script</text:span></text:p>
      <text:p text:style-name="P28">#------------------</text:p>
      <text:p text:style-name="P28"/>
      <text:p text:style-name="P28"># funcao que simula a saida normal de uma funcao</text:p>
      <text:p text:style-name="P28">funcao-ok()</text:p>
      <text:p text:style-name="P28">{</text:p>
      <text:p text:style-name="P28"><text:s text:c="3"/>echo execucao da funcao-ok...</text:p>
      <text:p text:style-name="P28">}</text:p>
      <text:p text:style-name="P28"/>
      <text:p text:style-name="P28"># funcao que simula a interrupcao de uma funcao</text:p>
      <text:p text:style-name="P28">funcao-falha()</text:p>
      <text:p text:style-name="P28">{</text:p>
      <text:p text:style-name="P28"><text:s text:c="3"/>echo execucao da funcao-falha</text:p>
      <text:p text:style-name="P28"><text:s text:c="3"/>return 99 </text:p>
      <text:p text:style-name="P28"><text:s text:c="3"/>echo esta linha nao sera executada</text:p>
      <text:p text:style-name="P28">}</text:p>
      <text:p text:style-name="P28"/>
      <text:p text:style-name="P28"># codigo principal</text:p>
      <text:p text:style-name="P28">echo Iniciando a simulacao...</text:p>
      <text:p text:style-name="P28">funcao-ok</text:p>
      <text:p text:style-name="P28">echo Codigo de retorno: $?</text:p>
      <text:p text:style-name="P28"/>
      <text:p text:style-name="P28">funcao-falha</text:p>
      <text:p text:style-name="P28"><text:soft-page-break/>echo Codigo de retorno: $?</text:p>
      <text:p text:style-name="P28"/>
      <text:p text:style-name="P28">exit 1</text:p>
      <text:p text:style-name="P28"/>
      <text:p text:style-name="P28">echo Esta linha nem chegara a ser executada</text:p>
      <text:p text:style-name="P8"/>
      <text:p text:style-name="P30">Exemplo</text:p>
      <text:p text:style-name="P28">aluno@curso:~$ <text:span text:style-name="T2">./retorno.sh </text:span></text:p>
      <text:p text:style-name="P28">Iniciand a simulacao...</text:p>
      <text:p text:style-name="P28">execucao da funcao-ok...</text:p>
      <text:p text:style-name="P28">Codigo de retorno: 0</text:p>
      <text:p text:style-name="P28">execucao da funcao-falha</text:p>
      <text:p text:style-name="P28">Codigo de retorno: 99</text:p>
      <text:p text:style-name="P28">aluno@curso:~$ <text:span text:style-name="T2">echo $?</text:span></text:p>
      <text:p text:style-name="P28">1</text:p>
      <text:p text:style-name="P28">aluno@curso:~$ </text:p>
      <text:p text:style-name="P8"/>
      <text:h text:style-name="Título_20_2_20_-_20_ABNT" text:outline-level="2"><text:bookmark-start text:name="__RefHeading___Toc2644_394315213"/>Avaliando expressões<text:bookmark-end text:name="__RefHeading___Toc2644_394315213"/></text:h>
      <text:p text:style-name="Text_20_body"/>
      <text:p text:style-name="Text_20_body">Em muitos momentos na construção de nossos <text:span text:style-name="T27">scripts</text:span>, será necessário, fazer uma tomada de decisão, necessitaremos fazer verificações, comparações ou testes para decidir qual será nossa próxima ação, e é aí que usamos o comando <text:span text:style-name="Estilo_20_comando">test</text:span><text:span text:style-name="Estilo_20_comando"><text:note text:id="ftn8" text:note-class="footnote"><text:note-citation>8</text:note-citation><text:note-body><text:p text:style-name="P4">man test</text:p></text:note-body></text:note></text:span> ou o operador <text:span text:style-name="Estilo_20_comando">[]</text:span>.</text:p>
      <text:p text:style-name="Text_20_body">Fazendo uso de <text:span text:style-name="Estilo_20_comando">test</text:span> podemos avaliar <text:span text:style-name="T10">expressões</text:span> <text:span text:style-name="T10">de </text:span>Inteiros, <text:span text:style-name="T24">Strings</text:span> e Arquivos.</text:p>
      <text:p text:style-name="Text_20_body"/>
      <text:p text:style-name="P70">Tabela <text:sequence text:ref-name="refTable1" text:name="Table" text:formula="ooow:Table+1" style:num-format="1">2</text:sequence>: Operadores de comparação para números inteiros</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22">Tipo de Teste</text:p>
          </table:table-cell>
          <table:table-cell table:style-name="Tabela2.A1" office:value-type="string">
            <text:p text:style-name="P22">Relação</text:p>
          </table:table-cell>
          <table:table-cell table:style-name="Tabela2.A1" office:value-type="string">
            <text:p text:style-name="P22">Significado</text:p>
          </table:table-cell>
          <table:table-cell table:style-name="Tabela2.A1" office:value-type="string">
            <text:p text:style-name="P22">Sintaxe</text:p>
          </table:table-cell>
        </table:table-row>
        <table:table-row>
          <table:table-cell table:style-name="Tabela2.A2" table:number-rows-spanned="6" office:value-type="string">
            <text:p text:style-name="P59">Número Inteiro</text:p>
          </table:table-cell>
          <table:table-cell table:style-name="Tabela2.B2" office:value-type="string">
            <text:p text:style-name="P57"><text:span text:style-name="Estilo_20_comando">-lt</text:span></text:p>
          </table:table-cell>
          <table:table-cell table:style-name="Tabela2.C2" office:value-type="string">
            <text:p text:style-name="P57">menor que</text:p>
          </table:table-cell>
          <table:table-cell table:style-name="Tabela2.D2" office:value-type="string">
            <text:p text:style-name="P57"><text:span text:style-name="Estilo_20_comando">numero1 -lt numero2</text:span></text:p>
          </table:table-cell>
        </table:table-row>
        <table:table-row>
          <table:covered-table-cell/>
          <table:table-cell table:style-name="Tabela2.B3" office:value-type="string">
            <text:p text:style-name="P57"><text:span text:style-name="Estilo_20_comando">-le</text:span></text:p>
          </table:table-cell>
          <table:table-cell table:style-name="Tabela2.C3" office:value-type="string">
            <text:p text:style-name="P57">menor ou igual a</text:p>
          </table:table-cell>
          <table:table-cell table:style-name="Tabela2.D3" office:value-type="string">
            <text:p text:style-name="P57"><text:span text:style-name="Estilo_20_comando">numero1 -le numero2</text:span></text:p>
          </table:table-cell>
        </table:table-row>
        <table:table-row>
          <table:covered-table-cell/>
          <table:table-cell table:style-name="Tabela2.B4" office:value-type="string">
            <text:p text:style-name="P57"><text:span text:style-name="Estilo_20_comando">-gt</text:span></text:p>
          </table:table-cell>
          <table:table-cell table:style-name="Tabela2.C4" office:value-type="string">
            <text:p text:style-name="P57">maior que</text:p>
          </table:table-cell>
          <table:table-cell table:style-name="Tabela2.D4" office:value-type="string">
            <text:p text:style-name="P57"><text:span text:style-name="Estilo_20_comando">numero1 -gt numero2</text:span></text:p>
          </table:table-cell>
        </table:table-row>
        <table:table-row>
          <table:covered-table-cell/>
          <table:table-cell table:style-name="Tabela2.B5" office:value-type="string">
            <text:p text:style-name="P57"><text:span text:style-name="Estilo_20_comando">-ge</text:span></text:p>
          </table:table-cell>
          <table:table-cell table:style-name="Tabela2.C5" office:value-type="string">
            <text:p text:style-name="P57">maior ou igual a</text:p>
          </table:table-cell>
          <table:table-cell table:style-name="Tabela2.D5" office:value-type="string">
            <text:p text:style-name="P57"><text:span text:style-name="Estilo_20_comando">numero1 -ge numero2</text:span></text:p>
          </table:table-cell>
        </table:table-row>
        <table:table-row>
          <table:covered-table-cell/>
          <table:table-cell table:style-name="Tabela2.B6" office:value-type="string">
            <text:p text:style-name="P57"><text:span text:style-name="Estilo_20_comando">-eq</text:span></text:p>
          </table:table-cell>
          <table:table-cell table:style-name="Tabela2.C6" office:value-type="string">
            <text:p text:style-name="P57">igual a</text:p>
          </table:table-cell>
          <table:table-cell table:style-name="Tabela2.D6" office:value-type="string">
            <text:p text:style-name="P57"><text:span text:style-name="Estilo_20_comando">numero1 -eq numero2</text:span></text:p>
          </table:table-cell>
        </table:table-row>
        <table:table-row>
          <table:covered-table-cell/>
          <table:table-cell table:style-name="Tabela2.B7" office:value-type="string">
            <text:p text:style-name="P57"><text:span text:style-name="Estilo_20_comando">-ne</text:span></text:p>
          </table:table-cell>
          <table:table-cell table:style-name="Tabela2.C7" office:value-type="string">
            <text:p text:style-name="P57">diferente de</text:p>
          </table:table-cell>
          <table:table-cell table:style-name="Tabela2.D7" office:value-type="string">
            <text:p text:style-name="P57"><text:span text:style-name="Estilo_20_comando">numero1 -ne numero2</text:span></text:p>
          </table:table-cell>
        </table:table-row>
      </table:table>
      <text:p text:style-name="Text_20_body"/>
      <text:p text:style-name="Título_20_Exemplo">Exemplo</text:p>
      <text:p text:style-name="Comando">aluno@curso:~$ <text:span text:style-name="T2">test 10 -lt 20</text:span></text:p>
      <text:p text:style-name="Comando">aluno@curso:~$ <text:span text:style-name="T2">echo $?</text:span></text:p>
      <text:p text:style-name="Comando">0</text:p>
      <text:p text:style-name="Comando">aluno@curso:~$ <text:span text:style-name="T2">test 20 -lt 10</text:span></text:p>
      <text:p text:style-name="Comando">aluno@curso:~$ <text:span text:style-name="T2">echo $?</text:span></text:p>
      <text:p text:style-name="Comando">1</text:p>
      <text:p text:style-name="Comando">aluno@curso:~$ <text:span text:style-name="T2">[ 30 -le 30 ]</text:span></text:p>
      <text:p text:style-name="Comando">aluno@curso:~$ <text:span text:style-name="T2">echo $?</text:span></text:p>
      <text:p text:style-name="Comando">0</text:p>
      <text:p text:style-name="Comando">aluno@curso:~$ <text:span text:style-name="T2">A=10; B=10; [ $A -eq $B ]</text:span></text:p>
      <text:p text:style-name="Comando">aluno@curso:~$ <text:span text:style-name="T2">echo $?</text:span></text:p>
      <text:p text:style-name="Comando">0</text:p>
      <text:p text:style-name="Comando">aluno@curso:~$ <text:span text:style-name="T2">A=11; B=10; [ $A -eq $B ]</text:span></text:p>
      <text:p text:style-name="Comando">aluno@curso:~$ <text:span text:style-name="T2">echo $?</text:span></text:p>
      <text:p text:style-name="Comando">1</text:p>
      <text:p text:style-name="Comando"><text:soft-page-break/>aluno@curso:~$ <text:span text:style-name="T2">A=11; B=10; [ $A -ne $B ]</text:span></text:p>
      <text:p text:style-name="Comando">aluno@curso:~$ <text:span text:style-name="T2">echo $?</text:span></text:p>
      <text:p text:style-name="Comando">0</text:p>
      <text:p text:style-name="Comando">aluno@curso:~$ <text:span text:style-name="T2">A=11; [ $A -gt 5 ]; echo $?</text:span></text:p>
      <text:p text:style-name="Comando">0</text:p>
      <text:p text:style-name="Comando">aluno@curso:~$ <text:span text:style-name="T2">A=1; [ $A -gt 5 ]; echo $?</text:span></text:p>
      <text:p text:style-name="Comando">1</text:p>
      <text:p text:style-name="P26">aluno@curso:~$</text:p>
      <text:p text:style-name="Text_20_body"/>
      <text:p text:style-name="P70">Tabela <text:sequence text:ref-name="refTable2" text:name="Table" text:formula="ooow:Table+1" style:num-format="1">3</text:sequence>: Operadores de comparação para strings</text:p>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22">Tipo de Teste</text:p>
          </table:table-cell>
          <table:table-cell table:style-name="Tabela3.A1" office:value-type="string">
            <text:p text:style-name="P22">Operador</text:p>
          </table:table-cell>
          <table:table-cell table:style-name="Tabela3.A1" office:value-type="string">
            <text:p text:style-name="P22">Significado</text:p>
          </table:table-cell>
          <table:table-cell table:style-name="Tabela3.A1" office:value-type="string">
            <text:p text:style-name="P22">Sintaxe</text:p>
          </table:table-cell>
        </table:table-row>
        <table:table-row>
          <table:table-cell table:style-name="Tabela3.A2" table:number-rows-spanned="5" office:value-type="string">
            <text:p text:style-name="P62">String</text:p>
          </table:table-cell>
          <table:table-cell table:style-name="Tabela3.B2" office:value-type="string">
            <text:p text:style-name="P57"><text:span text:style-name="Estilo_20_comando">=</text:span></text:p>
          </table:table-cell>
          <table:table-cell table:style-name="Tabela3.B2" office:value-type="string">
            <text:p text:style-name="P57">Verdadeiro se igua<text:span text:style-name="T9">l</text:span></text:p>
          </table:table-cell>
          <table:table-cell table:style-name="Tabela3.B2" office:value-type="string">
            <text:p text:style-name="P57"><text:span text:style-name="Estilo_20_comando">“String1” = “String2”</text:span></text:p>
          </table:table-cell>
        </table:table-row>
        <table:table-row>
          <table:covered-table-cell/>
          <table:table-cell table:style-name="Tabela3.B2" office:value-type="string">
            <text:p text:style-name="P57"><text:span text:style-name="Estilo_20_comando">!=</text:span></text:p>
          </table:table-cell>
          <table:table-cell table:style-name="Tabela3.B2" office:value-type="string">
            <text:p text:style-name="P57">Verdadeiro se diferente</text:p>
          </table:table-cell>
          <table:table-cell table:style-name="Tabela3.B2" office:value-type="string">
            <text:p text:style-name="P57"><text:span text:style-name="Estilo_20_comando">String1 != “String2”</text:span></text:p>
          </table:table-cell>
        </table:table-row>
        <table:table-row>
          <table:covered-table-cell/>
          <table:table-cell table:style-name="Tabela3.B2" office:value-type="string">
            <text:p text:style-name="P57"><text:span text:style-name="Estilo_20_comando">-z</text:span></text:p>
          </table:table-cell>
          <table:table-cell table:style-name="Tabela3.B2" office:value-type="string">
            <text:p text:style-name="P57">Verdadeiro se comprimento igual a 0</text:p>
          </table:table-cell>
          <table:table-cell table:style-name="Tabela3.B2" office:value-type="string">
            <text:p text:style-name="P57"><text:span text:style-name="Estilo_20_comando">-z “String1”</text:span></text:p>
          </table:table-cell>
        </table:table-row>
        <table:table-row>
          <table:covered-table-cell/>
          <table:table-cell table:style-name="Tabela3.B2" office:value-type="string">
            <text:p text:style-name="P57"><text:span text:style-name="Estilo_20_comando">-n</text:span></text:p>
          </table:table-cell>
          <table:table-cell table:style-name="Tabela3.B2" office:value-type="string">
            <text:p text:style-name="P57">Verdeiro se comprimento diferente de 0</text:p>
          </table:table-cell>
          <table:table-cell table:style-name="Tabela3.B2" office:value-type="string">
            <text:p text:style-name="P57"><text:span text:style-name="Estilo_20_comando">-n “String1”</text:span></text:p>
          </table:table-cell>
        </table:table-row>
        <table:table-row>
          <table:covered-table-cell/>
          <table:table-cell table:style-name="Tabela3.A2" office:value-type="string">
            <text:p text:style-name="P62">string</text:p>
          </table:table-cell>
          <table:table-cell table:style-name="Tabela3.A2" office:value-type="string">
            <text:p text:style-name="P57">Verdeiro se comprimento diferente de 0</text:p>
          </table:table-cell>
          <table:table-cell table:style-name="Tabela3.A2" office:value-type="string">
            <text:p text:style-name="P57"><text:span text:style-name="Estilo_20_comando">“String1”</text:span></text:p>
          </table:table-cell>
        </table:table-row>
      </table:table>
      <text:p text:style-name="Text_20_body"/>
      <text:p text:style-name="Text_20_body">É boa prática, porém não obrigatória, que ao se testar strings utilizando variáveis, estas estejam entre aspas duplas, pois caso a variável seja vazia ou nula, não ocorra erro de avaliação por parte de <text:span text:style-name="T27">shell</text:span>.</text:p>
      <text:p text:style-name="Text_20_body"/>
      <text:p text:style-name="Título_20_Exemplo">Exemplo</text:p>
      <text:p text:style-name="Comando">aluno@curso:~$ <text:span text:style-name="T2">test "carlos" = "pedro"; echo $?</text:span></text:p>
      <text:p text:style-name="Comando">1</text:p>
      <text:p text:style-name="Comando">aluno@curso:~$ <text:span text:style-name="T2">test "carlos" != "pedro"; echo $?</text:span></text:p>
      <text:p text:style-name="Comando">0</text:p>
      <text:p text:style-name="Comando">aluno@curso:~$ <text:span text:style-name="T2">N="escova"; test $N != "copo"; echo $?</text:span></text:p>
      <text:p text:style-name="Comando">0</text:p>
      <text:p text:style-name="Comando">aluno@curso:~$ <text:span text:style-name="T2">test $M = "copo"; echo $?</text:span></text:p>
      <text:p text:style-name="Comando">-bash: test: =: esperado operador unário</text:p>
      <text:p text:style-name="Comando">2</text:p>
      <text:p text:style-name="Comando">aluno@curso:~$ <text:span text:style-name="T2">test "$M" = "copo"; echo $?</text:span></text:p>
      <text:p text:style-name="Comando">1</text:p>
      <text:p text:style-name="Comando">aluno@curso:~$ <text:span text:style-name="T2">[ -z "$M" ]; echo $?</text:span></text:p>
      <text:p text:style-name="Comando">0</text:p>
      <text:p text:style-name="Comando">aluno@curso:~$ <text:span text:style-name="T2">N="casa"; [ -z "$N" ]; echo $?</text:span></text:p>
      <text:p text:style-name="Comando">1</text:p>
      <text:p text:style-name="Comando">aluno@curso:~$ <text:span text:style-name="T2">N="casa"; [ -n "$N" ]; echo $?</text:span></text:p>
      <text:p text:style-name="Comando">0</text:p>
      <text:p text:style-name="Comando">aluno@curso:~$ <text:span text:style-name="T2">N="casa"; [ "$N" ]; echo $?</text:span></text:p>
      <text:p text:style-name="Comando">0</text:p>
      <text:p text:style-name="P27">aluno@curso:~$</text:p>
      <text:p text:style-name="Text_20_body"/>
      <text:p text:style-name="Text_20_body"/>
      <text:p text:style-name="Text_20_body"/>
      <text:p text:style-name="P70"><text:soft-page-break/>Tabela <text:sequence text:ref-name="refTable3" text:name="Table" text:formula="ooow:Table+1" style:num-format="1">4</text:sequence>: Operadores de comparação para arquivos</text:p>
      <table:table table:name="Tabela4" table:style-name="Tabela4">
        <table:table-column table:style-name="Tabela4.A"/>
        <table:table-column table:style-name="Tabela4.B"/>
        <table:table-column table:style-name="Tabela4.C"/>
        <table:table-row>
          <table:table-cell table:style-name="Tabela4.A1" office:value-type="string">
            <text:p text:style-name="P22">Tipo de Teste</text:p>
          </table:table-cell>
          <table:table-cell table:style-name="Tabela4.A1" office:value-type="string">
            <text:p text:style-name="P22">Opção</text:p>
          </table:table-cell>
          <table:table-cell table:style-name="Tabela4.A1" office:value-type="string">
            <text:p text:style-name="P22">Significado</text:p>
          </table:table-cell>
        </table:table-row>
        <table:table-row>
          <table:table-cell table:style-name="Tabela4.A2" table:number-rows-spanned="4" office:value-type="string">
            <text:p text:style-name="P57">Arquivo</text:p>
          </table:table-cell>
          <table:table-cell table:style-name="Tabela4.B2" office:value-type="string">
            <text:p text:style-name="P57"><text:span text:style-name="Estilo_20_comando">-f</text:span></text:p>
          </table:table-cell>
          <table:table-cell table:style-name="Tabela4.C2" office:value-type="string">
            <text:p text:style-name="P57">Verdadeiro se o arquivo existe e poder ser lido</text:p>
          </table:table-cell>
        </table:table-row>
        <table:table-row>
          <table:covered-table-cell/>
          <table:table-cell table:style-name="Tabela4.B3" office:value-type="string">
            <text:p text:style-name="P57"><text:span text:style-name="Estilo_20_comando">-w</text:span></text:p>
          </table:table-cell>
          <table:table-cell table:style-name="Tabela4.C3" office:value-type="string">
            <text:p text:style-name="P57">Verdadeiro se o arquivo existe e pode ser gravado</text:p>
          </table:table-cell>
        </table:table-row>
        <table:table-row>
          <table:covered-table-cell/>
          <table:table-cell table:style-name="Tabela4.B4" office:value-type="string">
            <text:p text:style-name="P57"><text:span text:style-name="Estilo_20_comando">-x</text:span></text:p>
          </table:table-cell>
          <table:table-cell table:style-name="Tabela4.C4" office:value-type="string">
            <text:p text:style-name="P57">Verdadeiro se o arquivo existe e pode ser executado</text:p>
          </table:table-cell>
        </table:table-row>
        <table:table-row>
          <table:covered-table-cell/>
          <table:table-cell table:style-name="Tabela4.B5" office:value-type="string">
            <text:p text:style-name="P57"><text:span text:style-name="Estilo_20_comando">-d</text:span></text:p>
          </table:table-cell>
          <table:table-cell table:style-name="Tabela4.C5" office:value-type="string">
            <text:p text:style-name="P57">Verdadeiro se o arquivo é um diretório</text:p>
          </table:table-cell>
        </table:table-row>
      </table:table>
      <text:p text:style-name="Text_20_body"/>
      <text:p text:style-name="Título_20_Exemplo">Exemplo</text:p>
      <text:p text:style-name="Comando">aluno@curso:~$ <text:span text:style-name="T2">ls -l primeiro.dat </text:span></text:p>
      <text:p text:style-name="Comando">-rw-rw-r--. 1 aluno aluno 10000000 Nov <text:s/>9 10:36 primeiro.dat</text:p>
      <text:p text:style-name="Comando">aluno@curso:~$ <text:span text:style-name="T2">test -f primeiro.dat ; echo $?</text:span></text:p>
      <text:p text:style-name="Comando">0</text:p>
      <text:p text:style-name="Comando">aluno@curso:~$ <text:span text:style-name="T2">test -w primeiro.dat ; echo $?</text:span></text:p>
      <text:p text:style-name="Comando">0</text:p>
      <text:p text:style-name="Comando">aluno@curso:~$ <text:span text:style-name="T2">test -x primeiro.dat ; echo $?</text:span></text:p>
      <text:p text:style-name="Comando">1</text:p>
      <text:p text:style-name="Comando">aluno@curso:~$ <text:span text:style-name="T2">test -d primeiro.dat ; echo $?</text:span></text:p>
      <text:p text:style-name="Comando">1</text:p>
      <text:p text:style-name="Comando">aluno@curso:~$ </text:p>
      <text:p text:style-name="Text_20_body"/>
      <text:p text:style-name="P70">Tabela <text:sequence text:ref-name="refTable4" text:name="Table" text:formula="ooow:Table+1" style:num-format="1">5</text:sequence>: Operadores de comparação boleana</text:p>
      <table:table table:name="Tabela5" table:style-name="Tabela5">
        <table:table-column table:style-name="Tabela5.A"/>
        <table:table-column table:style-name="Tabela5.B"/>
        <table:table-column table:style-name="Tabela5.C"/>
        <table:table-row>
          <table:table-cell table:style-name="Tabela5.A1" office:value-type="string">
            <text:p text:style-name="P22">Tipo de Teste</text:p>
          </table:table-cell>
          <table:table-cell table:style-name="Tabela5.A1" office:value-type="string">
            <text:p text:style-name="P22">Opção</text:p>
          </table:table-cell>
          <table:table-cell table:style-name="Tabela5.A1" office:value-type="string">
            <text:p text:style-name="P22">Significado</text:p>
          </table:table-cell>
        </table:table-row>
        <table:table-row>
          <table:table-cell table:style-name="Tabela5.A2" table:number-rows-spanned="4" office:value-type="string">
            <text:p text:style-name="P60">Boleano e </text:p>
            <text:p text:style-name="P60">agrupamento</text:p>
          </table:table-cell>
          <table:table-cell table:style-name="Tabela5.B2" office:value-type="string">
            <text:p text:style-name="P57"><text:span text:style-name="Estilo_20_comando">-a</text:span></text:p>
          </table:table-cell>
          <table:table-cell table:style-name="Tabela5.C2" office:value-type="string">
            <text:p text:style-name="P57">AND (E)</text:p>
          </table:table-cell>
        </table:table-row>
        <table:table-row>
          <table:covered-table-cell/>
          <table:table-cell table:style-name="Tabela5.B3" office:value-type="string">
            <text:p text:style-name="P57"><text:span text:style-name="Estilo_20_comando">-o</text:span></text:p>
          </table:table-cell>
          <table:table-cell table:style-name="Tabela5.C3" office:value-type="string">
            <text:p text:style-name="P57">OR (OU)</text:p>
          </table:table-cell>
        </table:table-row>
        <table:table-row>
          <table:covered-table-cell/>
          <table:table-cell table:style-name="Tabela5.B4" office:value-type="string">
            <text:p text:style-name="P57"><text:span text:style-name="Estilo_20_comando">!</text:span></text:p>
          </table:table-cell>
          <table:table-cell table:style-name="Tabela5.C4" office:value-type="string">
            <text:p text:style-name="P57">NOT (NÃO)</text:p>
          </table:table-cell>
        </table:table-row>
        <table:table-row>
          <table:covered-table-cell/>
          <table:table-cell table:style-name="Tabela5.B5" office:value-type="string">
            <text:p text:style-name="P57"><text:span text:style-name="Estilo_20_comando">\( \)</text:span></text:p>
          </table:table-cell>
          <table:table-cell table:style-name="Tabela5.C5" office:value-type="string">
            <text:p text:style-name="P57">Agrupamento de condições</text:p>
          </table:table-cell>
        </table:table-row>
      </table:table>
      <text:p text:style-name="Table"/>
      <text:p text:style-name="Título_20_Exemplo">Exemplo</text:p>
      <text:p text:style-name="Comando">aluno@curso:~$ <text:span text:style-name="T2">RESP="S"; test "$RESP" = s -o "$RESP" = S; echo $?</text:span></text:p>
      <text:p text:style-name="Comando">0</text:p>
      <text:p text:style-name="Comando">aluno@curso:~$ <text:span text:style-name="T2">RESP="s"; test "$RESP" = s -o "$RESP" = S; echo $?</text:span></text:p>
      <text:p text:style-name="Comando">0</text:p>
      <text:p text:style-name="Comando">aluno@curso:~$ <text:span text:style-name="T2">RESP="N"; test "$RESP" = s -o "$RESP" = S; echo $?</text:span></text:p>
      <text:p text:style-name="Comando">1</text:p>
      <text:p text:style-name="Comando">aluno@curso:~$ <text:span text:style-name="T2">[ -d primeiro.dat ]; echo $?</text:span></text:p>
      <text:p text:style-name="Comando">1</text:p>
      <text:p text:style-name="Comando">aluno@curso:~$ <text:span text:style-name="T2">[ ! -d primeiro.dat ]; echo $?</text:span></text:p>
      <text:p text:style-name="Comando">0</text:p>
      <text:p text:style-name="Comando">aluno@curso:~$ <text:span text:style-name="T2">DIA=9; RESP="N"; [ "$RESP" = N -a "$DIA" = 9 ]; echo $?</text:span></text:p>
      <text:p text:style-name="Comando">0</text:p>
      <text:p text:style-name="Comando">aluno@curso:~$ <text:span text:style-name="T2">DIA=9; RESP="N"; [ "$RESP" = S -a "$DIA" = 9 ]; echo $?</text:span></text:p>
      <text:p text:style-name="Comando">1</text:p>
      <text:p text:style-name="Comando">aluno@curso:~$ <text:span text:style-name="T2">DIA=9; RESP="N"; [ ! \( "$RESP" = S \) -a \( $DIA -le 9 \) ]; echo $?</text:span></text:p>
      <text:p text:style-name="Comando">0</text:p>
      <text:p text:style-name="Comando">aluno@curso:~$ </text:p>
      <text:p text:style-name="Text_20_body"/>
      <text:p text:style-name="Text_20_body">Verifique no manual do comando <text:span text:style-name="Estilo_20_comando">test</text:span> (<text:span text:style-name="Estilo_20_comando">man test</text:span>) outros operadores que podem ser utilizados.</text:p>
      <text:p text:style-name="Text_20_body"/>
      <text:p text:style-name="Text_20_body"/>
      <text:h text:style-name="Título_20_2_20_-_20_ABNT" text:outline-level="2"><text:bookmark-start text:name="__RefHeading___Toc2646_394315213"/><text:soft-page-break/>Desvio condicional<text:bookmark-end text:name="__RefHeading___Toc2646_394315213"/></text:h>
      <text:p text:style-name="Text_20_body"/>
      <text:p text:style-name="Text_20_body">O desvio condicional nos auxilia a determinar qual o comportamento do <text:span text:style-name="T27">script</text:span> diante de certa situação já prevista, ou não, permitindo executar a ação mais adequada. Vamos trabalhar os comandos intrínsecos do <text:span text:style-name="T27">shell</text:span>: <text:span text:style-name="Estilo_20_comando">if</text:span>, <text:span text:style-name="Estilo_20_comando">then</text:span>, <text:span text:style-name="Estilo_20_comando">else</text:span>, <text:span text:style-name="Estilo_20_comando">elif</text:span> e <text:span text:style-name="Estilo_20_comando">fi</text:span>. A sintaxe para uso dos comandos são:</text:p>
      <text:p text:style-name="Text_20_body"/>
      <text:p text:style-name="Título_20_Exemplo">Sintaxe - <text:s/>if, then, else, elif e fi</text:p>
      <text:p text:style-name="Comando">if [ condição1 ] ; then</text:p>
      <text:p text:style-name="Comando"><text:tab/>comandos…</text:p>
      <text:p text:style-name="Comando">elif [ condição2 ]; then</text:p>
      <text:p text:style-name="Comando"><text:tab/>comandos…</text:p>
      <text:p text:style-name="Comando">eles</text:p>
      <text:p text:style-name="Comando"><text:tab/>comandos...</text:p>
      <text:p text:style-name="Comando">fi</text:p>
      <text:p text:style-name="Text_20_body"/>
      <text:p text:style-name="Título_20_Exemplo">Script – condicional1.sh</text:p>
      <text:p text:style-name="Comando">#!/bin/bash</text:p>
      <text:p text:style-name="Comando">#------------------</text:p>
      <text:p text:style-name="Comando"># Script: condicional1.sh</text:p>
      <text:p text:style-name="Comando"># Demonstra o uso de desvio condicional</text:p>
      <text:p text:style-name="Comando">#------------------</text:p>
      <text:p text:style-name="Comando"/>
      <text:p text:style-name="Comando">read -p "Informe seu nome: " NOME</text:p>
      <text:p text:style-name="Comando"/>
      <text:p text:style-name="Comando"># caso o usuario nao informe seu nome, </text:p>
      <text:p text:style-name="Comando"># o <text:span text:style-name="T27">script</text:span> sera encerrado</text:p>
      <text:p text:style-name="Comando">if [ -z "$NOME" ]; then</text:p>
      <text:p text:style-name="Comando"><text:s text:c="3"/>echo Voce deveria ter informado seu nome</text:p>
      <text:p text:style-name="Comando"><text:s text:c="3"/>exit 1</text:p>
      <text:p text:style-name="Comando">fi</text:p>
      <text:p text:style-name="Comando"/>
      <text:p text:style-name="Comando">read -p "Informe o ano que você nasceu (aaaa): " ANO</text:p>
      <text:p text:style-name="Comando"/>
      <text:p text:style-name="Comando"># testa se o usuario nasceu em ano bissexto</text:p>
      <text:p text:style-name="Comando">if [ $(($ANO%4)) -eq 0 ]; then</text:p>
      <text:p text:style-name="Comando"><text:s text:c="3"/>echo O ano que voce nasceu foi um ano bissexto</text:p>
      <text:p text:style-name="Comando">else</text:p>
      <text:p text:style-name="Comando"><text:s text:c="3"/>echo O ano que voce nasceu nao foi um ano bissexto</text:p>
      <text:p text:style-name="Comando">fi</text:p>
      <text:p text:style-name="Comando"/>
      <text:p text:style-name="Comando">read -p "Informe o mes (numerico) <text:s/>que voce nasceu: " MES</text:p>
      <text:p text:style-name="Comando"/>
      <text:p text:style-name="Comando"># informa ao usuario em qual trimestre do ano ele nasceu</text:p>
      <text:p text:style-name="Comando">if [ $MES -le 3 ]; then</text:p>
      <text:p text:style-name="Comando"><text:s text:c="3"/>echo Voce nasceu no primeiro trimestre do ano</text:p>
      <text:p text:style-name="Comando">elif [ $MES -le 6 ]; then</text:p>
      <text:p text:style-name="Comando"><text:s text:c="3"/>echo Voce nasceu no segundo trimestre do ano</text:p>
      <text:p text:style-name="Comando">elif [ $MES -le 9 ]; then</text:p>
      <text:p text:style-name="Comando"><text:s text:c="3"/>echo Voce nasceu no terceiro trimestre do ano</text:p>
      <text:p text:style-name="Comando">else</text:p>
      <text:p text:style-name="Comando"><text:s text:c="3"/>echo Voce nasceu no ultimo trimestre do ano</text:p>
      <text:p text:style-name="Comando">fi</text:p>
      <text:p text:style-name="Text_20_body"/>
      <text:p text:style-name="Título_20_Exemplo">Exemplo</text:p>
      <text:p text:style-name="Comando">aluno@curso:~$ ./condicional1.sh </text:p>
      <text:p text:style-name="Comando">Informe seu nome: </text:p>
      <text:p text:style-name="Comando">Voce deveria ter informado seu nome</text:p>
      <text:p text:style-name="Comando">aluno@curso:~$ echo $?</text:p>
      <text:p text:style-name="Comando">1</text:p>
      <text:p text:style-name="Comando">aluno@curso:~$ ./condicional1.sh </text:p>
      <text:p text:style-name="Comando"><text:soft-page-break/>Informe seu nome: jose</text:p>
      <text:p text:style-name="Comando">Informe o ano que você nasceu (aaaa): 1974</text:p>
      <text:p text:style-name="Comando">O ano que voce nasceu nao foi um ano bissexto</text:p>
      <text:p text:style-name="Comando">Informe o mes (numerico) <text:s/>que voce nasceu: 7</text:p>
      <text:p text:style-name="Comando">Voce nasceu no terceiro trimestre do ano</text:p>
      <text:p text:style-name="Comando">aluno@curso:~$ echo $?</text:p>
      <text:p text:style-name="Comando">0</text:p>
      <text:p text:style-name="Text_20_body"/>
      <text:p text:style-name="Text_20_body">Outro desvio condicional muito utilizado é o <text:span text:style-name="Estilo_20_comando">case</text:span>, <text:span text:style-name="Estilo_20_comando">in</text:span>, <text:span text:style-name="Estilo_20_comando">esac</text:span>. Com ele temos a possibilidade de comparar uma variável a N possíveis padrões e executar comandos caso um desdes padrões, ou nenhum, seja encontrado.</text:p>
      <text:p text:style-name="Text_20_body"/>
      <text:p text:style-name="Título_20_Exemplo">Sintaxe - case, in, esac</text:p>
      <text:p text:style-name="Comando">case VARIAVEL in</text:p>
      <text:p text:style-name="Comando"><text:tab/>padrão1) comandos…</text:p>
      <text:p text:style-name="Comando"><text:tab/><text:tab/>;;</text:p>
      <text:p text:style-name="Comando"><text:tab/>padrão2) comandos…</text:p>
      <text:p text:style-name="Comando"><text:tab/><text:tab/>;;</text:p>
      <text:p text:style-name="Comando"><text:tab/>...</text:p>
      <text:p text:style-name="Comando"><text:tab/>padrãoN) comandos…</text:p>
      <text:p text:style-name="Comando"><text:tab/><text:tab/>;;</text:p>
      <text:p text:style-name="Comando"><text:tab/>*) comandos…</text:p>
      <text:p text:style-name="Comando"><text:tab/><text:tab/>;;</text:p>
      <text:p text:style-name="Comando">esac</text:p>
      <text:p text:style-name="Text_20_body"/>
      <text:p text:style-name="Título_20_Exemplo">Script – menu-case.sh</text:p>
      <text:p text:style-name="Comando">#!/bin/bash</text:p>
      <text:p text:style-name="Comando">#------------------</text:p>
      <text:p text:style-name="Comando"># Script: menu-case.sh</text:p>
      <text:p text:style-name="Comando"># Demonstra o uso de case para a construcao de um menu de opcoes</text:p>
      <text:p text:style-name="Comando">#------------------</text:p>
      <text:p text:style-name="Comando"/>
      <text:p text:style-name="Comando">echo -e "\n*** Menu de Opcoes ***\n"</text:p>
      <text:p text:style-name="Comando">echo "d - exibe a data e hora do sistema"</text:p>
      <text:p text:style-name="Comando">echo "w - exibe os usuarios logados"</text:p>
      <text:p text:style-name="Comando">echo -e "l - exibe os arquivos do diretorio /tmp \n"</text:p>
      <text:p text:style-name="Comando"/>
      <text:p text:style-name="Comando">read -p "Entre com sua opcao: " OPCAO</text:p>
      <text:p text:style-name="Comando"/>
      <text:p text:style-name="Comando">case $OPCAO in</text:p>
      <text:p text:style-name="Comando"><text:s text:c="3"/>[dD]) date ;;</text:p>
      <text:p text:style-name="Comando"><text:s text:c="3"/>[wW]) w;;</text:p>
      <text:p text:style-name="Comando"><text:s text:c="3"/>[lL]) ls -l /tmp;;</text:p>
      <text:p text:style-name="Comando"><text:s text:c="6"/>*) echo Opcao invalida ;;</text:p>
      <text:p text:style-name="Comando">esac</text:p>
      <text:p text:style-name="Text_20_body"/>
      <text:p text:style-name="Título_20_Exemplo">Exemplo</text:p>
      <text:p text:style-name="Comando">aluno@curso:~$ <text:span text:style-name="T2">./menu-case.sh </text:span></text:p>
      <text:p text:style-name="Comando"/>
      <text:p text:style-name="Comando">*** Menu de Opcoes ***</text:p>
      <text:p text:style-name="Comando"/>
      <text:p text:style-name="Comando">d - exibe a data e hora do sistema</text:p>
      <text:p text:style-name="Comando">w - exibe os usuarios logados</text:p>
      <text:p text:style-name="Comando">l - exibe os arquivos do diretorio /tmp </text:p>
      <text:p text:style-name="Comando"/>
      <text:p text:style-name="Comando">Entre com sua opcao: d</text:p>
      <text:p text:style-name="Comando">Qua Nov <text:s/>9 17:20:29 AMT 2016</text:p>
      <text:p text:style-name="Comando">aluno@curso:~$ ./menu-case.sh </text:p>
      <text:p text:style-name="Comando"/>
      <text:p text:style-name="Comando">*** Menu de Opcoes ***</text:p>
      <text:p text:style-name="Comando"/>
      <text:p text:style-name="Comando">d - exibe a data e hora do sistema</text:p>
      <text:p text:style-name="Comando">w - exibe os usuarios logados</text:p>
      <text:p text:style-name="Comando"><text:soft-page-break/>l - exibe os arquivos do diretorio /tmp </text:p>
      <text:p text:style-name="Comando"/>
      <text:p text:style-name="Comando">Entre com sua opcao: W</text:p>
      <text:p text:style-name="Comando"><text:s/>17:20:35 up <text:s/>3:18, <text:s/>1 users, <text:s/>load average: 0,30, 0,19, 0,21</text:p>
      <text:p text:style-name="Comando">USER <text:s text:c="4"/>TTY <text:s text:c="7"/>LOGIN@ <text:s text:c="2"/>IDLE <text:s text:c="2"/>JCPU <text:s text:c="2"/>PCPU WHAT</text:p>
      <text:p text:style-name="Comando">aluno <text:s text:c="3"/>pts/0 <text:s text:c="5"/>14:04 <text:s text:c="3"/>3:16m <text:s/>0.05s <text:s/>0.05s /bin/bash</text:p>
      <text:p text:style-name="Comando">aluno@curso:~$ ./menu-case.sh </text:p>
      <text:p text:style-name="Comando"/>
      <text:p text:style-name="Comando">*** Menu de Opcoes ***</text:p>
      <text:p text:style-name="Comando"/>
      <text:p text:style-name="Comando">d - exibe a data e hora do sistema</text:p>
      <text:p text:style-name="Comando">w - exibe os usuarios logados</text:p>
      <text:p text:style-name="Comando">l - exibe os arquivos do diretorio /tmp </text:p>
      <text:p text:style-name="Comando"/>
      <text:p text:style-name="Comando">Entre com sua opcao: 6</text:p>
      <text:p text:style-name="Comando">Opcao invalida</text:p>
      <text:p text:style-name="Comando">aluno@curso:~$ </text:p>
      <text:p text:style-name="Text_20_body"/>
      <text:h text:style-name="Título_20_2_20_-_20_ABNT" text:outline-level="2"><text:bookmark-start text:name="__RefHeading___Toc2648_394315213"/>Estruturas de repetição<text:bookmark-end text:name="__RefHeading___Toc2648_394315213"/></text:h>
      <text:p text:style-name="Text_20_body"/>
      <text:p text:style-name="Text_20_body">É bastante comum necessitarmos realizar a mesma ação uma quantidade de vezes até atingirmos uma certa condição. O bash possui três possibilidade de realizarmos laços, ou loop, como queiram. São elas o <text:span text:style-name="Estilo_20_comando">while</text:span>, <text:span text:style-name="Estilo_20_comando">until</text:span> e <text:span text:style-name="Estilo_20_comando">for</text:span>.</text:p>
      <text:p text:style-name="Text_20_body"/>
      <text:h text:style-name="Título_20_3_20_-_20_ABNT" text:outline-level="3"><text:bookmark-start text:name="__RefHeading___Toc2650_394315213"/><text:span text:style-name="T22">Estrutura de repetição w</text:span>hile <text:span text:style-name="T10">(enquanto)</text:span><text:bookmark-end text:name="__RefHeading___Toc2650_394315213"/></text:h>
      <text:p text:style-name="Text_20_body"/>
      <text:p text:style-name="Text_20_body"><text:span text:style-name="T22">Esta estrutura c</text:span>ria um laço de repetição, e executa os comandos enquanto uma dada condição <text:span text:style-name="T22">permanece</text:span> verdadeira.</text:p>
      <text:p text:style-name="Text_20_body"/>
      <text:p text:style-name="Título_20_Exemplo">Sintaxe – estrutura de repetição while</text:p>
      <text:p text:style-name="Comando">while condição; do</text:p>
      <text:p text:style-name="Comando"><text:tab/>comandos…</text:p>
      <text:p text:style-name="Comando"><text:tab/>comandos…</text:p>
      <text:p text:style-name="Comando"><text:tab/>comandos…</text:p>
      <text:p text:style-name="Comando">done</text:p>
      <text:p text:style-name="Text_20_body"/>
      <text:p text:style-name="Título_20_Exemplo">Script – laco-while.sh</text:p>
      <text:p text:style-name="Comando">#!/bin/bash</text:p>
      <text:p text:style-name="Comando">#------------------</text:p>
      <text:p text:style-name="Comando"># Script: laco-while.sh</text:p>
      <text:p text:style-name="Comando"># Le dados num laco while e insere num arquivo</text:p>
      <text:p text:style-name="Comando">#------------------</text:p>
      <text:p text:style-name="Comando"/>
      <text:p text:style-name="Comando"/>
      <text:p text:style-name="Comando">RESP=s</text:p>
      <text:p text:style-name="Comando"/>
      <text:p text:style-name="Comando">while [ "$RESP" = "s" -o "$RESP" = "S" ]; do</text:p>
      <text:p text:style-name="Comando"/>
      <text:p text:style-name="Comando"><text:s text:c="3"/>read -p "Digite um nome: " NOME</text:p>
      <text:p text:style-name="Comando"><text:s text:c="3"/>read -p "Digite um numero: " NUMERO</text:p>
      <text:p text:style-name="Comando"><text:s text:c="3"/>echo $(date +"%x %X"),$NOME,$NUMERO &gt;&gt; ./dados.txt</text:p>
      <text:p text:style-name="Comando"/>
      <text:p text:style-name="Comando"><text:s text:c="3"/>read -p "Continua (S/N)? " RESP</text:p>
      <text:p text:style-name="Comando"/>
      <text:p text:style-name="Comando">done</text:p>
      <text:p text:style-name="Comando"/>
      <text:p text:style-name="Comando"><text:soft-page-break/>cat ./dados.txt</text:p>
      <text:p text:style-name="Text_20_body"/>
      <text:p text:style-name="Título_20_Exemplo">Exemplo</text:p>
      <text:p text:style-name="Comando">aluno@curso:~$ <text:span text:style-name="T2">./laco-while.sh </text:span></text:p>
      <text:p text:style-name="Comando">Digite um nome: Marcos</text:p>
      <text:p text:style-name="Comando">Digite um numero: 30</text:p>
      <text:p text:style-name="Comando">Continua (S/N)? s</text:p>
      <text:p text:style-name="Comando">Digite um nome: Diana</text:p>
      <text:p text:style-name="Comando">Digite um numero: 28</text:p>
      <text:p text:style-name="Comando">Continua (S/N)? n</text:p>
      <text:p text:style-name="Comando">10-11-2016 09:55:55,Marcos,30</text:p>
      <text:p text:style-name="Comando">10-11-2016 09:56:02,Diana,28</text:p>
      <text:p text:style-name="Comando">aluno@curso:~$ </text:p>
      <text:p text:style-name="Text_20_body"/>
      <text:p text:style-name="Text_20_body">Notemos que na sintaxe de <text:span text:style-name="Estilo_20_comando">while</text:span> utilizamos uma condição formada a partir do operador <text:span text:style-name="Estilo_20_comando">[ expressão ]</text:span> e o teste de strings, junto do operador boleano <text:span text:style-name="Estilo_20_comando">-o</text:span> (ou) .</text:p>
      <text:p text:style-name="Text_20_body"/>
      <text:h text:style-name="Título_20_3_20_-_20_ABNT" text:outline-level="3"><text:bookmark-start text:name="__RefHeading___Toc2652_394315213"/><text:span text:style-name="T22">Estrutura de repetição u</text:span>ntil (<text:span text:style-name="T22">a</text:span>té)<text:bookmark-end text:name="__RefHeading___Toc2652_394315213"/></text:h>
      <text:p text:style-name="Text_20_body"/>
      <text:p text:style-name="Text_20_body"><text:span text:style-name="T22">Esta estrutura c</text:span>ria um laço de repetição, e executa os comandos até que uma dada condição seja verdadeira, <text:span text:style-name="T22">ou seja, é o contrário da estrutura </text:span><text:span text:style-name="Estilo_20_comando"><text:span text:style-name="T22">while</text:span></text:span><text:span text:style-name="T22">.</text:span></text:p>
      <text:p text:style-name="Text_20_body"/>
      <text:p text:style-name="Título_20_Exemplo">Sintaxe – estrutura de repetição until</text:p>
      <text:p text:style-name="Comando"><text:span text:style-name="T22">until</text:span> condição; do</text:p>
      <text:p text:style-name="Comando"><text:tab/>comandos…</text:p>
      <text:p text:style-name="Comando"><text:tab/>comandos…</text:p>
      <text:p text:style-name="Comando"><text:tab/>comandos…</text:p>
      <text:p text:style-name="Comando">done</text:p>
      <text:p text:style-name="Text_20_body"/>
      <text:p text:style-name="Título_20_Exemplo">Script – laco-until.sh</text:p>
      <text:p text:style-name="Comando">#!/bin/bash</text:p>
      <text:p text:style-name="Comando">#------------------</text:p>
      <text:p text:style-name="Comando"># Script: laco-until.sh</text:p>
      <text:p text:style-name="Comando"># Realiza uma contagem regressiva com o laco until</text:p>
      <text:p text:style-name="Comando">#------------------</text:p>
      <text:p text:style-name="Comando"/>
      <text:p text:style-name="Comando">echo Prepare-se para uma contagem regressiva...</text:p>
      <text:p text:style-name="Comando"/>
      <text:p text:style-name="Comando">CONTADOR=5</text:p>
      <text:p text:style-name="Comando"/>
      <text:p text:style-name="Comando">until (( CONTADOR &lt; 1 )); do</text:p>
      <text:p text:style-name="Comando"/>
      <text:p text:style-name="Comando"><text:s text:c="3"/>echo $CONTADOR...</text:p>
      <text:p text:style-name="Comando"><text:s text:c="3"/>let CONTADOR=CONTADOR-1</text:p>
      <text:p text:style-name="Comando"><text:s text:c="3"/>sleep 1</text:p>
      <text:p text:style-name="Comando"/>
      <text:p text:style-name="Comando">done</text:p>
      <text:p text:style-name="Comando"/>
      <text:p text:style-name="Comando">echo Fim!</text:p>
      <text:p text:style-name="Text_20_body"/>
      <text:p text:style-name="Título_20_Exemplo">Exemplo</text:p>
      <text:p text:style-name="Comando">aluno@curso:~$ <text:span text:style-name="T2">./laco-until.sh </text:span></text:p>
      <text:p text:style-name="Comando">Prepare-se para uma contagem regressiva...</text:p>
      <text:p text:style-name="Comando">5...</text:p>
      <text:p text:style-name="Comando">4...</text:p>
      <text:p text:style-name="Comando">3...</text:p>
      <text:p text:style-name="Comando">2...</text:p>
      <text:p text:style-name="Comando"><text:soft-page-break/>1...</text:p>
      <text:p text:style-name="Comando">Fim!</text:p>
      <text:p text:style-name="Comando">aluno@curso:~$ </text:p>
      <text:p text:style-name="Text_20_body"/>
      <text:h text:style-name="Título_20_3_20_-_20_ABNT" text:outline-level="3"><text:bookmark-start text:name="__RefHeading___Toc2654_394315213"/><text:span text:style-name="T22">Estrutura de repetição </text:span>for (<text:span text:style-name="T22">p</text:span>ara)<text:bookmark-end text:name="__RefHeading___Toc2654_394315213"/></text:h>
      <text:p text:style-name="Text_20_body"/>
      <text:p text:style-name="P36">O laço for é bastante interessante, pois podemos percorrer listas geradas a partir de qualquer comando. É o mais flexível das estruturas, ele pode percorrer uma lista que pode ser gerada a partir de qualquer comando.</text:p>
      <text:p text:style-name="P36"/>
      <text:p text:style-name="Título_20_Exemplo">Sintaxe – estrutura de repetição for </text:p>
      <text:p text:style-name="Comando">for VARIÁVEL in lista; do</text:p>
      <text:p text:style-name="Comando"><text:tab/>comandos…</text:p>
      <text:p text:style-name="Comando"><text:tab/>comandos…</text:p>
      <text:p text:style-name="Comando"><text:tab/>comandos…</text:p>
      <text:p text:style-name="Comando">done</text:p>
      <text:p text:style-name="Comando"/>
      <text:p text:style-name="Comando">for (( expresão condicional)); do</text:p>
      <text:p text:style-name="Comando"><text:tab/>comandos…</text:p>
      <text:p text:style-name="Comando"><text:tab/>comandos…</text:p>
      <text:p text:style-name="Comando"><text:tab/>comandos…</text:p>
      <text:p text:style-name="Comando">done</text:p>
      <text:p text:style-name="Text_20_body"/>
      <text:p text:style-name="Título_20_Exemplo">Script – laco-for.sh</text:p>
      <text:p text:style-name="Comando">#!/bin/bash</text:p>
      <text:p text:style-name="Comando">#------------------</text:p>
      <text:p text:style-name="Comando"># Script: laco-for.sh</text:p>
      <text:p text:style-name="Comando"># Gerar lacos com o comando for</text:p>
      <text:p text:style-name="Comando">#------------------</text:p>
      <text:p text:style-name="Comando"/>
      <text:p text:style-name="Comando">echo Listagem dos arquivos do diretorio atual</text:p>
      <text:p text:style-name="Comando"/>
      <text:p text:style-name="Comando">for ARQ in *; do</text:p>
      <text:p text:style-name="Comando"><text:s text:c="3"/>if [ -d "$ARQ" ]; then</text:p>
      <text:p text:style-name="Comando"><text:s text:c="6"/>echo -e "\tdiretorio\t-\t$ARQ"</text:p>
      <text:p text:style-name="Comando"><text:s text:c="3"/>elif [ -x "$ARQ" ]; then</text:p>
      <text:p text:style-name="Comando"><text:s text:c="6"/>echo -e "\texecutavel\t-\t$ARQ"</text:p>
      <text:p text:style-name="Comando"><text:s text:c="3"/>else</text:p>
      <text:p text:style-name="Comando"><text:s text:c="6"/>echo -e "\tarquivo\t\t-\t$ARQ"</text:p>
      <text:p text:style-name="Comando"><text:s text:c="3"/>fi</text:p>
      <text:p text:style-name="Comando">done</text:p>
      <text:p text:style-name="Comando"/>
      <text:p text:style-name="Comando">echo Rotina com laco com avaliacao aritmetica</text:p>
      <text:p text:style-name="Comando">echo -en "\t"</text:p>
      <text:p text:style-name="Comando"/>
      <text:p text:style-name="Comando">for ((X=1;X&lt;=5;X=X+1)); do</text:p>
      <text:p text:style-name="Comando"><text:s text:c="3"/>echo -n $X...</text:p>
      <text:p text:style-name="Comando">done</text:p>
      <text:p text:style-name="Comando"/>
      <text:p text:style-name="Comando">echo</text:p>
      <text:p text:style-name="Comando">echo Gerando uma lista a partir de um comando</text:p>
      <text:p text:style-name="Comando"/>
      <text:p text:style-name="Comando">IFS=$'\t\n'</text:p>
      <text:p text:style-name="Comando">for <text:span text:style-name="T11">CORES</text:span> in `cat dados.txt`; do</text:p>
      <text:p text:style-name="Comando"><text:s text:c="3"/>echo -e "\tRegistro: $LINHA"</text:p>
      <text:p text:style-name="Comando">done</text:p>
      <text:p text:style-name="Text_20_body"/>
      <text:h text:style-name="P64" text:outline-level="1"/>
      <text:h text:style-name="P66" text:outline-level="1"><text:bookmark-start text:name="__RefHeading___Toc2656_394315213"/>OPERAÇÕES COM DADOS E MUNDO EXTERNO<text:bookmark-end text:name="__RefHeading___Toc2656_394315213"/></text:h>
      <text:p text:style-name="P35"/>
      <text:h text:style-name="Título_20_2_20_-_20_ABNT" text:outline-level="2"><text:bookmark-start text:name="__RefHeading___Toc2658_394315213"/>Manipulando arquivos de dados<text:bookmark-end text:name="__RefHeading___Toc2658_394315213"/></text:h>
      <text:p text:style-name="Text_20_body"/>
      <text:p text:style-name="P9">Em alguns momentos <text:span text:style-name="T12">é</text:span> necessário armazenar dados <text:span text:style-name="T12">coletados</text:span> <text:span text:style-name="T12">para</text:span> <text:span text:style-name="T12">uso </text:span>posterior <text:span text:style-name="T12">ou registro histórico,</text:span> <text:span text:style-name="T12">p</text:span>odemos fazer isto de várias formas, <text:span text:style-name="T12">podemos </text:span>cria<text:span text:style-name="T12">r</text:span> arquivos posicionais, <text:span text:style-name="T12">podemos criar arquivos de registros e podemos interagir com um SGBD tipo MySQL. As opções são variadas e para cada opção há uma maneira diferente de se abordar.</text:span></text:p>
      <text:p text:style-name="P47">Vamos criar um <text:span text:style-name="T26">script</text:span> para fazer o cadastro de contatos, como se fosse uma agenda <text:span text:style-name="T42">de contatos em </text:span>arquivo de dados. <text:span text:style-name="T42">C</text:span>ada contato será inserido num novo registro <text:span text:style-name="T42">(</text:span>uma nova linha<text:span text:style-name="T42">)</text:span>, e este registro terá como separador <text:span text:style-name="T41">uma vírgula</text:span> <text:span text:style-name="T41">(</text:span><text:span text:style-name="Estilo_20_comando">,</text:span><text:span text:style-name="T41">) utilizando o formato CSV.</text:span> <text:s/><text:span text:style-name="T42">O</text:span>s campos do registro são: nome do contato, número <text:span text:style-name="T40">do telefone</text:span> e e-mail.</text:p>
      <text:p text:style-name="P10"/>
      <text:p text:style-name="Título_20_Exemplo">Script</text:p>
      <text:p text:style-name="Comando">#!/bin/bash</text:p>
      <text:p text:style-name="Comando">#------------------</text:p>
      <text:p text:style-name="Comando"># Script: agenda-contatos.sh</text:p>
      <text:p text:style-name="Comando"># Realiza o cadastro persistente de contatos em um arquivo CSV<text:tab/>(Comma-separeted values)</text:p>
      <text:p text:style-name="Comando">#------------------</text:p>
      <text:p text:style-name="Comando"/>
      <text:p text:style-name="Comando"># solicita dados de contatos e registra em arquivo</text:p>
      <text:p text:style-name="Comando">function cadastrar()</text:p>
      <text:p text:style-name="Comando">{</text:p>
      <text:p text:style-name="Comando"><text:s text:c="3"/>echo "**** CADASTRAR CONTATO ****"</text:p>
      <text:p text:style-name="Comando"><text:s text:c="3"/>read -p "Nome do contato: " NOME</text:p>
      <text:p text:style-name="Comando"><text:s text:c="3"/>read -p "Telefone: " FONE</text:p>
      <text:p text:style-name="Comando"><text:s text:c="3"/>read -p "E-mail: " EMAIL</text:p>
      <text:p text:style-name="Comando"><text:s text:c="3"/>read -p "Os dados estao corretos (S/N)? " RESP</text:p>
      <text:p text:style-name="Comando"><text:s text:c="3"/>[ "$RESP" = "s" -o "$RESP" = "S" ] &amp;&amp; ( echo "$NOME,$FONE,$EMAIL" &gt;&gt; $ARQ ; echo Cadastro efetuado )</text:p>
      <text:p text:style-name="Comando">}</text:p>
      <text:p text:style-name="Comando"/>
      <text:p text:style-name="Comando"># lista os contatos cadastrados no arquivo</text:p>
      <text:p text:style-name="Comando">function listar()</text:p>
      <text:p text:style-name="Comando">{</text:p>
      <text:p text:style-name="Comando"><text:s text:c="3"/>echo "**** LISTAR CONTATOS ****"</text:p>
      <text:p text:style-name="Comando"/>
      <text:p text:style-name="Comando"><text:s text:c="3"/>echo -e "NOME\t\tTelefone\tE-mail"</text:p>
      <text:p text:style-name="Comando"><text:s text:c="3"/>echo <text:s text:c="3"/>"*************************************************************"</text:p>
      <text:p text:style-name="Comando"/>
      <text:p text:style-name="Comando"><text:s text:c="3"/># formata os dados do arquivo para apresentacao</text:p>
      <text:p text:style-name="Comando"><text:s text:c="3"/>awk -F, '{print $1"\t\t"$2"\t\t"$3}' $ARQ | sort</text:p>
      <text:p text:style-name="Comando">}</text:p>
      <text:p text:style-name="Comando"/>
      <text:p text:style-name="Comando"># pesquisa um contato para remocao</text:p>
      <text:p text:style-name="Comando">function remover()</text:p>
      <text:p text:style-name="Comando">{</text:p>
      <text:p text:style-name="Comando"><text:s text:c="3"/>echo "**** REMOVER CONTATO ****"</text:p>
      <text:p text:style-name="Comando"><text:s text:c="3"/>read -p "Nome do contato para remover: " NOME</text:p>
      <text:p text:style-name="Comando"><text:s text:c="3"/># checa se o contato esta cadastrado</text:p>
      <text:p text:style-name="Comando"><text:s text:c="3"/>grep -i "^${NOME}," $ARQ &gt; /dev/null</text:p>
      <text:p text:style-name="Comando"><text:s text:c="3"/>if [ $? -eq 0 ] ; then</text:p>
      <text:p text:style-name="Comando"><text:s text:c="5"/><text:tab/>grep -v -i "^${NOME}," $ARQ &gt; ${ARQ}.tmp</text:p>
      <text:p text:style-name="Comando"><text:s text:c="5"/><text:tab/>rm $ARQ</text:p>
      <text:p text:style-name="Comando"><text:s text:c="5"/><text:tab/>mv ${ARQ}.tmp $ARQ</text:p>
      <text:p text:style-name="Comando"><text:s text:c="6"/>echo Remocao concluida</text:p>
      <text:p text:style-name="Comando"><text:s text:c="3"/>else</text:p>
      <text:p text:style-name="Comando"><text:soft-page-break/><text:s text:c="6"/>echo Contato inexistente</text:p>
      <text:p text:style-name="Comando"><text:s text:c="3"/>fi</text:p>
      <text:p text:style-name="Comando">}</text:p>
      <text:p text:style-name="Comando"/>
      <text:p text:style-name="Comando"># exibe o menu de opcoes</text:p>
      <text:p text:style-name="Comando">function menu()</text:p>
      <text:p text:style-name="Comando">{</text:p>
      <text:p text:style-name="Comando"><text:s text:c="3"/>echo -e "\n**** MENU ****\n"</text:p>
      <text:p text:style-name="Comando"><text:s text:c="3"/>echo "c - cadastrar"</text:p>
      <text:p text:style-name="Comando"><text:s text:c="3"/>echo "l - listar"</text:p>
      <text:p text:style-name="Comando"><text:s text:c="3"/>echo "r - remover"</text:p>
      <text:p text:style-name="Comando"><text:s text:c="3"/>echo -e "s - sair\n"</text:p>
      <text:p text:style-name="Comando"><text:s text:c="3"/>read -p "Escolha uma opcao: " OPCAO</text:p>
      <text:p text:style-name="Comando">}</text:p>
      <text:p text:style-name="Comando"/>
      <text:p text:style-name="Comando">ARQ=$HOME/dados.txt<text:tab/>#localizacao e nome do arquivo de dados</text:p>
      <text:p text:style-name="Comando">OPCAO="" <text:s text:c="12"/>#o registro desta variavel a torna global para a funcao menu</text:p>
      <text:p text:style-name="Comando"/>
      <text:p text:style-name="Comando">while true; do</text:p>
      <text:p text:style-name="Comando"/>
      <text:p text:style-name="Comando"><text:s text:c="3"/>menu</text:p>
      <text:p text:style-name="Comando"><text:s text:c="3"/>case "$OPCAO" in</text:p>
      <text:p text:style-name="Comando"><text:s text:c="6"/>[cC]) cadastrar;;</text:p>
      <text:p text:style-name="Comando"><text:s text:c="6"/>[lL]) listar;;</text:p>
      <text:p text:style-name="Comando"><text:s text:c="6"/>[rR]) remover;;</text:p>
      <text:p text:style-name="Comando"><text:s text:c="6"/>[sS]) break;;</text:p>
      <text:p text:style-name="Comando"><text:s text:c="9"/>*) echo Opcao invalida;;</text:p>
      <text:p text:style-name="Comando"><text:s text:c="3"/>esac</text:p>
      <text:p text:style-name="Comando"/>
      <text:p text:style-name="Comando">done</text:p>
      <text:p text:style-name="Text_20_body"/>
      <text:p text:style-name="P45"><text:span text:style-name="T13">Na função </text:span><text:span text:style-name="Estilo_20_comando"><text:span text:style-name="T13">listar</text:span></text:span><text:span text:style-name="T13"> processamos este arquivo utilizando o utilitário </text:span><text:span text:style-name="Estilo_20_comando"><text:span text:style-name="T13">awk</text:span></text:span><text:span text:style-name="T13"><text:note text:id="ftn9" text:note-class="footnote"><text:note-citation>9</text:note-citation><text:note-body><text:p text:style-name="Footnote"><text:span text:style-name="T14">awk é o interpretador de uma linguagem de programação da linguagem AWK. </text:span>https://www.gnu.org/software/<text:span text:style-name="T14">gawk/manual/</text:span></text:p></text:note-body></text:note></text:span><text:span text:style-name="T13">, io interpretador de uma linguagem poderosa que nos auxiliará a processar o arquivo de dados. Ao executar o </text:span><text:span text:style-name="Estilo_20_comando"><text:span text:style-name="T13">awk</text:span></text:span><text:span text:style-name="T13"> informamos qual o caractere separador de campos, no caso a vírgula, e informarmos como queremos que cada registro seja exibido, note que cada campo é referenciado por uma variável tal como vimos na passagem de parâmetros posicionais. Outro comando utilizado foi o </text:span><text:span text:style-name="Estilo_20_comando"><text:span text:style-name="T13">grep</text:span></text:span><text:span text:style-name="T13"><text:note text:id="ftn10" text:note-class="footnote"><text:note-citation>10</text:note-citation><text:note-body><text:p text:style-name="P5">man grep</text:p></text:note-body></text:note></text:span><text:span text:style-name="T13"> para que realizasse o busca do contato para exclusão. Aqui cabe um parêntesis pra falar sobre a expressão de busca. Em vez de uma busca simples, utilizamos a seguinte expressão </text:span><text:span text:style-name="Estilo_20_comando"><text:span text:style-name="T13">^${NOME},</text:span></text:span><text:span text:style-name="T13"> , no linguajar das expressões regulares, dissemos ao </text:span><text:span text:style-name="Estilo_20_comando"><text:span text:style-name="T13">grep</text:span></text:span><text:span text:style-name="T13"> o seguinte: “Caro grep, eu busco linhas que iniciem pelo conteúdo da variável NOME seguido por uma vírgula. Ou seja, um nome que se encontra no primeiro campo de cada registro.”. </text:span></text:p>
      <text:p text:style-name="P45"><text:span text:style-name="T13">As expressões regulares podem ser mais complexas, porém refletem diversos padrões de busca que podem ser utilizados. Na internet há um vasto material sobre expressões regulares, e seu poder não pode ser ignorado, muitos comandos utilizam expressões regulares que são bastante úteis, sugiro o material do Aurélio Jargas sobre o assunto http://aurelio.net/regex/.</text:span></text:p>
      <text:p text:style-name="P11"><text:soft-page-break/>Exercícios:</text:p>
      <text:p text:style-name="P11">1) Implemente no <text:span text:style-name="T27">script</text:span> agenda-contatos.sh, uma confirmação do usuário antes de realizar a remoção de um contato.</text:p>
      <text:p text:style-name="P11">2) Implemente uma opção que realiza a alteração de dados do contato. </text:p>
      <text:p text:style-name="P11"/>
      <text:h text:style-name="Título_20_2_20_-_20_ABNT" text:outline-level="2"><text:bookmark-start text:name="__RefHeading___Toc2660_394315213"/><text:span text:style-name="T23">BUSCANDO</text:span> informações <text:span text:style-name="T15">NA INTERNET</text:span><text:bookmark-end text:name="__RefHeading___Toc2660_394315213"/></text:h>
      <text:p text:style-name="P11"/>
      <text:p text:style-name="P12">Não é raro ter a necessidade de para realizar uma ação consultarmos um site, buscar um arquivo num servidor em nossa rede, ou seja, consultar um outro computador, obter uma informação e a partir daí concluir nossa atividade.</text:p>
      <text:p text:style-name="P12">Os utilitários de acesso à rede estão disponíveis na maior parte dos sistemas computacionais, e com o GNU/Linux não seria diferente. Dentre os utilitários podemos citar o <text:span text:style-name="Estilo_20_comando">ping</text:span> que realiza teste de conectividade via ICMP, o cliente <text:span text:style-name="Estilo_20_comando">ftp</text:span> que faz transferência de arquivos com servidores ftp, e clientes http como o <text:span text:style-name="Estilo_20_comando">wget</text:span> e o <text:span text:style-name="Estilo_20_comando">curl</text:span>, que basicamente acessam um servidor http e transferem arquivos, que é o que todo navegador web faz.</text:p>
      <text:p text:style-name="P46"><text:span text:style-name="T15">Vamos analisar um </text:span><text:span text:style-name="T29">script</text:span><text:span text:style-name="T15"> que faz um teste de conectividade e em seguida faz download de um servidor na web. No exemplo vamos buscar taxas de câmbio diretamente no servidor do Banco Central do Brasil (http://www4.bcb.gov.br/pec/taxas/batch/</text:span><text:span text:style-name="T15"> cotacaomoedas.asp?id=txtodas).</text:span></text:p>
      <text:p text:style-name="P13"/>
      <text:p text:style-name="Título_20_Exemplo">Script – cotacoes.sh</text:p>
      <text:p text:style-name="P29">#!/bin/bash</text:p>
      <text:p text:style-name="Comando"/>
      <text:p text:style-name="Comando">function ultimoDiaUtil()</text:p>
      <text:p text:style-name="Comando">{</text:p>
      <text:p text:style-name="Comando"><text:s text:c="3"/>DATA=$(date -d "$1" +%Y%m%d )</text:p>
      <text:p text:style-name="Comando"/>
      <text:p text:style-name="Comando"><text:s text:c="3"/>for N in 1 2 3; do</text:p>
      <text:p text:style-name="Comando"><text:s text:c="6"/>if [ $(date -d "$DATA -$N day" +%u) -ge 1 -a $(date -d "$DATA -$N day" +%u) -le 5 <text:s/>]; then</text:p>
      <text:p text:style-name="Comando"><text:s text:c="9"/>date -d "$DATA -$N day" +%Y%m%d</text:p>
      <text:p text:style-name="Comando"><text:s text:c="9"/>return</text:p>
      <text:p text:style-name="Comando"><text:s text:c="6"/>fi</text:p>
      <text:p text:style-name="Comando"><text:s text:c="3"/>done</text:p>
      <text:p text:style-name="Comando">}</text:p>
      <text:p text:style-name="Comando"/>
      <text:p text:style-name="Comando">function pegaArquivo()</text:p>
      <text:p text:style-name="Comando">{</text:p>
      <text:p text:style-name="Comando"><text:s text:c="3"/>echo Obtendo arquivo... aguarde isto pode levar alguns minutos...</text:p>
      <text:p text:style-name="Comando"><text:s text:c="3"/>if [ -n "$(which wget 2&gt; /dev/null)" ]; then</text:p>
      <text:p text:style-name="Comando"><text:s text:c="6"/>wget -O $ARQCOTACAO ${URLBASE}${1}.csv &amp;&gt; /dev/null</text:p>
      <text:p text:style-name="Comando"><text:s text:c="3"/>elif [ -n "$(which curl 2&gt; /dev/null)" ]; then</text:p>
      <text:p text:style-name="Comando"><text:s text:c="6"/>curl -o $ARQCOTACAO ${URLBASE}${1}.csv &amp;&gt; /dev/null</text:p>
      <text:p text:style-name="Comando"><text:s text:c="3"/>else</text:p>
      <text:p text:style-name="Comando"><text:s text:c="6"/>echo Para a obtencao dos dados e necessario que um dos utilitarios wget ou curl estejam istalados no sistema...</text:p>
      <text:p text:style-name="Comando"><text:s text:c="6"/>exit 1</text:p>
      <text:p text:style-name="Comando"><text:s text:c="3"/>fi</text:p>
      <text:p text:style-name="Comando">}</text:p>
      <text:p text:style-name="Comando"><text:soft-page-break/></text:p>
      <text:p text:style-name="Comando">function validaArquivo()</text:p>
      <text:p text:style-name="Comando">{</text:p>
      <text:p text:style-name="Comando"><text:s text:c="3"/>if [ -s $ARQCOTACAO ]; then</text:p>
      <text:p text:style-name="Comando"><text:s text:c="6"/>if [ -z "$(grep 'Server Error' $ARQCOTACAO)" ]; then</text:p>
      <text:p text:style-name="Comando"><text:s text:c="9"/>return 0</text:p>
      <text:p text:style-name="Comando"><text:s text:c="6"/>else</text:p>
      <text:p text:style-name="Comando"><text:s text:c="9"/>return 1</text:p>
      <text:p text:style-name="Comando"><text:s text:c="6"/>fi</text:p>
      <text:p text:style-name="Comando"><text:s text:c="3"/>else</text:p>
      <text:p text:style-name="Comando"><text:s text:c="6"/>return 1</text:p>
      <text:p text:style-name="Comando"><text:s text:c="3"/>fi</text:p>
      <text:p text:style-name="Comando">}<text:line-break/></text:p>
      <text:p text:style-name="Comando">function conectividade()</text:p>
      <text:p text:style-name="Comando">{</text:p>
      <text:p text:style-name="Comando"><text:s text:c="3"/>SERVIDOR=$(echo $URLBASE | awk -F/ '{print $3}')</text:p>
      <text:p text:style-name="Comando"><text:s text:c="3"/>echo -n Verificando a conectividade com o site do Banco Central do Brasil....</text:p>
      <text:p text:style-name="Comando"><text:s text:c="3"/>ping -c 3 $SERVIDOR &amp;&gt; /dev/null</text:p>
      <text:p text:style-name="Comando"><text:s text:c="3"/>if [ $? -ne 0 ]; then</text:p>
      <text:p text:style-name="Comando"><text:s text:c="6"/>echo FALHA</text:p>
      <text:p text:style-name="Comando"><text:s text:c="6"/>echo Seu computador nao consegue conectar-se ao servidor do Banco Central do Brasil</text:p>
      <text:p text:style-name="Comando"><text:s text:c="6"/>echo Verifique sua conexao de internet e tente novamente</text:p>
      <text:p text:style-name="Comando"><text:s text:c="6"/>exit 2</text:p>
      <text:p text:style-name="Comando"><text:s text:c="3"/>else</text:p>
      <text:p text:style-name="Comando"><text:s text:c="6"/>echo OK</text:p>
      <text:p text:style-name="Comando"><text:s text:c="3"/>fi</text:p>
      <text:p text:style-name="Comando">}</text:p>
      <text:p text:style-name="Comando"/>
      <text:p text:style-name="Comando">ARQCOTACAO="/tmp/cotacoes.csv"</text:p>
      <text:p text:style-name="Comando">[ -f "$ARQCOTACAO" ] &amp;&amp; rm $ARQCOTACAO</text:p>
      <text:p text:style-name="Comando"/>
      <text:p text:style-name="Comando">URLBASE="http://www4.bcb.gov.br/Download/fechamento/"</text:p>
      <text:p text:style-name="Comando"/>
      <text:p text:style-name="Comando"/>
      <text:p text:style-name="Comando">read -p "Para obter cotacao de moedas, informe a data deseja, ou deixe em branco para obter a ultima (Formato: DD/MM/AAAA): " DATA</text:p>
      <text:p text:style-name="Comando"/>
      <text:p text:style-name="Comando">DATA=$(echo $DATA | awk -F "/" '{print $3$2$1}')</text:p>
      <text:p text:style-name="Comando">DATA=$(date -d "$DATA" +%Y%m%d)</text:p>
      <text:p text:style-name="Comando">DIACOTACAO=$DATA</text:p>
      <text:p text:style-name="Comando"/>
      <text:p text:style-name="Comando">conectividade</text:p>
      <text:p text:style-name="Comando"/>
      <text:p text:style-name="Comando"/>
      <text:p text:style-name="Comando">for ((X=1;X&lt;6;X=X+1)); do</text:p>
      <text:p text:style-name="Comando"><text:s text:c="3"/>echo Buscando cotacao do dia $DIACOTACAO</text:p>
      <text:p text:style-name="Comando"/>
      <text:p text:style-name="Comando"><text:s text:c="3"/>pegaArquivo $DIACOTACAO</text:p>
      <text:p text:style-name="Comando"><text:s text:c="3"/>validaArquivo</text:p>
      <text:p text:style-name="Comando"><text:s text:c="3"/>if [ $? -eq 0 ] ; then</text:p>
      <text:p text:style-name="Comando"><text:s text:c="6"/>echo Cotacoes obtidas no site do Banco Central do Brasil</text:p>
      <text:p text:style-name="Comando"/>
      <text:p text:style-name="Comando"><text:s text:c="6"/>egrep "EUR|USD|JPY|GBP" $ARQCOTACAO | awk -F ';' '{print "\tMoeda: "$4"\tData da Cotacao: "$1"\tVenda: 1 "$4" = "$6" reais"}'<text:line-break/><text:span text:style-name="T16"> <text:s text:c="5"/>break</text:span></text:p>
      <text:p text:style-name="Comando"><text:s text:c="3"/>else</text:p>
      <text:p text:style-name="Comando"><text:s text:c="6"/>DIACOTACAO=$(ultimoDiaUtil $DATA)</text:p>
      <text:p text:style-name="Comando"><text:s text:c="6"/>DATA=$DIACOTACAO</text:p>
      <text:p text:style-name="Comando"><text:s text:c="3"/>fi</text:p>
      <text:p text:style-name="Comando">done</text:p>
      <text:p text:style-name="Comando"/>
      <text:p text:style-name="Comando">[ $X -gt 5 ] &amp;&amp; echo "Cotacao nao encontrada para este periodo, tente uma data mais recente"</text:p>
      <text:p text:style-name="Text_20_body"/>
      <text:p text:style-name="P14"><text:span text:style-name="T17">E</text:span>xercício:</text:p>
      <text:p text:style-name="P38"><text:span text:style-name="T16">1) Analisar o </text:span><text:span text:style-name="T30">script</text:span><text:span text:style-name="T16"> e inserir comentários em cada linha, dizendo o que aquela linha está fazendo.</text:span></text:p>
      <text:h text:style-name="P65" text:outline-level="1"><text:bookmark-start text:name="__RefHeading___Toc3311_635801979"/>Conclusão<text:bookmark-end text:name="__RefHeading___Toc3311_635801979"/></text:h>
      <text:p text:style-name="P15"/>
      <text:p text:style-name="P15"><text:span text:style-name="T23">Chegando aqui, tivemos a oportunidade de</text:span> verificar <text:span text:style-name="T23">o básico de criação de</text:span> <text:span text:style-name="T27">scripts</text:span> utilizando os comandos intrínsecos do <text:span text:style-name="T32">shell</text:span><text:span text:style-name="T23"> </text:span>bash e outros utilitários externos; realizamos atribuição de valores a variáveis que nos auxiliaram a controlar as ações dos nossos <text:span text:style-name="T27">scripts</text:span>; bem como utilizamos estruturas condicionais e de laço, que direcionaram o fluxo das ações baseadas na avaliação de expressões lógicas de comparação de números, strings e de arquivos; <text:span text:style-name="T23">i</text:span>nteragimos com computadores externos e ainda trabalhamos com arquivos que armazenam dados.</text:p>
      <text:p text:style-name="P16"><text:span text:style-name="T18">Um </text:span><text:span text:style-name="T31">script</text:span><text:span text:style-name="T18"> não substitui a programação tradicional, até mesmo porque nos </text:span><text:span text:style-name="T31">scripts</text:span><text:span text:style-name="T18"> de </text:span><text:span text:style-name="T31">shell</text:span><text:span text:style-name="T18">, há uma enorme limitação frente as linguagens de última geração, porém coisas mais básicas são possível de ser feitas. </text:span>Há várias aplicações que são possíveis, desde uma simples cópia de arquivos remotamente com alerta do usuário até ações mais complexas como realizar deploy de aplicações em servidores java, tudo vai depender da sua necessidade.</text:p>
      <text:p text:style-name="P17">O estudo dos <text:span text:style-name="T27">scripts</text:span> não para aqui, o programador de <text:span text:style-name="T27">script</text:span> ainda tem que se aprofundar em Expressões Regulares por exemplo e o bash tem ainda um cem números de comandos que não foram explorados neste material, fora que cada um dos comandos que foram apresentados aqui tem um quinhão de parâmetros e opções dando possibilidades variadas de se obter resultados.</text:p>
      <text:p text:style-name="P17">Sempre que necessitar de mais informações utilize os manuais do seu sistema, pesquise na Internet e interaja com fóruns e listas de discussões sobre o assunto.</text:p>
      <text:p text:style-name="P17">Boa Sorte!</text:p>
      <text:h text:style-name="Título_20_1_20_-_20_ABNT" text:outline-level="1" text:is-list-header="true"/>
      <text:p text:style-name="Text_20_body"/>
      <text:h text:style-name="Título_20_1_20_-_20_ABNT" text:outline-level="1" text:is-list-header="true"/>
      <text:h text:style-name="P65" text:outline-level="1"><text:bookmark-start text:name="__RefHeading___Toc2664_394315213"/>Referencias Bibliográficas<text:bookmark-end text:name="__RefHeading___Toc2664_394315213"/></text:h>
      <text:p text:style-name="P18"/>
      <text:p text:style-name="P20">ERIBERTO BLOG. Cálculo de datas com o comando date no GNU/Linux. Disponível em: http://eriberto.pro.br/blog/?p=967. Acessado em 01 de novembro de 2016.</text:p>
      <text:p text:style-name="P20"/>
      <text:p text:style-name="P51">FREE Software Foundation: bash - GNU Bourne-Again Shell. Manual distribuído junto com o sistema operacional. Acessível pelo comando man bash, 2014.</text:p>
      <text:p text:style-name="P51"/>
      <text:p text:style-name="P20">FREE Software Foundation: <text:span text:style-name="T20">Gawk: Effective AWK Programming. Disponível em https://www.gnu.org/software/gawk/manual/. Acessado em 04 de novembro de 2016.</text:span></text:p>
      <text:p text:style-name="P20"/>
      <text:p text:style-name="P21"><text:span text:style-name="T19">FREE Software Foundation: GNU Bash Manual. Disponível em: https://www.gnu.org/software/bash/manual/. Acessado em 04 de novembro de 2016.</text:span></text:p>
      <text:p text:style-name="P21"/>
      <text:p text:style-name="P49">JARGAS. Aurélio Marinho. SHELL SCRIPT PROFISSIONAL. Novatec, 2008.</text:p>
      <text:p text:style-name="P49"/>
      <text:p text:style-name="P52">MOTA FILHO, João Eriberto. DESCOBRINDO O LINUX: Entenda o sistema operacional GNU/Linux, 3ª ed. São Paulo: Notatec Editora: 2012.</text:p>
      <text:p text:style-name="P52"/>
      <text:p text:style-name="P52">TIBET, Chuck V.. LINUX: Administração e suporte. NOVATEC, 20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51cm" style:auto-text-indent="false">
        <style:tab-stops/>
      </style:paragraph-properties>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mando" style:family="paragraph" style:parent-style-name="Standard" style:next-style-name="Text_20_body" style:master-page-name="">
      <style:graphic-properties draw:fill="solid" draw:fill-color="#dddddd" draw:fill-image-width="0cm" draw:fill-image-height="0cm"/>
      <style:paragraph-properties fo:margin-left="0cm" fo:margin-right="0cm" fo:line-height="100%" fo:hyphenation-ladder-count="no-limit" fo:text-indent="0cm" style:auto-text-indent="false" style:page-number="auto" fo:background-color="#dddddd" fo:padding="0.049cm" fo:border="0.06pt solid #000000" style:shadow="none">
        <style:tab-stops/>
      </style:paragraph-properties>
      <style:text-properties style:font-name="Courier 10 Pitch" fo:font-family="'Courier 10 Pitch'" style:font-style-name="Regular" style:font-pitch="fixed" fo:font-size="8pt" fo:background-color="transparent" style:font-size-asian="10.5pt" fo:hyphenate="false" fo:hyphenation-remain-char-count="2" fo:hyphenation-push-char-count="2"/>
    </style:style>
    <style:style style:name="Illustration" style:family="paragraph" style:parent-style-name="Caption" style:next-style-name="Text_20_body" style:list-style-name="Numbering_20_1" style:class="extra" style:master-page-name="">
      <style: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1_20_-_20_ABNT" style:display-name="Título 1 - ABNT" style:family="paragraph" style:parent-style-name="Text_20_body" style:next-style-name="Text_20_body" style:default-outline-level="1" style:master-page-name="">
      <style:graphic-properties draw:fill-image-width="0cm" draw:fill-image-height="0cm"/>
      <style:paragraph-properties fo:margin-left="0cm" fo:margin-right="0cm" fo:margin-top="0cm" fo:margin-bottom="0cm" loext:contextual-spacing="false" fo:line-height="150%" fo:text-indent="0cm" style:auto-text-indent="false" style:page-number="auto" style:shadow="none" style:writing-mode="lr-tb">
        <style:tab-stops/>
      </style:paragraph-properties>
      <style:text-properties fo:text-transform="uppercase" fo:color="#000000" style:text-line-through-style="none" style:text-line-through-type="none" style:font-name="Liberation Serif1" fo:font-family="'Liberation Serif'" style:font-style-name="Negrito" style:font-family-generic="roman" style:font-pitch="variable" fo:font-size="12pt" fo:font-style="normal" style:text-underline-style="none" fo:font-weight="bold" style:text-blinking="false" fo:background-color="transparent" style:font-size-asian="10.5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ítulo_20_2_20_-_20_ABNT" style:display-name="Título 2 - ABNT" style:family="paragraph" style:parent-style-name="Text_20_body" style:next-style-name="Text_20_body" style:default-outline-level="2">
      <style:paragraph-properties fo:margin-left="0cm" fo:margin-right="0cm" fo:text-indent="0cm" style:auto-text-indent="false"/>
      <style:text-properties fo:text-transform="uppercase" style:font-name="Liberation Serif2" fo:font-family="'Liberation Serif'" style:font-style-name="Regular" style:font-family-generic="roman" style:font-pitch="variable" fo:font-style="normal" fo:font-weight="normal" style:font-size-asian="10.5pt"/>
    </style:style>
    <style:style style:name="Título_20_3_20_-_20_ABNT" style:display-name="Título 3 - ABNT" style:family="paragraph" style:parent-style-name="Text_20_body" style:next-style-name="Text_20_body" style:default-outline-level="3">
      <style:paragraph-properties fo:margin-left="0cm" fo:margin-right="0cm" fo:margin-top="0cm" fo:margin-bottom="0cm" loext:contextual-spacing="false" fo:line-height="150%" fo:text-align="justify" style:justify-single-word="false" fo:text-indent="0cm" style:auto-text-indent="false" style:shadow="none" style:writing-mode="lr-tb"/>
      <style:text-properties style:font-name="Liberation Serif1" fo:font-family="'Liberation Serif'" style:font-style-name="Negrito" style:font-family-generic="roman" style:font-pitch="variable" fo:font-weight="bold" style:font-size-asian="10.5pt"/>
    </style:style>
    <style:style style:name="Título_20_4_20_-_20_ABNT" style:display-name="Título 4 - ABNT" style:family="paragraph" style:parent-style-name="Text_20_body" style:default-outline-level="4">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Liberation Sans1" fo:font-family="'Liberation Sans'" style:font-style-name="Regular" style:font-family-generic="swiss" style:font-pitch="variable" fo:font-size="12pt" fo:font-style="normal" style:text-underline-style="none" fo:font-weight="normal" officeooo:rsid="0014890f" style:text-blinking="false" fo:background-color="transparent" style:font-size-asian="10.5pt" style:font-weight-asian="normal" style:font-weight-complex="normal"/>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ítulo_20_Exemplo" style:display-name="Título Exemplo" style:family="paragraph" style:parent-style-name="Comando">
      <style:paragraph-properties fo:padding="0cm" fo:border="none"/>
      <style:text-properties fo:font-weight="bold" style:font-size-asian="10.5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Liberation Serif1" fo:font-family="'Liberation Serif'" style:font-style-name="Negrito" style:font-family-generic="roman" style:font-pitch="variable"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Table"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text-properties fo:font-style="normal" fo:background-color="transparent" style:font-weight-asian="normal"/>
    </style:style>
    <style:style style:name="Text"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fo:font-weight="bold"/>
    </style:style>
    <style:style style:name="Estilo_20_comando" style:display-name="Estilo comando" style:family="paragraph" style:parent-style-name="Text_20_body">
      <style:paragraph-properties style:writing-mode="lr-tb"/>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stilo_20_comando" style:display-name="Estilo comando" style:family="text">
      <style:text-properties style:font-name="Courier 10 Pitch" fo:font-family="'Courier 10 Pitch'" style:font-style-name="Regular" style:font-pitch="fixed" fo:font-size="10pt" fo:background-color="transparent"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Figura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Figura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Figura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Figura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Figura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Figura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Figura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Figura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Figura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Figura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master-page style:name="Index" style:page-layout-name="Mpm2">
      <style:header>
        <text:p text:style-name="MP1"><text:page-number text:select-page="current">3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9T09:08:49.290665680</meta:creation-date>
    <meta:generator>LibreOffice/5.0.0.5$Linux_X86_64 LibreOffice_project/437e4abdf9e72fd0a6e6f8697a0e659bc77f9b10</meta:generator>
    <dc:date>2016-11-14T17:37:03.090258114</dc:date>
    <meta:editing-duration>P1DT6H31M51S</meta:editing-duration>
    <meta:editing-cycles>131</meta:editing-cycles>
    <meta:document-statistic meta:table-count="5" meta:image-count="0" meta:object-count="0" meta:page-count="31" meta:paragraph-count="1020" meta:word-count="8033" meta:character-count="51060" meta:non-whitespace-character-count="42957"/>
  </office:meta>
</office:document-meta>
</file>